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1.10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Testset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ewpor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905669994366771" calcext:value-type="float">
            <text:p>0.905669994366771</text:p>
          </table:table-cell>
          <table:table-cell office:value-type="float" office:value="0.63924287479037" calcext:value-type="float">
            <text:p>0.63924287479037</text:p>
          </table:table-cell>
          <table:table-cell office:value-type="float" office:value="0.584967172656503" calcext:value-type="float">
            <text:p>0.584967172656503</text:p>
          </table:table-cell>
          <table:table-cell office:value-type="float" office:value="0.454252364587399" calcext:value-type="float">
            <text:p>0.454252364587399</text:p>
          </table:table-cell>
          <table:table-cell office:value-type="float" office:value="0.404150093989042" calcext:value-type="float">
            <text:p>0.404150093989042</text:p>
          </table:table-cell>
          <table:table-cell office:value-type="float" office:value="0.778750385135846" calcext:value-type="float">
            <text:p>0.778750385135846</text:p>
          </table:table-cell>
          <table:table-cell office:value-type="float" office:value="0.909526876966376" calcext:value-type="float">
            <text:p>0.909526876966376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Newport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op_1</text:p>
          </table:table-cell>
          <table:table-cell office:value-type="float" office:value="0.955039732329569" calcext:value-type="float">
            <text:p>0.955039732329569</text:p>
          </table:table-cell>
          <table:table-cell office:value-type="float" office:value="0.732538686741949" calcext:value-type="float">
            <text:p>0.732538686741949</text:p>
          </table:table-cell>
          <table:table-cell office:value-type="float" office:value="0.819322459222083" calcext:value-type="float">
            <text:p>0.819322459222083</text:p>
          </table:table-cell>
          <table:table-cell office:value-type="float" office:value="0.663948138854036" calcext:value-type="float">
            <text:p>0.663948138854036</text:p>
          </table:table-cell>
          <table:table-cell office:value-type="float" office:value="0.60706817231284" calcext:value-type="float">
            <text:p>0.60706817231284</text:p>
          </table:table-cell>
          <table:table-cell office:value-type="float" office:value="0.89293182768716" calcext:value-type="float">
            <text:p>0.89293182768716</text:p>
          </table:table-cell>
          <table:table-cell office:value-type="float" office:value="0.936428272689251" calcext:value-type="float">
            <text:p>0.93642827268925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op_2</text:p>
          </table:table-cell>
          <table:table-cell office:value-type="float" office:value="0.991217063989962" calcext:value-type="float">
            <text:p>0.991217063989962</text:p>
          </table:table-cell>
          <table:table-cell office:value-type="float" office:value="0.901087411125052" calcext:value-type="float">
            <text:p>0.901087411125052</text:p>
          </table:table-cell>
          <table:table-cell office:value-type="float" office:value="0.8943956503555" calcext:value-type="float">
            <text:p>0.8943956503555</text:p>
          </table:table-cell>
          <table:table-cell office:value-type="float" office:value="0.835424508573818" calcext:value-type="float">
            <text:p>0.835424508573818</text:p>
          </table:table-cell>
          <table:table-cell office:value-type="float" office:value="0.796946884148892" calcext:value-type="float">
            <text:p>0.796946884148892</text:p>
          </table:table-cell>
          <table:table-cell office:value-type="float" office:value="0.96612296110414" calcext:value-type="float">
            <text:p>0.96612296110414</text:p>
          </table:table-cell>
          <table:table-cell office:value-type="float" office:value="0.95064826432455" calcext:value-type="float">
            <text:p>0.95064826432455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op_3</text:p>
          </table:table-cell>
          <table:table-cell office:value-type="float" office:value="0.993935591802593" calcext:value-type="float">
            <text:p>0.993935591802593</text:p>
          </table:table-cell>
          <table:table-cell office:value-type="float" office:value="0.977624424926809" calcext:value-type="float">
            <text:p>0.977624424926809</text:p>
          </table:table-cell>
          <table:table-cell office:value-type="float" office:value="0.950230029276453" calcext:value-type="float">
            <text:p>0.950230029276453</text:p>
          </table:table-cell>
          <table:table-cell office:value-type="float" office:value="0.899414470932664" calcext:value-type="float">
            <text:p>0.899414470932664</text:p>
          </table:table-cell>
          <table:table-cell office:value-type="float" office:value="0.889376829778335" calcext:value-type="float">
            <text:p>0.889376829778335</text:p>
          </table:table-cell>
          <table:table-cell office:value-type="float" office:value="0.989753241321623" calcext:value-type="float">
            <text:p>0.989753241321623</text:p>
          </table:table-cell>
          <table:table-cell office:value-type="float" office:value="0.955876202425763" calcext:value-type="float">
            <text:p>0.955876202425763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SE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925996667811835" calcext:value-type="float">
            <text:p>0.925996667811835</text:p>
          </table:table-cell>
          <table:table-cell office:value-type="float" office:value="0.726021836092903" calcext:value-type="float">
            <text:p>0.726021836092903</text:p>
          </table:table-cell>
          <table:table-cell office:value-type="float" office:value="0.453623325007438" calcext:value-type="float">
            <text:p>0.453623325007438</text:p>
          </table:table-cell>
          <table:table-cell office:value-type="float" office:value="0.460950154042456" calcext:value-type="float">
            <text:p>0.460950154042456</text:p>
          </table:table-cell>
          <table:table-cell office:value-type="float" office:value="0.412353234098317" calcext:value-type="float">
            <text:p>0.412353234098317</text:p>
          </table:table-cell>
          <table:table-cell office:value-type="float" office:value="0.783716320134627" calcext:value-type="float">
            <text:p>0.783716320134627</text:p>
          </table:table-cell>
          <table:table-cell office:value-type="float" office:value="0.932741943853056" calcext:value-type="float">
            <text:p>0.932741943853056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SE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op_1</text:p>
          </table:table-cell>
          <table:table-cell office:value-type="float" office:value="0.966339869281046" calcext:value-type="float">
            <text:p>0.966339869281046</text:p>
          </table:table-cell>
          <table:table-cell office:value-type="float" office:value="0.783986928104575" calcext:value-type="float">
            <text:p>0.783986928104575</text:p>
          </table:table-cell>
          <table:table-cell office:value-type="float" office:value="0.812091503267974" calcext:value-type="float">
            <text:p>0.812091503267974</text:p>
          </table:table-cell>
          <table:table-cell office:value-type="float" office:value="0.778104575163399" calcext:value-type="float">
            <text:p>0.778104575163399</text:p>
          </table:table-cell>
          <table:table-cell office:value-type="float" office:value="0.740522875816994" calcext:value-type="float">
            <text:p>0.740522875816994</text:p>
          </table:table-cell>
          <table:table-cell office:value-type="float" office:value="0.920588235294118" calcext:value-type="float">
            <text:p>0.920588235294118</text:p>
          </table:table-cell>
          <table:table-cell office:value-type="float" office:value="0.947058823529412" calcext:value-type="float">
            <text:p>0.94705882352941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op_2</text:p>
          </table:table-cell>
          <table:table-cell office:value-type="float" office:value="0.995751633986928" calcext:value-type="float">
            <text:p>0.995751633986928</text:p>
          </table:table-cell>
          <table:table-cell office:value-type="float" office:value="0.953267973856209" calcext:value-type="float">
            <text:p>0.953267973856209</text:p>
          </table:table-cell>
          <table:table-cell office:value-type="float" office:value="0.893464052287582" calcext:value-type="float">
            <text:p>0.893464052287582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0.989869281045752" calcext:value-type="float">
            <text:p>0.989869281045752</text:p>
          </table:table-cell>
          <table:table-cell office:value-type="float" office:value="0.958823529411765" calcext:value-type="float">
            <text:p>0.958823529411765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op_3</text:p>
          </table:table-cell>
          <table:table-cell office:value-type="float" office:value="0.997385620915033" calcext:value-type="float">
            <text:p>0.997385620915033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960130718954248" calcext:value-type="float">
            <text:p>0.960130718954248</text:p>
          </table:table-cell>
          <table:table-cell office:value-type="float" office:value="0.949346405228758" calcext:value-type="float">
            <text:p>0.949346405228758</text:p>
          </table:table-cell>
          <table:table-cell office:value-type="float" office:value="0.937254901960784" calcext:value-type="float">
            <text:p>0.937254901960784</text:p>
          </table:table-cell>
          <table:table-cell office:value-type="float" office:value="0.997385620915033" calcext:value-type="float">
            <text:p>0.997385620915033</text:p>
          </table:table-cell>
          <table:table-cell office:value-type="float" office:value="0.959803921568627" calcext:value-type="float">
            <text:p>0.959803921568627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Eastgate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968657487812184" calcext:value-type="float">
            <text:p>0.968657487812184</text:p>
          </table:table-cell>
          <table:table-cell office:value-type="float" office:value="0.610134159147044" calcext:value-type="float">
            <text:p>0.610134159147044</text:p>
          </table:table-cell>
          <table:table-cell office:value-type="float" office:value="0.534195499030498" calcext:value-type="float">
            <text:p>0.534195499030498</text:p>
          </table:table-cell>
          <table:table-cell office:value-type="float" office:value="0.473312311355005" calcext:value-type="float">
            <text:p>0.473312311355005</text:p>
          </table:table-cell>
          <table:table-cell office:value-type="float" office:value="0.405036521746914" calcext:value-type="float">
            <text:p>0.405036521746914</text:p>
          </table:table-cell>
          <table:table-cell office:value-type="float" office:value="0.839954405576417" calcext:value-type="float">
            <text:p>0.839954405576417</text:p>
          </table:table-cell>
          <table:table-cell office:value-type="float" office:value="0.955478703683016" calcext:value-type="float">
            <text:p>0.955478703683016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Eastgate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op_1</text:p>
          </table:table-cell>
          <table:table-cell office:value-type="float" office:value="0.975883436610283" calcext:value-type="float">
            <text:p>0.975883436610283</text:p>
          </table:table-cell>
          <table:table-cell office:value-type="float" office:value="0.665717635236979" calcext:value-type="float">
            <text:p>0.665717635236979</text:p>
          </table:table-cell>
          <table:table-cell office:value-type="float" office:value="0.767208172835371" calcext:value-type="float">
            <text:p>0.767208172835371</text:p>
          </table:table-cell>
          <table:table-cell office:value-type="float" office:value="0.686317199799029" calcext:value-type="float">
            <text:p>0.686317199799029</text:p>
          </table:table-cell>
          <table:table-cell office:value-type="float" office:value="0.655836543292581" calcext:value-type="float">
            <text:p>0.655836543292581</text:p>
          </table:table-cell>
          <table:table-cell office:value-type="float" office:value="0.90721822140345" calcext:value-type="float">
            <text:p>0.90721822140345</text:p>
          </table:table-cell>
          <table:table-cell office:value-type="float" office:value="0.969519343493552" calcext:value-type="float">
            <text:p>0.96951934349355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op_2</text:p>
          </table:table-cell>
          <table:table-cell office:value-type="float" office:value="0.996817953441635" calcext:value-type="float">
            <text:p>0.996817953441635</text:p>
          </table:table-cell>
          <table:table-cell office:value-type="float" office:value="0.865684140010048" calcext:value-type="float">
            <text:p>0.865684140010048</text:p>
          </table:table-cell>
          <table:table-cell office:value-type="float" office:value="0.857477809412159" calcext:value-type="float">
            <text:p>0.857477809412159</text:p>
          </table:table-cell>
          <table:table-cell office:value-type="float" office:value="0.853793334449841" calcext:value-type="float">
            <text:p>0.853793334449841</text:p>
          </table:table-cell>
          <table:table-cell office:value-type="float" office:value="0.869536091107017" calcext:value-type="float">
            <text:p>0.869536091107017</text:p>
          </table:table-cell>
          <table:table-cell office:value-type="float" office:value="0.985262100150729" calcext:value-type="float">
            <text:p>0.985262100150729</text:p>
          </table:table-cell>
          <table:table-cell office:value-type="float" office:value="0.978395578630045" calcext:value-type="float">
            <text:p>0.978395578630045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op_3</text:p>
          </table:table-cell>
          <table:table-cell office:value-type="float" office:value="0.998827667057444" calcext:value-type="float">
            <text:p>0.998827667057444</text:p>
          </table:table-cell>
          <table:table-cell office:value-type="float" office:value="0.962150393568916" calcext:value-type="float">
            <text:p>0.962150393568916</text:p>
          </table:table-cell>
          <table:table-cell office:value-type="float" office:value="0.908892982749958" calcext:value-type="float">
            <text:p>0.908892982749958</text:p>
          </table:table-cell>
          <table:table-cell office:value-type="float" office:value="0.942388209680121" calcext:value-type="float">
            <text:p>0.942388209680121</text:p>
          </table:table-cell>
          <table:table-cell office:value-type="float" office:value="0.913917266789482" calcext:value-type="float">
            <text:p>0.913917266789482</text:p>
          </table:table-cell>
          <table:table-cell office:value-type="float" office:value="0.996985429576285" calcext:value-type="float">
            <text:p>0.996985429576285</text:p>
          </table:table-cell>
          <table:table-cell office:value-type="float" office:value="0.981242672919109" calcext:value-type="float">
            <text:p>0.981242672919109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966097223089068" calcext:value-type="float">
            <text:p>0.966097223089068</text:p>
          </table:table-cell>
          <table:table-cell office:value-type="float" office:value="0.615414509729489" calcext:value-type="float">
            <text:p>0.615414509729489</text:p>
          </table:table-cell>
          <table:table-cell office:value-type="float" office:value="0.639984140485068" calcext:value-type="float">
            <text:p>0.639984140485068</text:p>
          </table:table-cell>
          <table:table-cell office:value-type="float" office:value="0.460060963943824" calcext:value-type="float">
            <text:p>0.460060963943824</text:p>
          </table:table-cell>
          <table:table-cell office:value-type="float" office:value="0.386763193352351" calcext:value-type="float">
            <text:p>0.386763193352351</text:p>
          </table:table-cell>
          <table:table-cell office:value-type="float" office:value="0.863739883718691" calcext:value-type="float">
            <text:p>0.863739883718691</text:p>
          </table:table-cell>
          <table:table-cell office:value-type="float" office:value="0.926768835052671" calcext:value-type="float">
            <text:p>0.926768835052671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op_1</text:p>
          </table:table-cell>
          <table:table-cell office:value-type="float" office:value="0.971280019806883" calcext:value-type="float">
            <text:p>0.971280019806883</text:p>
          </table:table-cell>
          <table:table-cell office:value-type="float" office:value="0.693240901213172" calcext:value-type="float">
            <text:p>0.693240901213172</text:p>
          </table:table-cell>
          <table:table-cell office:value-type="float" office:value="0.787076008913097" calcext:value-type="float">
            <text:p>0.787076008913097</text:p>
          </table:table-cell>
          <table:table-cell office:value-type="float" office:value="0.590987868284229" calcext:value-type="float">
            <text:p>0.590987868284229</text:p>
          </table:table-cell>
          <table:table-cell office:value-type="float" office:value="0.532805149789552" calcext:value-type="float">
            <text:p>0.532805149789552</text:p>
          </table:table-cell>
          <table:table-cell office:value-type="float" office:value="0.912354543203763" calcext:value-type="float">
            <text:p>0.912354543203763</text:p>
          </table:table-cell>
          <table:table-cell office:value-type="float" office:value="0.942312453577618" calcext:value-type="float">
            <text:p>0.942312453577618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op_2</text:p>
          </table:table-cell>
          <table:table-cell office:value-type="float" office:value="0.994800693240901" calcext:value-type="float">
            <text:p>0.994800693240901</text:p>
          </table:table-cell>
          <table:table-cell office:value-type="float" office:value="0.924981431047289" calcext:value-type="float">
            <text:p>0.924981431047289</text:p>
          </table:table-cell>
          <table:table-cell office:value-type="float" office:value="0.92077246843278" calcext:value-type="float">
            <text:p>0.92077246843278</text:p>
          </table:table-cell>
          <table:table-cell office:value-type="float" office:value="0.822480812082199" calcext:value-type="float">
            <text:p>0.822480812082199</text:p>
          </table:table-cell>
          <table:table-cell office:value-type="float" office:value="0.810349096310968" calcext:value-type="float">
            <text:p>0.810349096310968</text:p>
          </table:table-cell>
          <table:table-cell office:value-type="float" office:value="0.980935875216638" calcext:value-type="float">
            <text:p>0.980935875216638</text:p>
          </table:table-cell>
          <table:table-cell office:value-type="float" office:value="0.953453825204258" calcext:value-type="float">
            <text:p>0.953453825204258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op_3</text:p>
          </table:table-cell>
          <table:table-cell office:value-type="float" office:value="0.995295865313196" calcext:value-type="float">
            <text:p>0.995295865313196</text:p>
          </table:table-cell>
          <table:table-cell office:value-type="float" office:value="0.965337954939341" calcext:value-type="float">
            <text:p>0.965337954939341</text:p>
          </table:table-cell>
          <table:table-cell office:value-type="float" office:value="0.952215895023521" calcext:value-type="float">
            <text:p>0.952215895023521</text:p>
          </table:table-cell>
          <table:table-cell office:value-type="float" office:value="0.901955929685566" calcext:value-type="float">
            <text:p>0.901955929685566</text:p>
          </table:table-cell>
          <table:table-cell office:value-type="float" office:value="0.874721465709334" calcext:value-type="float">
            <text:p>0.874721465709334</text:p>
          </table:table-cell>
          <table:table-cell office:value-type="float" office:value="0.998266897746967" calcext:value-type="float">
            <text:p>0.998266897746967</text:p>
          </table:table-cell>
          <table:table-cell office:value-type="float" office:value="0.955682099529586" calcext:value-type="float">
            <text:p>0.955682099529586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2" office:value-type="string" calcext:value-type="string" table:number-columns-spanned="8" table:number-rows-spanned="1">
            <text:p>Features Version 1</text:p>
          </table:table-cell>
          <table:covered-table-cell table:number-columns-repeated="7"/>
          <table:table-cell/>
        </table:table-row>
        <table:table-row table:style-name="ro1">
          <table:table-cell table:style-name="ce3" office:value-type="string" calcext:value-type="string">
            <text:p>AVG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2">
          <table:table-cell table:style-name="ce4" office:value-type="string" calcext:value-type="string">
            <text:p>Balanced</text:p>
          </table:table-cell>
          <table:table-cell table:style-name="ce4" table:formula="of:=AVERAGE([.B2];[.B10];[.B18];[.B26])" office:value-type="float" office:value="0.941605343269965" calcext:value-type="float">
            <text:p>0.941605343269965</text:p>
          </table:table-cell>
          <table:table-cell table:style-name="ce4" table:formula="of:=AVERAGE([.C2];[.C10];[.C18];[.C26])" office:value-type="float" office:value="0.647703344939951" calcext:value-type="float">
            <text:p>0.647703344939951</text:p>
          </table:table-cell>
          <table:table-cell table:style-name="ce4" table:formula="of:=AVERAGE([.D2];[.D10];[.D18];[.D26])" office:value-type="float" office:value="0.553192534294877" calcext:value-type="float">
            <text:p>0.553192534294877</text:p>
          </table:table-cell>
          <table:table-cell table:style-name="ce4" table:formula="of:=AVERAGE([.E2];[.E10];[.E18];[.E26])" office:value-type="float" office:value="0.462143948482171" calcext:value-type="float">
            <text:p>0.462143948482171</text:p>
          </table:table-cell>
          <table:table-cell table:style-name="ce4" table:formula="of:=AVERAGE([.F2];[.F10];[.F18];[.F26])" office:value-type="float" office:value="0.402075760796656" calcext:value-type="float">
            <text:p>0.402075760796656</text:p>
          </table:table-cell>
          <table:table-cell table:style-name="ce4" table:formula="of:=AVERAGE([.G2];[.G10];[.G18];[.G26])" office:value-type="float" office:value="0.816540248641395" calcext:value-type="float">
            <text:p>0.816540248641395</text:p>
          </table:table-cell>
          <table:table-cell table:style-name="ce4" table:formula="of:=AVERAGE([.H2];[.H10];[.H18];[.H26])" office:value-type="float" office:value="0.93112908988878" calcext:value-type="float">
            <text:p>0.93112908988878</text:p>
          </table:table-cell>
          <table:table-cell/>
        </table:table-row>
        <table:table-row table:style-name="ro2">
          <table:table-cell table:style-name="ce4" office:value-type="string" calcext:value-type="string">
            <text:p>Top_1</text:p>
          </table:table-cell>
          <table:table-cell table:style-name="ce4" table:formula="of:=AVERAGE([.C5];[.C13];[.C21];[.C29])" office:value-type="float" office:value="0.967135764506945" calcext:value-type="float">
            <text:p>0.967135764506945</text:p>
          </table:table-cell>
          <table:table-cell table:style-name="ce4" table:formula="of:=AVERAGE([.D5];[.D13];[.D21];[.D29])" office:value-type="float" office:value="0.718871037824169" calcext:value-type="float">
            <text:p>0.718871037824169</text:p>
          </table:table-cell>
          <table:table-cell table:style-name="ce4" table:formula="of:=AVERAGE([.E5];[.E13];[.E21];[.E29])" office:value-type="float" office:value="0.796424536059631" calcext:value-type="float">
            <text:p>0.796424536059631</text:p>
          </table:table-cell>
          <table:table-cell table:style-name="ce4" table:formula="of:=AVERAGE([.F5];[.F13];[.F21];[.F29])" office:value-type="float" office:value="0.679839445525173" calcext:value-type="float">
            <text:p>0.679839445525173</text:p>
          </table:table-cell>
          <table:table-cell table:style-name="ce4" table:formula="of:=AVERAGE([.G5];[.G13];[.G21];[.G29])" office:value-type="float" office:value="0.634058185302992" calcext:value-type="float">
            <text:p>0.634058185302992</text:p>
          </table:table-cell>
          <table:table-cell table:style-name="ce4" table:formula="of:=AVERAGE([.H5];[.H13];[.H21];[.H29])" office:value-type="float" office:value="0.908273206897123" calcext:value-type="float">
            <text:p>0.908273206897123</text:p>
          </table:table-cell>
          <table:table-cell table:style-name="ce4" table:formula="of:=AVERAGE([.I5];[.I13];[.I21];[.I29])" office:value-type="float" office:value="0.948829723322458" calcext:value-type="float">
            <text:p>0.948829723322458</text:p>
          </table:table-cell>
          <table:table-cell/>
        </table:table-row>
        <table:table-row table:style-name="ro2">
          <table:table-cell table:style-name="ce4" office:value-type="string" calcext:value-type="string">
            <text:p>Top_2</text:p>
          </table:table-cell>
          <table:table-cell table:style-name="ce4" table:formula="of:=AVERAGE([.C6];[.C14];[.C22];[.C30])" office:value-type="float" office:value="0.994646836164857" calcext:value-type="float">
            <text:p>0.994646836164857</text:p>
          </table:table-cell>
          <table:table-cell table:style-name="ce4" table:formula="of:=AVERAGE([.D6];[.D14];[.D22];[.D30])" office:value-type="float" office:value="0.911255239009649" calcext:value-type="float">
            <text:p>0.911255239009649</text:p>
          </table:table-cell>
          <table:table-cell table:style-name="ce4" table:formula="of:=AVERAGE([.E6];[.E14];[.E22];[.E30])" office:value-type="float" office:value="0.891527495122005" calcext:value-type="float">
            <text:p>0.891527495122005</text:p>
          </table:table-cell>
          <table:table-cell table:style-name="ce4" table:formula="of:=AVERAGE([.F6];[.F14];[.F22];[.F30])" office:value-type="float" office:value="0.857091330443131" calcext:value-type="float">
            <text:p>0.857091330443131</text:p>
          </table:table-cell>
          <table:table-cell table:style-name="ce4" table:formula="of:=AVERAGE([.G6];[.G14];[.G22];[.G30])" office:value-type="float" office:value="0.838652462336164" calcext:value-type="float">
            <text:p>0.838652462336164</text:p>
          </table:table-cell>
          <table:table-cell table:style-name="ce4" table:formula="of:=AVERAGE([.H6];[.H14];[.H22];[.H30])" office:value-type="float" office:value="0.980547554379315" calcext:value-type="float">
            <text:p>0.980547554379315</text:p>
          </table:table-cell>
          <table:table-cell table:style-name="ce4" table:formula="of:=AVERAGE([.I6];[.I14];[.I22];[.I30])" office:value-type="float" office:value="0.960330299392654" calcext:value-type="float">
            <text:p>0.960330299392654</text:p>
          </table:table-cell>
          <table:table-cell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style-name="ce2" office:value-type="string" calcext:value-type="string" table:number-columns-spanned="8" table:number-rows-spanned="1">
            <text:p>Features Version 7</text:p>
          </table:table-cell>
          <table:covered-table-cell table:number-columns-repeated="7"/>
          <table:table-cell/>
        </table:table-row>
        <table:table-row table:style-name="ro1">
          <table:table-cell table:style-name="ce3" office:value-type="string" calcext:value-type="string">
            <text:p>AVG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2">
          <table:table-cell table:style-name="ce4" office:value-type="string" calcext:value-type="string">
            <text:p>Balanced</text:p>
          </table:table-cell>
          <table:table-cell table:style-name="ce4" table:formula="of:=AVERAGE([.B50];[.B58];[.B66];[.B74])" office:value-type="float" office:value="0.920861501530321" calcext:value-type="float">
            <text:p>0.920861501530321</text:p>
          </table:table-cell>
          <table:table-cell table:style-name="ce4" table:formula="of:=AVERAGE([.C50];[.C58];[.C66];[.C74])" office:value-type="float" office:value="0.588487178009714" calcext:value-type="float">
            <text:p>0.588487178009714</text:p>
          </table:table-cell>
          <table:table-cell table:style-name="ce4" table:formula="of:=AVERAGE([.D50];[.D58];[.D66];[.D74])" office:value-type="float" office:value="0.818744394229137" calcext:value-type="float">
            <text:p>0.818744394229137</text:p>
          </table:table-cell>
          <table:table-cell table:style-name="ce4" table:formula="of:=AVERAGE([.E50];[.E58];[.E66];[.E74])" office:value-type="float" office:value="0.536260495427322" calcext:value-type="float">
            <text:p>0.536260495427322</text:p>
          </table:table-cell>
          <table:table-cell table:style-name="ce4" table:formula="of:=AVERAGE([.F50];[.F58];[.F66];[.F74])" office:value-type="float" office:value="0.501965125505084" calcext:value-type="float">
            <text:p>0.501965125505084</text:p>
          </table:table-cell>
          <table:table-cell table:style-name="ce4" table:formula="of:=AVERAGE([.G50];[.G58];[.G66];[.G74])" office:value-type="float" office:value="0.887280577346602" calcext:value-type="float">
            <text:p>0.887280577346602</text:p>
          </table:table-cell>
          <table:table-cell table:style-name="ce4" table:formula="of:=AVERAGE([.H50];[.H58];[.H66];[.H74])" office:value-type="float" office:value="0.894697768158556" calcext:value-type="float">
            <text:p>0.894697768158556</text:p>
          </table:table-cell>
          <table:table-cell/>
        </table:table-row>
        <table:table-row table:style-name="ro2">
          <table:table-cell table:style-name="ce4" office:value-type="string" calcext:value-type="string">
            <text:p>Top_1</text:p>
          </table:table-cell>
          <table:table-cell table:style-name="ce4" table:formula="of:=AVERAGE([.C53];[.C69];[.C77];[.C61])" office:value-type="float" office:value="0.956167088042553" calcext:value-type="float">
            <text:p>0.956167088042553</text:p>
          </table:table-cell>
          <table:table-cell table:style-name="ce4" table:formula="of:=AVERAGE([.D53];[.D69];[.D77];[.D61])" office:value-type="float" office:value="0.711065110945692" calcext:value-type="float">
            <text:p>0.711065110945692</text:p>
          </table:table-cell>
          <table:table-cell table:style-name="ce4" table:formula="of:=AVERAGE([.E53];[.E69];[.E77];[.E61])" office:value-type="float" office:value="0.926484105214658" calcext:value-type="float">
            <text:p>0.926484105214658</text:p>
          </table:table-cell>
          <table:table-cell table:style-name="ce4" table:formula="of:=AVERAGE([.F53];[.F69];[.F77];[.F61])" office:value-type="float" office:value="0.729627457246558" calcext:value-type="float">
            <text:p>0.729627457246558</text:p>
          </table:table-cell>
          <table:table-cell table:style-name="ce4" table:formula="of:=AVERAGE([.G53];[.G69];[.G77];[.G61])" office:value-type="float" office:value="0.720138906841556" calcext:value-type="float">
            <text:p>0.720138906841556</text:p>
          </table:table-cell>
          <table:table-cell table:style-name="ce4" table:formula="of:=AVERAGE([.H53];[.H69];[.H77];[.H61])" office:value-type="float" office:value="0.938659743090489" calcext:value-type="float">
            <text:p>0.938659743090489</text:p>
          </table:table-cell>
          <table:table-cell table:style-name="ce4" table:formula="of:=AVERAGE([.I53];[.I69];[.I77];[.I61])" office:value-type="float" office:value="0.93302678617376" calcext:value-type="float">
            <text:p>0.93302678617376</text:p>
          </table:table-cell>
          <table:table-cell/>
        </table:table-row>
        <table:table-row table:style-name="ro2">
          <table:table-cell table:style-name="ce4" office:value-type="string" calcext:value-type="string">
            <text:p>Top_2</text:p>
          </table:table-cell>
          <table:table-cell table:style-name="ce4" table:formula="of:=AVERAGE([.C54];[.C62];[.C70];[.C78])" office:value-type="float" office:value="0.986685187140187" calcext:value-type="float">
            <text:p>0.986685187140187</text:p>
          </table:table-cell>
          <table:table-cell table:style-name="ce4" table:formula="of:=AVERAGE([.D54];[.D62];[.D70];[.D78])" office:value-type="float" office:value="0.886763944430365" calcext:value-type="float">
            <text:p>0.886763944430365</text:p>
          </table:table-cell>
          <table:table-cell table:style-name="ce4" table:formula="of:=AVERAGE([.E54];[.E62];[.E70];[.E78])" office:value-type="float" office:value="0.983985594721841" calcext:value-type="float">
            <text:p>0.983985594721841</text:p>
          </table:table-cell>
          <table:table-cell table:style-name="ce4" table:formula="of:=AVERAGE([.F54];[.F62];[.F70];[.F78])" office:value-type="float" office:value="0.905765916509906" calcext:value-type="float">
            <text:p>0.905765916509906</text:p>
          </table:table-cell>
          <table:table-cell table:style-name="ce4" table:formula="of:=AVERAGE([.G54];[.G62];[.G70];[.G78])" office:value-type="float" office:value="0.905174333522411" calcext:value-type="float">
            <text:p>0.905174333522411</text:p>
          </table:table-cell>
          <table:table-cell table:style-name="ce4" table:formula="of:=AVERAGE([.H54];[.H62];[.H70];[.H78])" office:value-type="float" office:value="0.989295793366155" calcext:value-type="float">
            <text:p>0.989295793366155</text:p>
          </table:table-cell>
          <table:table-cell table:style-name="ce4" table:formula="of:=AVERAGE([.I54];[.I62];[.I70];[.I78])" office:value-type="float" office:value="0.945517734324655" calcext:value-type="float">
            <text:p>0.945517734324655</text:p>
          </table:table-cell>
          <table:table-cell/>
        </table:table-row>
        <table:table-row table:style-name="ro2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902845102688332" calcext:value-type="float">
            <text:p>0.902845102688332</text:p>
          </table:table-cell>
          <table:table-cell office:value-type="float" office:value="0.554300220654502" calcext:value-type="float">
            <text:p>0.554300220654502</text:p>
          </table:table-cell>
          <table:table-cell office:value-type="float" office:value="0.799069098538921" calcext:value-type="float">
            <text:p>0.799069098538921</text:p>
          </table:table-cell>
          <table:table-cell office:value-type="float" office:value="0.499565307951362" calcext:value-type="float">
            <text:p>0.499565307951362</text:p>
          </table:table-cell>
          <table:table-cell office:value-type="float" office:value="0.465798732864912" calcext:value-type="float">
            <text:p>0.465798732864912</text:p>
          </table:table-cell>
          <table:table-cell office:value-type="float" office:value="0.855133953474463" calcext:value-type="float">
            <text:p>0.855133953474463</text:p>
          </table:table-cell>
          <table:table-cell office:value-type="float" office:value="0.860775448126556" calcext:value-type="float">
            <text:p>0.860775448126556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op_1</text:p>
          </table:table-cell>
          <table:table-cell office:value-type="float" office:value="0.95205657194758" calcext:value-type="float">
            <text:p>0.95205657194758</text:p>
          </table:table-cell>
          <table:table-cell office:value-type="float" office:value="0.635850525496302" calcext:value-type="float">
            <text:p>0.635850525496302</text:p>
          </table:table-cell>
          <table:table-cell office:value-type="float" office:value="0.902880498248346" calcext:value-type="float">
            <text:p>0.902880498248346</text:p>
          </table:table-cell>
          <table:table-cell office:value-type="float" office:value="0.678279486181394" calcext:value-type="float">
            <text:p>0.678279486181394</text:p>
          </table:table-cell>
          <table:table-cell office:value-type="float" office:value="0.665953029713248" calcext:value-type="float">
            <text:p>0.665953029713248</text:p>
          </table:table-cell>
          <table:table-cell office:value-type="float" office:value="0.924938367717659" calcext:value-type="float">
            <text:p>0.924938367717659</text:p>
          </table:table-cell>
          <table:table-cell office:value-type="float" office:value="0.918061502530167" calcext:value-type="float">
            <text:p>0.918061502530167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op_2</text:p>
          </table:table-cell>
          <table:table-cell office:value-type="float" office:value="0.987478915271831" calcext:value-type="float">
            <text:p>0.987478915271831</text:p>
          </table:table-cell>
          <table:table-cell office:value-type="float" office:value="0.780394446606981" calcext:value-type="float">
            <text:p>0.780394446606981</text:p>
          </table:table-cell>
          <table:table-cell office:value-type="float" office:value="0.970027247956403" calcext:value-type="float">
            <text:p>0.970027247956403</text:p>
          </table:table-cell>
          <table:table-cell office:value-type="float" office:value="0.88108213312573" calcext:value-type="float">
            <text:p>0.88108213312573</text:p>
          </table:table-cell>
          <table:table-cell office:value-type="float" office:value="0.877449072271961" calcext:value-type="float">
            <text:p>0.877449072271961</text:p>
          </table:table-cell>
          <table:table-cell office:value-type="float" office:value="0.979499156610873" calcext:value-type="float">
            <text:p>0.979499156610873</text:p>
          </table:table-cell>
          <table:table-cell office:value-type="float" office:value="0.935772674192293" calcext:value-type="float">
            <text:p>0.935772674192293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op_3</text:p>
          </table:table-cell>
          <table:table-cell office:value-type="float" office:value="0.992409497859089" calcext:value-type="float">
            <text:p>0.992409497859089</text:p>
          </table:table-cell>
          <table:table-cell office:value-type="float" office:value="0.941092513299598" calcext:value-type="float">
            <text:p>0.941092513299598</text:p>
          </table:table-cell>
          <table:table-cell office:value-type="float" office:value="0.990722719605553" calcext:value-type="float">
            <text:p>0.990722719605553</text:p>
          </table:table-cell>
          <table:table-cell office:value-type="float" office:value="0.935253665498897" calcext:value-type="float">
            <text:p>0.935253665498897</text:p>
          </table:table-cell>
          <table:table-cell office:value-type="float" office:value="0.927728039444661" calcext:value-type="float">
            <text:p>0.927728039444661</text:p>
          </table:table-cell>
          <table:table-cell office:value-type="float" office:value="0.991760736992345" calcext:value-type="float">
            <text:p>0.991760736992345</text:p>
          </table:table-cell>
          <table:table-cell office:value-type="float" office:value="0.941871026339691" calcext:value-type="float">
            <text:p>0.941871026339691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877657998784618" calcext:value-type="float">
            <text:p>0.877657998784618</text:p>
          </table:table-cell>
          <table:table-cell office:value-type="float" office:value="0.622599017429711" calcext:value-type="float">
            <text:p>0.622599017429711</text:p>
          </table:table-cell>
          <table:table-cell office:value-type="float" office:value="0.820017244981109" calcext:value-type="float">
            <text:p>0.820017244981109</text:p>
          </table:table-cell>
          <table:table-cell office:value-type="float" office:value="0.49102855871653" calcext:value-type="float">
            <text:p>0.49102855871653</text:p>
          </table:table-cell>
          <table:table-cell office:value-type="float" office:value="0.468252273212945" calcext:value-type="float">
            <text:p>0.468252273212945</text:p>
          </table:table-cell>
          <table:table-cell office:value-type="float" office:value="0.841831789693913" calcext:value-type="float">
            <text:p>0.841831789693913</text:p>
          </table:table-cell>
          <table:table-cell office:value-type="float" office:value="0.870885284367059" calcext:value-type="float">
            <text:p>0.870885284367059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op_1</text:p>
          </table:table-cell>
          <table:table-cell office:value-type="float" office:value="0.969279297812521" calcext:value-type="float">
            <text:p>0.969279297812521</text:p>
          </table:table-cell>
          <table:table-cell office:value-type="float" office:value="0.786532263594596" calcext:value-type="float">
            <text:p>0.786532263594596</text:p>
          </table:table-cell>
          <table:table-cell office:value-type="float" office:value="0.952890351779469" calcext:value-type="float">
            <text:p>0.952890351779469</text:p>
          </table:table-cell>
          <table:table-cell office:value-type="float" office:value="0.781320715902078" calcext:value-type="float">
            <text:p>0.781320715902078</text:p>
          </table:table-cell>
          <table:table-cell office:value-type="float" office:value="0.765548926832613" calcext:value-type="float">
            <text:p>0.765548926832613</text:p>
          </table:table-cell>
          <table:table-cell office:value-type="float" office:value="0.952136048823973" calcext:value-type="float">
            <text:p>0.952136048823973</text:p>
          </table:table-cell>
          <table:table-cell office:value-type="float" office:value="0.945347322224508" calcext:value-type="float">
            <text:p>0.945347322224508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op_2</text:p>
          </table:table-cell>
          <table:table-cell office:value-type="float" office:value="0.990948364534046" calcext:value-type="float">
            <text:p>0.990948364534046</text:p>
          </table:table-cell>
          <table:table-cell office:value-type="float" office:value="0.940410066515806" calcext:value-type="float">
            <text:p>0.940410066515806</text:p>
          </table:table-cell>
          <table:table-cell office:value-type="float" office:value="0.990879791538092" calcext:value-type="float">
            <text:p>0.990879791538092</text:p>
          </table:table-cell>
          <table:table-cell office:value-type="float" office:value="0.929301241171227" calcext:value-type="float">
            <text:p>0.929301241171227</text:p>
          </table:table-cell>
          <table:table-cell office:value-type="float" office:value="0.934718507851608" calcext:value-type="float">
            <text:p>0.934718507851608</text:p>
          </table:table-cell>
          <table:table-cell office:value-type="float" office:value="0.988205444695879" calcext:value-type="float">
            <text:p>0.988205444695879</text:p>
          </table:table-cell>
          <table:table-cell office:value-type="float" office:value="0.954398957690461" calcext:value-type="float">
            <text:p>0.95439895769046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op_3</text:p>
          </table:table-cell>
          <table:table-cell office:value-type="float" office:value="0.992525543440993" calcext:value-type="float">
            <text:p>0.992525543440993</text:p>
          </table:table-cell>
          <table:table-cell office:value-type="float" office:value="0.971747925666872" calcext:value-type="float">
            <text:p>0.971747925666872</text:p>
          </table:table-cell>
          <table:table-cell office:value-type="float" office:value="0.99869711307687" calcext:value-type="float">
            <text:p>0.99869711307687</text:p>
          </table:table-cell>
          <table:table-cell office:value-type="float" office:value="0.975588013440307" calcext:value-type="float">
            <text:p>0.975588013440307</text:p>
          </table:table-cell>
          <table:table-cell office:value-type="float" office:value="0.964342042103819" calcext:value-type="float">
            <text:p>0.964342042103819</text:p>
          </table:table-cell>
          <table:table-cell office:value-type="float" office:value="0.995062744291298" calcext:value-type="float">
            <text:p>0.995062744291298</text:p>
          </table:table-cell>
          <table:table-cell office:value-type="float" office:value="0.957004731536721" calcext:value-type="float">
            <text:p>0.957004731536721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957710521134308" calcext:value-type="float">
            <text:p>0.957710521134308</text:p>
          </table:table-cell>
          <table:table-cell office:value-type="float" office:value="0.595549114660164" calcext:value-type="float">
            <text:p>0.595549114660164</text:p>
          </table:table-cell>
          <table:table-cell office:value-type="float" office:value="0.858044712769939" calcext:value-type="float">
            <text:p>0.858044712769939</text:p>
          </table:table-cell>
          <table:table-cell office:value-type="float" office:value="0.64319205919898" calcext:value-type="float">
            <text:p>0.64319205919898</text:p>
          </table:table-cell>
          <table:table-cell office:value-type="float" office:value="0.570663612997442" calcext:value-type="float">
            <text:p>0.570663612997442</text:p>
          </table:table-cell>
          <table:table-cell office:value-type="float" office:value="0.927425196589359" calcext:value-type="float">
            <text:p>0.927425196589359</text:p>
          </table:table-cell>
          <table:table-cell office:value-type="float" office:value="0.917585154952857" calcext:value-type="float">
            <text:p>0.917585154952857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op_1</text:p>
          </table:table-cell>
          <table:table-cell office:value-type="float" office:value="0.973644982410113" calcext:value-type="float">
            <text:p>0.973644982410113</text:p>
          </table:table-cell>
          <table:table-cell office:value-type="float" office:value="0.68797328722199" calcext:value-type="float">
            <text:p>0.68797328722199</text:p>
          </table:table-cell>
          <table:table-cell office:value-type="float" office:value="0.940432890107924" calcext:value-type="float">
            <text:p>0.940432890107924</text:p>
          </table:table-cell>
          <table:table-cell office:value-type="float" office:value="0.826426569673842" calcext:value-type="float">
            <text:p>0.826426569673842</text:p>
          </table:table-cell>
          <table:table-cell office:value-type="float" office:value="0.794168505157713" calcext:value-type="float">
            <text:p>0.794168505157713</text:p>
          </table:table-cell>
          <table:table-cell office:value-type="float" office:value="0.963031423290203" calcext:value-type="float">
            <text:p>0.963031423290203</text:p>
          </table:table-cell>
          <table:table-cell office:value-type="float" office:value="0.951106075964463" calcext:value-type="float">
            <text:p>0.951106075964463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op_2</text:p>
          </table:table-cell>
          <table:table-cell office:value-type="float" office:value="0.99815157116451" calcext:value-type="float">
            <text:p>0.99815157116451</text:p>
          </table:table-cell>
          <table:table-cell office:value-type="float" office:value="0.898634547731203" calcext:value-type="float">
            <text:p>0.898634547731203</text:p>
          </table:table-cell>
          <table:table-cell office:value-type="float" office:value="0.989624947826605" calcext:value-type="float">
            <text:p>0.989624947826605</text:p>
          </table:table-cell>
          <table:table-cell office:value-type="float" office:value="0.922008228489655" calcext:value-type="float">
            <text:p>0.922008228489655</text:p>
          </table:table-cell>
          <table:table-cell office:value-type="float" office:value="0.909904000954028" calcext:value-type="float">
            <text:p>0.909904000954028</text:p>
          </table:table-cell>
          <table:table-cell office:value-type="float" office:value="0.994514340230159" calcext:value-type="float">
            <text:p>0.994514340230159</text:p>
          </table:table-cell>
          <table:table-cell office:value-type="float" office:value="0.959811579512253" calcext:value-type="float">
            <text:p>0.959811579512253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op_3</text:p>
          </table:table-cell>
          <table:table-cell office:value-type="float" office:value="0.999642239580228" calcext:value-type="float">
            <text:p>0.999642239580228</text:p>
          </table:table-cell>
          <table:table-cell office:value-type="float" office:value="0.943891240832389" calcext:value-type="float">
            <text:p>0.943891240832389</text:p>
          </table:table-cell>
          <table:table-cell office:value-type="float" office:value="0.997137916641822" calcext:value-type="float">
            <text:p>0.997137916641822</text:p>
          </table:table-cell>
          <table:table-cell office:value-type="float" office:value="0.968874843479816" calcext:value-type="float">
            <text:p>0.968874843479816</text:p>
          </table:table-cell>
          <table:table-cell office:value-type="float" office:value="0.974897143879315" calcext:value-type="float">
            <text:p>0.974897143879315</text:p>
          </table:table-cell>
          <table:table-cell office:value-type="float" office:value="0.999105598950569" calcext:value-type="float">
            <text:p>0.999105598950569</text:p>
          </table:table-cell>
          <table:table-cell office:value-type="float" office:value="0.963389183709976" calcext:value-type="float">
            <text:p>0.963389183709976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945232383514025" calcext:value-type="float">
            <text:p>0.945232383514025</text:p>
          </table:table-cell>
          <table:table-cell office:value-type="float" office:value="0.581500359294481" calcext:value-type="float">
            <text:p>0.581500359294481</text:p>
          </table:table-cell>
          <table:table-cell office:value-type="float" office:value="0.797846520626578" calcext:value-type="float">
            <text:p>0.797846520626578</text:p>
          </table:table-cell>
          <table:table-cell office:value-type="float" office:value="0.511256055842417" calcext:value-type="float">
            <text:p>0.511256055842417</text:p>
          </table:table-cell>
          <table:table-cell office:value-type="float" office:value="0.503145882945038" calcext:value-type="float">
            <text:p>0.503145882945038</text:p>
          </table:table-cell>
          <table:table-cell office:value-type="float" office:value="0.924731369628672" calcext:value-type="float">
            <text:p>0.924731369628672</text:p>
          </table:table-cell>
          <table:table-cell office:value-type="float" office:value="0.929545185187751" calcext:value-type="float">
            <text:p>0.929545185187751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op_1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0.73390436746988" calcext:value-type="float">
            <text:p>0.73390436746988</text:p>
          </table:table-cell>
          <table:table-cell office:value-type="float" office:value="0.909732680722892" calcext:value-type="float">
            <text:p>0.909732680722892</text:p>
          </table:table-cell>
          <table:table-cell office:value-type="float" office:value="0.632483057228916" calcext:value-type="float">
            <text:p>0.632483057228916</text:p>
          </table:table-cell>
          <table:table-cell office:value-type="float" office:value="0.654885165662651" calcext:value-type="float">
            <text:p>0.654885165662651</text:p>
          </table:table-cell>
          <table:table-cell office:value-type="float" office:value="0.91453313253012" calcext:value-type="float">
            <text:p>0.91453313253012</text:p>
          </table:table-cell>
          <table:table-cell office:value-type="float" office:value="0.917592243975904" calcext:value-type="float">
            <text:p>0.917592243975904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op_2</text:p>
          </table:table-cell>
          <table:table-cell office:value-type="float" office:value="0.970161897590361" calcext:value-type="float">
            <text:p>0.970161897590361</text:p>
          </table:table-cell>
          <table:table-cell office:value-type="float" office:value="0.92761671686747" calcext:value-type="float">
            <text:p>0.92761671686747</text:p>
          </table:table-cell>
          <table:table-cell office:value-type="float" office:value="0.985410391566265" calcext:value-type="float">
            <text:p>0.985410391566265</text:p>
          </table:table-cell>
          <table:table-cell office:value-type="float" office:value="0.890672063253012" calcext:value-type="float">
            <text:p>0.890672063253012</text:p>
          </table:table-cell>
          <table:table-cell office:value-type="float" office:value="0.898625753012048" calcext:value-type="float">
            <text:p>0.898625753012048</text:p>
          </table:table-cell>
          <table:table-cell office:value-type="float" office:value="0.994964231927711" calcext:value-type="float">
            <text:p>0.994964231927711</text:p>
          </table:table-cell>
          <table:table-cell office:value-type="float" office:value="0.932087725903614" calcext:value-type="float">
            <text:p>0.932087725903614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op_3</text:p>
          </table:table-cell>
          <table:table-cell office:value-type="float" office:value="0.97105609939759" calcext:value-type="float">
            <text:p>0.97105609939759</text:p>
          </table:table-cell>
          <table:table-cell office:value-type="float" office:value="0.952936746987952" calcext:value-type="float">
            <text:p>0.952936746987952</text:p>
          </table:table-cell>
          <table:table-cell office:value-type="float" office:value="0.993599397590361" calcext:value-type="float">
            <text:p>0.993599397590361</text:p>
          </table:table-cell>
          <table:table-cell office:value-type="float" office:value="0.964561370481928" calcext:value-type="float">
            <text:p>0.964561370481928</text:p>
          </table:table-cell>
          <table:table-cell office:value-type="float" office:value="0.940794427710843" calcext:value-type="float">
            <text:p>0.940794427710843</text:p>
          </table:table-cell>
          <table:table-cell office:value-type="float" office:value="0.998729292168675" calcext:value-type="float">
            <text:p>0.998729292168675</text:p>
          </table:table-cell>
          <table:table-cell office:value-type="float" office:value="0.933076054216867" calcext:value-type="float">
            <text:p>0.933076054216867</text:p>
          </table:table-cell>
        </table:table-row>
      </table:table>
      <table:table table:name="Cross validation" table:style-name="ta1">
        <table:table-column table:style-name="co3" table:default-cell-style-name="ce1"/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 office:value-type="string" calcext:value-type="string">
            <text:p>NE v1 balanced</text:p>
          </table:table-cell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  <table:table-cell table:style-name="Default" office:value-type="string" calcext:value-type="string">
            <text:p>NE v1 top_1</text:p>
          </table:table-cell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  <table:table-cell table:style-name="Default" office:value-type="string" calcext:value-type="string">
            <text:p>NE v1 top_2</text:p>
          </table:table-cell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966735112936345" calcext:value-type="float">
            <text:p>0.966735112936345</text:p>
          </table:table-cell>
          <table:table-cell office:value-type="float" office:value="0.670636550308008" calcext:value-type="float">
            <text:p>0.670636550308008</text:p>
          </table:table-cell>
          <table:table-cell office:value-type="float" office:value="0.716221765913758" calcext:value-type="float">
            <text:p>0.716221765913758</text:p>
          </table:table-cell>
          <table:table-cell office:value-type="float" office:value="0.551540041067762" calcext:value-type="float">
            <text:p>0.551540041067762</text:p>
          </table:table-cell>
          <table:table-cell office:value-type="float" office:value="0.5782340862423" calcext:value-type="float">
            <text:p>0.5782340862423</text:p>
          </table:table-cell>
          <table:table-cell office:value-type="float" office:value="0.896509240246406" calcext:value-type="float">
            <text:p>0.896509240246406</text:p>
          </table:table-cell>
          <table:table-cell office:value-type="float" office:value="0.936344969199179" calcext:value-type="float">
            <text:p>0.9363449691991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966735112936345" calcext:value-type="float">
            <text:p>0.966735112936345</text:p>
          </table:table-cell>
          <table:table-cell office:value-type="float" office:value="0.670636550308008" calcext:value-type="float">
            <text:p>0.670636550308008</text:p>
          </table:table-cell>
          <table:table-cell office:value-type="float" office:value="0.718275154004107" calcext:value-type="float">
            <text:p>0.718275154004107</text:p>
          </table:table-cell>
          <table:table-cell office:value-type="float" office:value="0.59917864476386" calcext:value-type="float">
            <text:p>0.59917864476386</text:p>
          </table:table-cell>
          <table:table-cell office:value-type="float" office:value="0.53305954825462" calcext:value-type="float">
            <text:p>0.53305954825462</text:p>
          </table:table-cell>
          <table:table-cell office:value-type="float" office:value="0.896509240246406" calcext:value-type="float">
            <text:p>0.896509240246406</text:p>
          </table:table-cell>
          <table:table-cell office:value-type="float" office:value="0.937987679671458" calcext:value-type="float">
            <text:p>0.93798767967145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994250513347023" calcext:value-type="float">
            <text:p>0.994250513347023</text:p>
          </table:table-cell>
          <table:table-cell office:value-type="float" office:value="0.904312114989733" calcext:value-type="float">
            <text:p>0.904312114989733</text:p>
          </table:table-cell>
          <table:table-cell office:value-type="float" office:value="0.862012320328542" calcext:value-type="float">
            <text:p>0.862012320328542</text:p>
          </table:table-cell>
          <table:table-cell office:value-type="float" office:value="0.846817248459959" calcext:value-type="float">
            <text:p>0.846817248459959</text:p>
          </table:table-cell>
          <table:table-cell office:value-type="float" office:value="0.834086242299795" calcext:value-type="float">
            <text:p>0.834086242299795</text:p>
          </table:table-cell>
          <table:table-cell office:value-type="float" office:value="0.976180698151951" calcext:value-type="float">
            <text:p>0.976180698151951</text:p>
          </table:table-cell>
          <table:table-cell office:value-type="float" office:value="0.95441478439425" calcext:value-type="float">
            <text:p>0.954414784394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59753593429158" calcext:value-type="float">
            <text:p>0.959753593429158</text:p>
          </table:table-cell>
          <table:table-cell office:value-type="float" office:value="0.669815195071869" calcext:value-type="float">
            <text:p>0.669815195071869</text:p>
          </table:table-cell>
          <table:table-cell office:value-type="float" office:value="0.736755646817248" calcext:value-type="float">
            <text:p>0.736755646817248</text:p>
          </table:table-cell>
          <table:table-cell office:value-type="float" office:value="0.429158110882957" calcext:value-type="float">
            <text:p>0.429158110882957</text:p>
          </table:table-cell>
          <table:table-cell office:value-type="float" office:value="0.545790554414784" calcext:value-type="float">
            <text:p>0.545790554414784</text:p>
          </table:table-cell>
          <table:table-cell office:value-type="float" office:value="0.895687885010267" calcext:value-type="float">
            <text:p>0.895687885010267</text:p>
          </table:table-cell>
          <table:table-cell office:value-type="float" office:value="0.937987679671458" calcext:value-type="float">
            <text:p>0.93798767967145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59753593429158" calcext:value-type="float">
            <text:p>0.959753593429158</text:p>
          </table:table-cell>
          <table:table-cell office:value-type="float" office:value="0.669815195071869" calcext:value-type="float">
            <text:p>0.669815195071869</text:p>
          </table:table-cell>
          <table:table-cell office:value-type="float" office:value="0.724845995893224" calcext:value-type="float">
            <text:p>0.724845995893224</text:p>
          </table:table-cell>
          <table:table-cell office:value-type="float" office:value="0.481724845995893" calcext:value-type="float">
            <text:p>0.481724845995893</text:p>
          </table:table-cell>
          <table:table-cell office:value-type="float" office:value="0.535112936344969" calcext:value-type="float">
            <text:p>0.535112936344969</text:p>
          </table:table-cell>
          <table:table-cell office:value-type="float" office:value="0.896098562628337" calcext:value-type="float">
            <text:p>0.896098562628337</text:p>
          </table:table-cell>
          <table:table-cell office:value-type="float" office:value="0.937166324435318" calcext:value-type="float">
            <text:p>0.93716632443531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88911704312115" calcext:value-type="float">
            <text:p>0.988911704312115</text:p>
          </table:table-cell>
          <table:table-cell office:value-type="float" office:value="0.915400410677618" calcext:value-type="float">
            <text:p>0.915400410677618</text:p>
          </table:table-cell>
          <table:table-cell office:value-type="float" office:value="0.890759753593429" calcext:value-type="float">
            <text:p>0.890759753593429</text:p>
          </table:table-cell>
          <table:table-cell office:value-type="float" office:value="0.775359342915811" calcext:value-type="float">
            <text:p>0.775359342915811</text:p>
          </table:table-cell>
          <table:table-cell office:value-type="float" office:value="0.77782340862423" calcext:value-type="float">
            <text:p>0.77782340862423</text:p>
          </table:table-cell>
          <table:table-cell office:value-type="float" office:value="0.97700205338809" calcext:value-type="float">
            <text:p>0.97700205338809</text:p>
          </table:table-cell>
          <table:table-cell office:value-type="float" office:value="0.944147843942505" calcext:value-type="float">
            <text:p>0.9441478439425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973305954825462" calcext:value-type="float">
            <text:p>0.973305954825462</text:p>
          </table:table-cell>
          <table:table-cell office:value-type="float" office:value="0.683778234086242" calcext:value-type="float">
            <text:p>0.683778234086242</text:p>
          </table:table-cell>
          <table:table-cell office:value-type="float" office:value="0.708829568788501" calcext:value-type="float">
            <text:p>0.708829568788501</text:p>
          </table:table-cell>
          <table:table-cell office:value-type="float" office:value="0.5564681724846" calcext:value-type="float">
            <text:p>0.5564681724846</text:p>
          </table:table-cell>
          <table:table-cell office:value-type="float" office:value="0.497330595482546" calcext:value-type="float">
            <text:p>0.497330595482546</text:p>
          </table:table-cell>
          <table:table-cell office:value-type="float" office:value="0.902669404517454" calcext:value-type="float">
            <text:p>0.902669404517454</text:p>
          </table:table-cell>
          <table:table-cell office:value-type="float" office:value="0.947843942505133" calcext:value-type="float">
            <text:p>0.94784394250513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973305954825462" calcext:value-type="float">
            <text:p>0.973305954825462</text:p>
          </table:table-cell>
          <table:table-cell office:value-type="float" office:value="0.683778234086242" calcext:value-type="float">
            <text:p>0.683778234086242</text:p>
          </table:table-cell>
          <table:table-cell office:value-type="float" office:value="0.708829568788501" calcext:value-type="float">
            <text:p>0.708829568788501</text:p>
          </table:table-cell>
          <table:table-cell office:value-type="float" office:value="0.559342915811088" calcext:value-type="float">
            <text:p>0.559342915811088</text:p>
          </table:table-cell>
          <table:table-cell office:value-type="float" office:value="0.540451745379877" calcext:value-type="float">
            <text:p>0.540451745379877</text:p>
          </table:table-cell>
          <table:table-cell office:value-type="float" office:value="0.901848049281314" calcext:value-type="float">
            <text:p>0.901848049281314</text:p>
          </table:table-cell>
          <table:table-cell office:value-type="float" office:value="0.948254620123203" calcext:value-type="float">
            <text:p>0.94825462012320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993839835728953" calcext:value-type="float">
            <text:p>0.993839835728953</text:p>
          </table:table-cell>
          <table:table-cell office:value-type="float" office:value="0.912114989733059" calcext:value-type="float">
            <text:p>0.912114989733059</text:p>
          </table:table-cell>
          <table:table-cell office:value-type="float" office:value="0.855441478439425" calcext:value-type="float">
            <text:p>0.855441478439425</text:p>
          </table:table-cell>
          <table:table-cell office:value-type="float" office:value="0.790143737166324" calcext:value-type="float">
            <text:p>0.790143737166324</text:p>
          </table:table-cell>
          <table:table-cell office:value-type="float" office:value="0.827515400410678" calcext:value-type="float">
            <text:p>0.827515400410678</text:p>
          </table:table-cell>
          <table:table-cell office:value-type="float" office:value="0.981108829568788" calcext:value-type="float">
            <text:p>0.981108829568788</text:p>
          </table:table-cell>
          <table:table-cell office:value-type="float" office:value="0.958521560574949" calcext:value-type="float">
            <text:p>0.9585215605749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68377823408624" calcext:value-type="float">
            <text:p>0.968377823408624</text:p>
          </table:table-cell>
          <table:table-cell office:value-type="float" office:value="0.676796714579055" calcext:value-type="float">
            <text:p>0.676796714579055</text:p>
          </table:table-cell>
          <table:table-cell office:value-type="float" office:value="0.731827515400411" calcext:value-type="float">
            <text:p>0.731827515400411</text:p>
          </table:table-cell>
          <table:table-cell office:value-type="float" office:value="0.558110882956879" calcext:value-type="float">
            <text:p>0.558110882956879</text:p>
          </table:table-cell>
          <table:table-cell office:value-type="float" office:value="0.560985626283368" calcext:value-type="float">
            <text:p>0.560985626283368</text:p>
          </table:table-cell>
          <table:table-cell office:value-type="float" office:value="0.891170431211499" calcext:value-type="float">
            <text:p>0.891170431211499</text:p>
          </table:table-cell>
          <table:table-cell office:value-type="float" office:value="0.936755646817248" calcext:value-type="float">
            <text:p>0.93675564681724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68377823408624" calcext:value-type="float">
            <text:p>0.968377823408624</text:p>
          </table:table-cell>
          <table:table-cell office:value-type="float" office:value="0.676796714579055" calcext:value-type="float">
            <text:p>0.676796714579055</text:p>
          </table:table-cell>
          <table:table-cell office:value-type="float" office:value="0.717453798767967" calcext:value-type="float">
            <text:p>0.717453798767967</text:p>
          </table:table-cell>
          <table:table-cell office:value-type="float" office:value="0.566735112936345" calcext:value-type="float">
            <text:p>0.566735112936345</text:p>
          </table:table-cell>
          <table:table-cell office:value-type="float" office:value="0.592197125256674" calcext:value-type="float">
            <text:p>0.592197125256674</text:p>
          </table:table-cell>
          <table:table-cell office:value-type="float" office:value="0.890759753593429" calcext:value-type="float">
            <text:p>0.890759753593429</text:p>
          </table:table-cell>
          <table:table-cell office:value-type="float" office:value="0.937577002053388" calcext:value-type="float">
            <text:p>0.93757700205338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95482546201232" calcext:value-type="float">
            <text:p>0.995482546201232</text:p>
          </table:table-cell>
          <table:table-cell office:value-type="float" office:value="0.908418891170431" calcext:value-type="float">
            <text:p>0.908418891170431</text:p>
          </table:table-cell>
          <table:table-cell office:value-type="float" office:value="0.855852156057495" calcext:value-type="float">
            <text:p>0.855852156057495</text:p>
          </table:table-cell>
          <table:table-cell office:value-type="float" office:value="0.840246406570842" calcext:value-type="float">
            <text:p>0.840246406570842</text:p>
          </table:table-cell>
          <table:table-cell office:value-type="float" office:value="0.870225872689938" calcext:value-type="float">
            <text:p>0.870225872689938</text:p>
          </table:table-cell>
          <table:table-cell office:value-type="float" office:value="0.971663244353183" calcext:value-type="float">
            <text:p>0.971663244353183</text:p>
          </table:table-cell>
          <table:table-cell office:value-type="float" office:value="0.951129363449692" calcext:value-type="float">
            <text:p>0.9511293634496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67145790554415" calcext:value-type="float">
            <text:p>0.967145790554415</text:p>
          </table:table-cell>
          <table:table-cell office:value-type="float" office:value="0.673921971252567" calcext:value-type="float">
            <text:p>0.673921971252567</text:p>
          </table:table-cell>
          <table:table-cell office:value-type="float" office:value="0.749075975359343" calcext:value-type="float">
            <text:p>0.749075975359343</text:p>
          </table:table-cell>
          <table:table-cell office:value-type="float" office:value="0.462012320328542" calcext:value-type="float">
            <text:p>0.462012320328542</text:p>
          </table:table-cell>
          <table:table-cell office:value-type="float" office:value="0.51088295687885" calcext:value-type="float">
            <text:p>0.51088295687885</text:p>
          </table:table-cell>
          <table:table-cell office:value-type="float" office:value="0.898151950718686" calcext:value-type="float">
            <text:p>0.898151950718686</text:p>
          </table:table-cell>
          <table:table-cell office:value-type="float" office:value="0.939219712525667" calcext:value-type="float">
            <text:p>0.939219712525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67145790554415" calcext:value-type="float">
            <text:p>0.967145790554415</text:p>
          </table:table-cell>
          <table:table-cell office:value-type="float" office:value="0.673921971252567" calcext:value-type="float">
            <text:p>0.673921971252567</text:p>
          </table:table-cell>
          <table:table-cell office:value-type="float" office:value="0.713347022587269" calcext:value-type="float">
            <text:p>0.713347022587269</text:p>
          </table:table-cell>
          <table:table-cell office:value-type="float" office:value="0.57864476386037" calcext:value-type="float">
            <text:p>0.57864476386037</text:p>
          </table:table-cell>
          <table:table-cell office:value-type="float" office:value="0.517864476386037" calcext:value-type="float">
            <text:p>0.517864476386037</text:p>
          </table:table-cell>
          <table:table-cell office:value-type="float" office:value="0.898973305954825" calcext:value-type="float">
            <text:p>0.898973305954825</text:p>
          </table:table-cell>
          <table:table-cell office:value-type="float" office:value="0.936755646817248" calcext:value-type="float">
            <text:p>0.93675564681724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97125256673511" calcext:value-type="float">
            <text:p>0.997125256673511</text:p>
          </table:table-cell>
          <table:table-cell office:value-type="float" office:value="0.895277207392197" calcext:value-type="float">
            <text:p>0.895277207392197</text:p>
          </table:table-cell>
          <table:table-cell office:value-type="float" office:value="0.861190965092403" calcext:value-type="float">
            <text:p>0.861190965092403</text:p>
          </table:table-cell>
          <table:table-cell office:value-type="float" office:value="0.7782340862423" calcext:value-type="float">
            <text:p>0.7782340862423</text:p>
          </table:table-cell>
          <table:table-cell office:value-type="float" office:value="0.79958932238193" calcext:value-type="float">
            <text:p>0.79958932238193</text:p>
          </table:table-cell>
          <table:table-cell office:value-type="float" office:value="0.976180698151951" calcext:value-type="float">
            <text:p>0.976180698151951</text:p>
          </table:table-cell>
          <table:table-cell office:value-type="float" office:value="0.953182751540041" calcext:value-type="float">
            <text:p>0.9531827515400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73305954825462" calcext:value-type="float">
            <text:p>0.973305954825462</text:p>
          </table:table-cell>
          <table:table-cell office:value-type="float" office:value="0.683778234086242" calcext:value-type="float">
            <text:p>0.683778234086242</text:p>
          </table:table-cell>
          <table:table-cell office:value-type="float" office:value="0.749075975359343" calcext:value-type="float">
            <text:p>0.749075975359343</text:p>
          </table:table-cell>
          <table:table-cell office:value-type="float" office:value="0.558110882956879" calcext:value-type="float">
            <text:p>0.558110882956879</text:p>
          </table:table-cell>
          <table:table-cell office:value-type="float" office:value="0.5782340862423" calcext:value-type="float">
            <text:p>0.5782340862423</text:p>
          </table:table-cell>
          <table:table-cell office:value-type="float" office:value="0.902669404517454" calcext:value-type="float">
            <text:p>0.902669404517454</text:p>
          </table:table-cell>
          <table:table-cell office:value-type="float" office:value="0.947843942505133" calcext:value-type="float">
            <text:p>0.94784394250513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73305954825462" calcext:value-type="float">
            <text:p>0.973305954825462</text:p>
          </table:table-cell>
          <table:table-cell office:value-type="float" office:value="0.683778234086242" calcext:value-type="float">
            <text:p>0.683778234086242</text:p>
          </table:table-cell>
          <table:table-cell office:value-type="float" office:value="0.724845995893224" calcext:value-type="float">
            <text:p>0.724845995893224</text:p>
          </table:table-cell>
          <table:table-cell office:value-type="float" office:value="0.59917864476386" calcext:value-type="float">
            <text:p>0.59917864476386</text:p>
          </table:table-cell>
          <table:table-cell office:value-type="float" office:value="0.592197125256674" calcext:value-type="float">
            <text:p>0.592197125256674</text:p>
          </table:table-cell>
          <table:table-cell office:value-type="float" office:value="0.901848049281314" calcext:value-type="float">
            <text:p>0.901848049281314</text:p>
          </table:table-cell>
          <table:table-cell office:value-type="float" office:value="0.948254620123203" calcext:value-type="float">
            <text:p>0.94825462012320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97125256673511" calcext:value-type="float">
            <text:p>0.997125256673511</text:p>
          </table:table-cell>
          <table:table-cell office:value-type="float" office:value="0.915400410677618" calcext:value-type="float">
            <text:p>0.915400410677618</text:p>
          </table:table-cell>
          <table:table-cell office:value-type="float" office:value="0.890759753593429" calcext:value-type="float">
            <text:p>0.890759753593429</text:p>
          </table:table-cell>
          <table:table-cell office:value-type="float" office:value="0.846817248459959" calcext:value-type="float">
            <text:p>0.846817248459959</text:p>
          </table:table-cell>
          <table:table-cell office:value-type="float" office:value="0.870225872689938" calcext:value-type="float">
            <text:p>0.870225872689938</text:p>
          </table:table-cell>
          <table:table-cell office:value-type="float" office:value="0.981108829568788" calcext:value-type="float">
            <text:p>0.981108829568788</text:p>
          </table:table-cell>
          <table:table-cell office:value-type="float" office:value="0.958521560574949" calcext:value-type="float">
            <text:p>0.9585215605749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967063655030801" calcext:value-type="float">
            <text:p>0.967063655030801</text:p>
          </table:table-cell>
          <table:table-cell office:value-type="float" office:value="0.674989733059548" calcext:value-type="float">
            <text:p>0.674989733059548</text:p>
          </table:table-cell>
          <table:table-cell office:value-type="float" office:value="0.728542094455852" calcext:value-type="float">
            <text:p>0.728542094455852</text:p>
          </table:table-cell>
          <table:table-cell office:value-type="float" office:value="0.511457905544148" calcext:value-type="float">
            <text:p>0.511457905544148</text:p>
          </table:table-cell>
          <table:table-cell office:value-type="float" office:value="0.53864476386037" calcext:value-type="float">
            <text:p>0.53864476386037</text:p>
          </table:table-cell>
          <table:table-cell office:value-type="float" office:value="0.896837782340862" calcext:value-type="float">
            <text:p>0.896837782340862</text:p>
          </table:table-cell>
          <table:table-cell office:value-type="float" office:value="0.939630390143737" calcext:value-type="float">
            <text:p>0.93963039014373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967063655030801" calcext:value-type="float">
            <text:p>0.967063655030801</text:p>
          </table:table-cell>
          <table:table-cell office:value-type="float" office:value="0.674989733059548" calcext:value-type="float">
            <text:p>0.674989733059548</text:p>
          </table:table-cell>
          <table:table-cell office:value-type="float" office:value="0.716550308008214" calcext:value-type="float">
            <text:p>0.716550308008214</text:p>
          </table:table-cell>
          <table:table-cell office:value-type="float" office:value="0.557125256673511" calcext:value-type="float">
            <text:p>0.557125256673511</text:p>
          </table:table-cell>
          <table:table-cell office:value-type="float" office:value="0.543737166324435" calcext:value-type="float">
            <text:p>0.543737166324435</text:p>
          </table:table-cell>
          <table:table-cell office:value-type="float" office:value="0.896837782340862" calcext:value-type="float">
            <text:p>0.896837782340862</text:p>
          </table:table-cell>
          <table:table-cell office:value-type="float" office:value="0.939548254620123" calcext:value-type="float">
            <text:p>0.93954825462012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993921971252567" calcext:value-type="float">
            <text:p>0.993921971252567</text:p>
          </table:table-cell>
          <table:table-cell office:value-type="float" office:value="0.907104722792608" calcext:value-type="float">
            <text:p>0.907104722792608</text:p>
          </table:table-cell>
          <table:table-cell office:value-type="float" office:value="0.865051334702259" calcext:value-type="float">
            <text:p>0.865051334702259</text:p>
          </table:table-cell>
          <table:table-cell office:value-type="float" office:value="0.806160164271047" calcext:value-type="float">
            <text:p>0.806160164271047</text:p>
          </table:table-cell>
          <table:table-cell office:value-type="float" office:value="0.821848049281314" calcext:value-type="float">
            <text:p>0.821848049281314</text:p>
          </table:table-cell>
          <table:table-cell office:value-type="float" office:value="0.976427104722793" calcext:value-type="float">
            <text:p>0.976427104722793</text:p>
          </table:table-cell>
          <table:table-cell office:value-type="float" office:value="0.952279260780288" calcext:value-type="float">
            <text:p>0.9522792607802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0434154424193922" calcext:value-type="float">
            <text:p>0.00434154424193922</text:p>
          </table:table-cell>
          <table:table-cell office:value-type="float" office:value="0.00504715942365083" calcext:value-type="float">
            <text:p>0.00504715942365083</text:p>
          </table:table-cell>
          <table:table-cell office:value-type="float" office:value="0.0144240830676075" calcext:value-type="float">
            <text:p>0.0144240830676075</text:p>
          </table:table-cell>
          <table:table-cell office:value-type="float" office:value="0.0548217550216058" calcext:value-type="float">
            <text:p>0.0548217550216058</text:p>
          </table:table-cell>
          <table:table-cell office:value-type="float" office:value="0.0303152415089887" calcext:value-type="float">
            <text:p>0.0303152415089887</text:p>
          </table:table-cell>
          <table:table-cell office:value-type="float" office:value="0.00372247037162207" calcext:value-type="float">
            <text:p>0.00372247037162207</text:p>
          </table:table-cell>
          <table:table-cell office:value-type="float" office:value="0.00422818486282835" calcext:value-type="float">
            <text:p>0.0042281848628283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0434154424193922" calcext:value-type="float">
            <text:p>0.00434154424193922</text:p>
          </table:table-cell>
          <table:table-cell office:value-type="float" office:value="0.00504715942365083" calcext:value-type="float">
            <text:p>0.00504715942365083</text:p>
          </table:table-cell>
          <table:table-cell office:value-type="float" office:value="0.00533817718579777" calcext:value-type="float">
            <text:p>0.00533817718579777</text:p>
          </table:table-cell>
          <table:table-cell office:value-type="float" office:value="0.0400351493546334" calcext:value-type="float">
            <text:p>0.0400351493546334</text:p>
          </table:table-cell>
          <table:table-cell office:value-type="float" office:value="0.0253651200096874" calcext:value-type="float">
            <text:p>0.0253651200096874</text:p>
          </table:table-cell>
          <table:table-cell office:value-type="float" office:value="0.00366769832636813" calcext:value-type="float">
            <text:p>0.00366769832636813</text:p>
          </table:table-cell>
          <table:table-cell office:value-type="float" office:value="0.00437251142643324" calcext:value-type="float">
            <text:p>0.0043725114264332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0275368453622016" calcext:value-type="float">
            <text:p>0.00275368453622016</text:p>
          </table:table-cell>
          <table:table-cell office:value-type="float" office:value="0.00697620283123979" calcext:value-type="float">
            <text:p>0.00697620283123979</text:p>
          </table:table-cell>
          <table:table-cell office:value-type="float" office:value="0.0131303852868288" calcext:value-type="float">
            <text:p>0.0131303852868288</text:p>
          </table:table-cell>
          <table:table-cell office:value-type="float" office:value="0.0309837143554169" calcext:value-type="float">
            <text:p>0.0309837143554169</text:p>
          </table:table-cell>
          <table:table-cell office:value-type="float" office:value="0.0314830936952005" calcext:value-type="float">
            <text:p>0.0314830936952005</text:p>
          </table:table-cell>
          <table:table-cell office:value-type="float" office:value="0.00300216293757653" calcext:value-type="float">
            <text:p>0.00300216293757653</text:p>
          </table:table-cell>
          <table:table-cell office:value-type="float" office:value="0.00472832458796688" calcext:value-type="float">
            <text:p>0.00472832458796688</text:p>
          </table:table-cell>
        </table:table-row>
        <table:table-row table:style-name="ro2">
          <table:table-cell table:style-name="Default"/>
          <table:table-cell table:number-columns-repeated="9"/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Newport v1 balanced</text:p>
          </table:table-cell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  <table:table-cell table:style-name="Default" office:value-type="string" calcext:value-type="string">
            <text:p>Newport v1 top_1</text:p>
          </table:table-cell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  <table:table-cell table:style-name="Default" office:value-type="string" calcext:value-type="string">
            <text:p>Newport v1 top_2</text:p>
          </table:table-cell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891465470860622" calcext:value-type="float">
            <text:p>0.891465470860622</text:p>
          </table:table-cell>
          <table:table-cell office:value-type="float" office:value="0.617729499183275" calcext:value-type="float">
            <text:p>0.617729499183275</text:p>
          </table:table-cell>
          <table:table-cell office:value-type="float" office:value="0.555370301326749" calcext:value-type="float">
            <text:p>0.555370301326749</text:p>
          </table:table-cell>
          <table:table-cell office:value-type="float" office:value="0.492055246667661" calcext:value-type="float">
            <text:p>0.492055246667661</text:p>
          </table:table-cell>
          <table:table-cell office:value-type="float" office:value="0.413226882112506" calcext:value-type="float">
            <text:p>0.413226882112506</text:p>
          </table:table-cell>
          <table:table-cell office:value-type="float" office:value="0.750222571263203" calcext:value-type="float">
            <text:p>0.750222571263203</text:p>
          </table:table-cell>
          <table:table-cell office:value-type="float" office:value="0.905101518653839" calcext:value-type="float">
            <text:p>0.90510151865383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944928546531893" calcext:value-type="float">
            <text:p>0.944928546531893</text:p>
          </table:table-cell>
          <table:table-cell office:value-type="float" office:value="0.711746253049843" calcext:value-type="float">
            <text:p>0.711746253049843</text:p>
          </table:table-cell>
          <table:table-cell office:value-type="float" office:value="0.777622865109794" calcext:value-type="float">
            <text:p>0.777622865109794</text:p>
          </table:table-cell>
          <table:table-cell office:value-type="float" office:value="0.666085744161729" calcext:value-type="float">
            <text:p>0.666085744161729</text:p>
          </table:table-cell>
          <table:table-cell office:value-type="float" office:value="0.600209132101778" calcext:value-type="float">
            <text:p>0.600209132101778</text:p>
          </table:table-cell>
          <table:table-cell office:value-type="float" office:value="0.867898222377135" calcext:value-type="float">
            <text:p>0.867898222377135</text:p>
          </table:table-cell>
          <table:table-cell office:value-type="float" office:value="0.928197978389683" calcext:value-type="float">
            <text:p>0.92819797838968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989543394911119" calcext:value-type="float">
            <text:p>0.989543394911119</text:p>
          </table:table-cell>
          <table:table-cell office:value-type="float" office:value="0.884280237016382" calcext:value-type="float">
            <text:p>0.884280237016382</text:p>
          </table:table-cell>
          <table:table-cell office:value-type="float" office:value="0.866852561868247" calcext:value-type="float">
            <text:p>0.866852561868247</text:p>
          </table:table-cell>
          <table:table-cell office:value-type="float" office:value="0.81317532241199" calcext:value-type="float">
            <text:p>0.81317532241199</text:p>
          </table:table-cell>
          <table:table-cell office:value-type="float" office:value="0.813523875914953" calcext:value-type="float">
            <text:p>0.813523875914953</text:p>
          </table:table-cell>
          <table:table-cell office:value-type="float" office:value="0.951899616591147" calcext:value-type="float">
            <text:p>0.951899616591147</text:p>
          </table:table-cell>
          <table:table-cell office:value-type="float" office:value="0.947716974555594" calcext:value-type="float">
            <text:p>0.9477169745555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0451511913119" calcext:value-type="float">
            <text:p>0.90451511913119</text:p>
          </table:table-cell>
          <table:table-cell office:value-type="float" office:value="0.6495891918916" calcext:value-type="float">
            <text:p>0.6495891918916</text:p>
          </table:table-cell>
          <table:table-cell office:value-type="float" office:value="0.573863572392898" calcext:value-type="float">
            <text:p>0.573863572392898</text:p>
          </table:table-cell>
          <table:table-cell office:value-type="float" office:value="0.503173141512921" calcext:value-type="float">
            <text:p>0.503173141512921</text:p>
          </table:table-cell>
          <table:table-cell office:value-type="float" office:value="0.424842528793457" calcext:value-type="float">
            <text:p>0.424842528793457</text:p>
          </table:table-cell>
          <table:table-cell office:value-type="float" office:value="0.754127697528742" calcext:value-type="float">
            <text:p>0.754127697528742</text:p>
          </table:table-cell>
          <table:table-cell office:value-type="float" office:value="0.912505192598062" calcext:value-type="float">
            <text:p>0.91250519259806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54323570432357" calcext:value-type="float">
            <text:p>0.954323570432357</text:p>
          </table:table-cell>
          <table:table-cell office:value-type="float" office:value="0.744072524407252" calcext:value-type="float">
            <text:p>0.744072524407252</text:p>
          </table:table-cell>
          <table:table-cell office:value-type="float" office:value="0.79741980474198" calcext:value-type="float">
            <text:p>0.79741980474198</text:p>
          </table:table-cell>
          <table:table-cell office:value-type="float" office:value="0.661785216178522" calcext:value-type="float">
            <text:p>0.661785216178522</text:p>
          </table:table-cell>
          <table:table-cell office:value-type="float" office:value="0.617503486750349" calcext:value-type="float">
            <text:p>0.617503486750349</text:p>
          </table:table-cell>
          <table:table-cell office:value-type="float" office:value="0.870990237099024" calcext:value-type="float">
            <text:p>0.870990237099024</text:p>
          </table:table-cell>
          <table:table-cell office:value-type="float" office:value="0.938981868898187" calcext:value-type="float">
            <text:p>0.93898186889818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89539748953975" calcext:value-type="float">
            <text:p>0.989539748953975</text:p>
          </table:table-cell>
          <table:table-cell office:value-type="float" office:value="0.896094839609484" calcext:value-type="float">
            <text:p>0.896094839609484</text:p>
          </table:table-cell>
          <table:table-cell office:value-type="float" office:value="0.872384937238494" calcext:value-type="float">
            <text:p>0.872384937238494</text:p>
          </table:table-cell>
          <table:table-cell office:value-type="float" office:value="0.856345885634589" calcext:value-type="float">
            <text:p>0.856345885634589</text:p>
          </table:table-cell>
          <table:table-cell office:value-type="float" office:value="0.792189679218968" calcext:value-type="float">
            <text:p>0.792189679218968</text:p>
          </table:table-cell>
          <table:table-cell office:value-type="float" office:value="0.964435146443515" calcext:value-type="float">
            <text:p>0.964435146443515</text:p>
          </table:table-cell>
          <table:table-cell office:value-type="float" office:value="0.955369595536959" calcext:value-type="float">
            <text:p>0.9553695955369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876796391544856" calcext:value-type="float">
            <text:p>0.876796391544856</text:p>
          </table:table-cell>
          <table:table-cell office:value-type="float" office:value="0.613563839527638" calcext:value-type="float">
            <text:p>0.613563839527638</text:p>
          </table:table-cell>
          <table:table-cell office:value-type="float" office:value="0.561934625784518" calcext:value-type="float">
            <text:p>0.561934625784518</text:p>
          </table:table-cell>
          <table:table-cell office:value-type="float" office:value="0.445805794472383" calcext:value-type="float">
            <text:p>0.445805794472383</text:p>
          </table:table-cell>
          <table:table-cell office:value-type="float" office:value="0.40826640982863" calcext:value-type="float">
            <text:p>0.40826640982863</text:p>
          </table:table-cell>
          <table:table-cell office:value-type="float" office:value="0.7587630113341" calcext:value-type="float">
            <text:p>0.7587630113341</text:p>
          </table:table-cell>
          <table:table-cell office:value-type="float" office:value="0.885994558110643" calcext:value-type="float">
            <text:p>0.88599455811064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945258019525802" calcext:value-type="float">
            <text:p>0.945258019525802</text:p>
          </table:table-cell>
          <table:table-cell office:value-type="float" office:value="0.726987447698745" calcext:value-type="float">
            <text:p>0.726987447698745</text:p>
          </table:table-cell>
          <table:table-cell office:value-type="float" office:value="0.800906555090656" calcext:value-type="float">
            <text:p>0.800906555090656</text:p>
          </table:table-cell>
          <table:table-cell office:value-type="float" office:value="0.680962343096234" calcext:value-type="float">
            <text:p>0.680962343096234</text:p>
          </table:table-cell>
          <table:table-cell office:value-type="float" office:value="0.592050209205021" calcext:value-type="float">
            <text:p>0.592050209205021</text:p>
          </table:table-cell>
          <table:table-cell office:value-type="float" office:value="0.877615062761506" calcext:value-type="float">
            <text:p>0.877615062761506</text:p>
          </table:table-cell>
          <table:table-cell office:value-type="float" office:value="0.933054393305439" calcext:value-type="float">
            <text:p>0.93305439330543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988145048814505" calcext:value-type="float">
            <text:p>0.988145048814505</text:p>
          </table:table-cell>
          <table:table-cell office:value-type="float" office:value="0.884937238493724" calcext:value-type="float">
            <text:p>0.884937238493724</text:p>
          </table:table-cell>
          <table:table-cell office:value-type="float" office:value="0.875871687587169" calcext:value-type="float">
            <text:p>0.875871687587169</text:p>
          </table:table-cell>
          <table:table-cell office:value-type="float" office:value="0.880753138075314" calcext:value-type="float">
            <text:p>0.880753138075314</text:p>
          </table:table-cell>
          <table:table-cell office:value-type="float" office:value="0.806485355648536" calcext:value-type="float">
            <text:p>0.806485355648536</text:p>
          </table:table-cell>
          <table:table-cell office:value-type="float" office:value="0.961297071129707" calcext:value-type="float">
            <text:p>0.961297071129707</text:p>
          </table:table-cell>
          <table:table-cell office:value-type="float" office:value="0.950488145048814" calcext:value-type="float">
            <text:p>0.9504881450488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896630246793931" calcext:value-type="float">
            <text:p>0.896630246793931</text:p>
          </table:table-cell>
          <table:table-cell office:value-type="float" office:value="0.612292289908937" calcext:value-type="float">
            <text:p>0.612292289908937</text:p>
          </table:table-cell>
          <table:table-cell office:value-type="float" office:value="0.555402492103338" calcext:value-type="float">
            <text:p>0.555402492103338</text:p>
          </table:table-cell>
          <table:table-cell office:value-type="float" office:value="0.46787527702151" calcext:value-type="float">
            <text:p>0.46787527702151</text:p>
          </table:table-cell>
          <table:table-cell office:value-type="float" office:value="0.447214510537293" calcext:value-type="float">
            <text:p>0.447214510537293</text:p>
          </table:table-cell>
          <table:table-cell office:value-type="float" office:value="0.768011228129483" calcext:value-type="float">
            <text:p>0.768011228129483</text:p>
          </table:table-cell>
          <table:table-cell office:value-type="float" office:value="0.902918271692662" calcext:value-type="float">
            <text:p>0.90291827169266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51534170153417" calcext:value-type="float">
            <text:p>0.951534170153417</text:p>
          </table:table-cell>
          <table:table-cell office:value-type="float" office:value="0.701534170153417" calcext:value-type="float">
            <text:p>0.701534170153417</text:p>
          </table:table-cell>
          <table:table-cell office:value-type="float" office:value="0.78347280334728" calcext:value-type="float">
            <text:p>0.78347280334728</text:p>
          </table:table-cell>
          <table:table-cell office:value-type="float" office:value="0.665969316596932" calcext:value-type="float">
            <text:p>0.665969316596932</text:p>
          </table:table-cell>
          <table:table-cell office:value-type="float" office:value="0.666317991631799" calcext:value-type="float">
            <text:p>0.666317991631799</text:p>
          </table:table-cell>
          <table:table-cell office:value-type="float" office:value="0.879358437935844" calcext:value-type="float">
            <text:p>0.879358437935844</text:p>
          </table:table-cell>
          <table:table-cell office:value-type="float" office:value="0.933751743375174" calcext:value-type="float">
            <text:p>0.93375174337517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92677824267782" calcext:value-type="float">
            <text:p>0.992677824267782</text:p>
          </table:table-cell>
          <table:table-cell office:value-type="float" office:value="0.883542538354254" calcext:value-type="float">
            <text:p>0.883542538354254</text:p>
          </table:table-cell>
          <table:table-cell office:value-type="float" office:value="0.867154811715481" calcext:value-type="float">
            <text:p>0.867154811715481</text:p>
          </table:table-cell>
          <table:table-cell office:value-type="float" office:value="0.829149232914923" calcext:value-type="float">
            <text:p>0.829149232914923</text:p>
          </table:table-cell>
          <table:table-cell office:value-type="float" office:value="0.828103207810321" calcext:value-type="float">
            <text:p>0.828103207810321</text:p>
          </table:table-cell>
          <table:table-cell office:value-type="float" office:value="0.96652719665272" calcext:value-type="float">
            <text:p>0.96652719665272</text:p>
          </table:table-cell>
          <table:table-cell office:value-type="float" office:value="0.954323570432357" calcext:value-type="float">
            <text:p>0.9543235704323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09999719134982" calcext:value-type="float">
            <text:p>0.909999719134982</text:p>
          </table:table-cell>
          <table:table-cell office:value-type="float" office:value="0.640049132768303" calcext:value-type="float">
            <text:p>0.640049132768303</text:p>
          </table:table-cell>
          <table:table-cell office:value-type="float" office:value="0.561470733248568" calcext:value-type="float">
            <text:p>0.561470733248568</text:p>
          </table:table-cell>
          <table:table-cell office:value-type="float" office:value="0.458329515127441" calcext:value-type="float">
            <text:p>0.458329515127441</text:p>
          </table:table-cell>
          <table:table-cell office:value-type="float" office:value="0.404326908733063" calcext:value-type="float">
            <text:p>0.404326908733063</text:p>
          </table:table-cell>
          <table:table-cell office:value-type="float" office:value="0.750690278105533" calcext:value-type="float">
            <text:p>0.750690278105533</text:p>
          </table:table-cell>
          <table:table-cell office:value-type="float" office:value="0.920394572176479" calcext:value-type="float">
            <text:p>0.92039457217647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56066945606695" calcext:value-type="float">
            <text:p>0.956066945606695</text:p>
          </table:table-cell>
          <table:table-cell office:value-type="float" office:value="0.735355648535565" calcext:value-type="float">
            <text:p>0.735355648535565</text:p>
          </table:table-cell>
          <table:table-cell office:value-type="float" office:value="0.786610878661088" calcext:value-type="float">
            <text:p>0.786610878661088</text:p>
          </table:table-cell>
          <table:table-cell office:value-type="float" office:value="0.676429567642957" calcext:value-type="float">
            <text:p>0.676429567642957</text:p>
          </table:table-cell>
          <table:table-cell office:value-type="float" office:value="0.631101813110181" calcext:value-type="float">
            <text:p>0.631101813110181</text:p>
          </table:table-cell>
          <table:table-cell office:value-type="float" office:value="0.870990237099024" calcext:value-type="float">
            <text:p>0.870990237099024</text:p>
          </table:table-cell>
          <table:table-cell office:value-type="float" office:value="0.938981868898187" calcext:value-type="float">
            <text:p>0.93898186889818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91283124128312" calcext:value-type="float">
            <text:p>0.991283124128312</text:p>
          </table:table-cell>
          <table:table-cell office:value-type="float" office:value="0.888772663877266" calcext:value-type="float">
            <text:p>0.888772663877266</text:p>
          </table:table-cell>
          <table:table-cell office:value-type="float" office:value="0.873082287308229" calcext:value-type="float">
            <text:p>0.873082287308229</text:p>
          </table:table-cell>
          <table:table-cell office:value-type="float" office:value="0.886680613668061" calcext:value-type="float">
            <text:p>0.886680613668061</text:p>
          </table:table-cell>
          <table:table-cell office:value-type="float" office:value="0.814853556485356" calcext:value-type="float">
            <text:p>0.814853556485356</text:p>
          </table:table-cell>
          <table:table-cell office:value-type="float" office:value="0.962691771269177" calcext:value-type="float">
            <text:p>0.962691771269177</text:p>
          </table:table-cell>
          <table:table-cell office:value-type="float" office:value="0.958507670850767" calcext:value-type="float">
            <text:p>0.9585076708507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09999719134982" calcext:value-type="float">
            <text:p>0.909999719134982</text:p>
          </table:table-cell>
          <table:table-cell office:value-type="float" office:value="0.6495891918916" calcext:value-type="float">
            <text:p>0.6495891918916</text:p>
          </table:table-cell>
          <table:table-cell office:value-type="float" office:value="0.573863572392898" calcext:value-type="float">
            <text:p>0.573863572392898</text:p>
          </table:table-cell>
          <table:table-cell office:value-type="float" office:value="0.503173141512921" calcext:value-type="float">
            <text:p>0.503173141512921</text:p>
          </table:table-cell>
          <table:table-cell office:value-type="float" office:value="0.447214510537293" calcext:value-type="float">
            <text:p>0.447214510537293</text:p>
          </table:table-cell>
          <table:table-cell office:value-type="float" office:value="0.768011228129483" calcext:value-type="float">
            <text:p>0.768011228129483</text:p>
          </table:table-cell>
          <table:table-cell office:value-type="float" office:value="0.920394572176479" calcext:value-type="float">
            <text:p>0.92039457217647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56066945606695" calcext:value-type="float">
            <text:p>0.956066945606695</text:p>
          </table:table-cell>
          <table:table-cell office:value-type="float" office:value="0.744072524407252" calcext:value-type="float">
            <text:p>0.744072524407252</text:p>
          </table:table-cell>
          <table:table-cell office:value-type="float" office:value="0.800906555090656" calcext:value-type="float">
            <text:p>0.800906555090656</text:p>
          </table:table-cell>
          <table:table-cell office:value-type="float" office:value="0.680962343096234" calcext:value-type="float">
            <text:p>0.680962343096234</text:p>
          </table:table-cell>
          <table:table-cell office:value-type="float" office:value="0.666317991631799" calcext:value-type="float">
            <text:p>0.666317991631799</text:p>
          </table:table-cell>
          <table:table-cell office:value-type="float" office:value="0.879358437935844" calcext:value-type="float">
            <text:p>0.879358437935844</text:p>
          </table:table-cell>
          <table:table-cell office:value-type="float" office:value="0.938981868898187" calcext:value-type="float">
            <text:p>0.93898186889818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92677824267782" calcext:value-type="float">
            <text:p>0.992677824267782</text:p>
          </table:table-cell>
          <table:table-cell office:value-type="float" office:value="0.896094839609484" calcext:value-type="float">
            <text:p>0.896094839609484</text:p>
          </table:table-cell>
          <table:table-cell office:value-type="float" office:value="0.875871687587169" calcext:value-type="float">
            <text:p>0.875871687587169</text:p>
          </table:table-cell>
          <table:table-cell office:value-type="float" office:value="0.886680613668061" calcext:value-type="float">
            <text:p>0.886680613668061</text:p>
          </table:table-cell>
          <table:table-cell office:value-type="float" office:value="0.828103207810321" calcext:value-type="float">
            <text:p>0.828103207810321</text:p>
          </table:table-cell>
          <table:table-cell office:value-type="float" office:value="0.96652719665272" calcext:value-type="float">
            <text:p>0.96652719665272</text:p>
          </table:table-cell>
          <table:table-cell office:value-type="float" office:value="0.958507670850767" calcext:value-type="float">
            <text:p>0.9585076708507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895881389493116" calcext:value-type="float">
            <text:p>0.895881389493116</text:p>
          </table:table-cell>
          <table:table-cell office:value-type="float" office:value="0.62664479065595" calcext:value-type="float">
            <text:p>0.62664479065595</text:p>
          </table:table-cell>
          <table:table-cell office:value-type="float" office:value="0.561608344971214" calcext:value-type="float">
            <text:p>0.561608344971214</text:p>
          </table:table-cell>
          <table:table-cell office:value-type="float" office:value="0.473447794960383" calcext:value-type="float">
            <text:p>0.473447794960383</text:p>
          </table:table-cell>
          <table:table-cell office:value-type="float" office:value="0.41957544800099" calcext:value-type="float">
            <text:p>0.41957544800099</text:p>
          </table:table-cell>
          <table:table-cell office:value-type="float" office:value="0.756362957272212" calcext:value-type="float">
            <text:p>0.756362957272212</text:p>
          </table:table-cell>
          <table:table-cell office:value-type="float" office:value="0.905382822646337" calcext:value-type="float">
            <text:p>0.90538282264633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950422250450032" calcext:value-type="float">
            <text:p>0.950422250450032</text:p>
          </table:table-cell>
          <table:table-cell office:value-type="float" office:value="0.723939208768964" calcext:value-type="float">
            <text:p>0.723939208768964</text:p>
          </table:table-cell>
          <table:table-cell office:value-type="float" office:value="0.78920658139016" calcext:value-type="float">
            <text:p>0.78920658139016</text:p>
          </table:table-cell>
          <table:table-cell office:value-type="float" office:value="0.670246437535275" calcext:value-type="float">
            <text:p>0.670246437535275</text:p>
          </table:table-cell>
          <table:table-cell office:value-type="float" office:value="0.621436526559825" calcext:value-type="float">
            <text:p>0.621436526559825</text:p>
          </table:table-cell>
          <table:table-cell office:value-type="float" office:value="0.873370439454506" calcext:value-type="float">
            <text:p>0.873370439454506</text:p>
          </table:table-cell>
          <table:table-cell office:value-type="float" office:value="0.934593570573334" calcext:value-type="float">
            <text:p>0.93459357057333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990237828215139" calcext:value-type="float">
            <text:p>0.990237828215139</text:p>
          </table:table-cell>
          <table:table-cell office:value-type="float" office:value="0.887525503470222" calcext:value-type="float">
            <text:p>0.887525503470222</text:p>
          </table:table-cell>
          <table:table-cell office:value-type="float" office:value="0.871069257143524" calcext:value-type="float">
            <text:p>0.871069257143524</text:p>
          </table:table-cell>
          <table:table-cell office:value-type="float" office:value="0.853220838540975" calcext:value-type="float">
            <text:p>0.853220838540975</text:p>
          </table:table-cell>
          <table:table-cell office:value-type="float" office:value="0.811031135015627" calcext:value-type="float">
            <text:p>0.811031135015627</text:p>
          </table:table-cell>
          <table:table-cell office:value-type="float" office:value="0.961370160417253" calcext:value-type="float">
            <text:p>0.961370160417253</text:p>
          </table:table-cell>
          <table:table-cell office:value-type="float" office:value="0.953281191284898" calcext:value-type="float">
            <text:p>0.9532811912848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114731581585074" calcext:value-type="float">
            <text:p>0.0114731581585074</text:p>
          </table:table-cell>
          <table:table-cell office:value-type="float" office:value="0.0152493273142429" calcext:value-type="float">
            <text:p>0.0152493273142429</text:p>
          </table:table-cell>
          <table:table-cell office:value-type="float" office:value="0.00674895241708673" calcext:value-type="float">
            <text:p>0.00674895241708673</text:p>
          </table:table-cell>
          <table:table-cell office:value-type="float" office:value="0.0212298328725029" calcext:value-type="float">
            <text:p>0.0212298328725029</text:p>
          </table:table-cell>
          <table:table-cell office:value-type="float" office:value="0.0154426455051577" calcext:value-type="float">
            <text:p>0.0154426455051577</text:p>
          </table:table-cell>
          <table:table-cell office:value-type="float" office:value="0.00657757537171269" calcext:value-type="float">
            <text:p>0.00657757537171269</text:p>
          </table:table-cell>
          <table:table-cell office:value-type="float" office:value="0.0114729135160206" calcext:value-type="float">
            <text:p>0.011472913516020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0458626885871007" calcext:value-type="float">
            <text:p>0.00458626885871007</text:p>
          </table:table-cell>
          <table:table-cell office:value-type="float" office:value="0.0154637070629329" calcext:value-type="float">
            <text:p>0.0154637070629329</text:p>
          </table:table-cell>
          <table:table-cell office:value-type="float" office:value="0.00869646811741302" calcext:value-type="float">
            <text:p>0.00869646811741302</text:p>
          </table:table-cell>
          <table:table-cell office:value-type="float" office:value="0.00721469513753401" calcext:value-type="float">
            <text:p>0.00721469513753401</text:p>
          </table:table-cell>
          <table:table-cell office:value-type="float" office:value="0.026219803189212" calcext:value-type="float">
            <text:p>0.026219803189212</text:p>
          </table:table-cell>
          <table:table-cell office:value-type="float" office:value="0.00436231220979867" calcext:value-type="float">
            <text:p>0.00436231220979867</text:p>
          </table:table-cell>
          <table:table-cell office:value-type="float" office:value="0.00406191244240837" calcext:value-type="float">
            <text:p>0.0040619124424083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0157451593649162" calcext:value-type="float">
            <text:p>0.00157451593649162</text:p>
          </table:table-cell>
          <table:table-cell office:value-type="float" office:value="0.00464938301301509" calcext:value-type="float">
            <text:p>0.00464938301301509</text:p>
          </table:table-cell>
          <table:table-cell office:value-type="float" office:value="0.00351994445342613" calcext:value-type="float">
            <text:p>0.00351994445342613</text:p>
          </table:table-cell>
          <table:table-cell office:value-type="float" office:value="0.0285322117894635" calcext:value-type="float">
            <text:p>0.0285322117894635</text:p>
          </table:table-cell>
          <table:table-cell office:value-type="float" office:value="0.0117298328989161" calcext:value-type="float">
            <text:p>0.0117298328989161</text:p>
          </table:table-cell>
          <table:table-cell office:value-type="float" office:value="0.00504841281444323" calcext:value-type="float">
            <text:p>0.00504841281444323</text:p>
          </table:table-cell>
          <table:table-cell office:value-type="float" office:value="0.00378221338232247" calcext:value-type="float">
            <text:p>0.00378221338232247</text:p>
          </table:table-cell>
        </table:table-row>
        <table:table-row table:style-name="ro2">
          <table:table-cell table:style-name="Default"/>
          <table:table-cell table:number-columns-repeated="9"/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SE v1 balanced</text:p>
          </table:table-cell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  <table:table-cell table:style-name="Default" office:value-type="string" calcext:value-type="string">
            <text:p>SE v1 top_1</text:p>
          </table:table-cell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  <table:table-cell table:style-name="Default" office:value-type="string" calcext:value-type="string">
            <text:p>SE v1 top_2</text:p>
          </table:table-cell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87752869800694" calcext:value-type="float">
            <text:p>0.87752869800694</text:p>
          </table:table-cell>
          <table:table-cell office:value-type="float" office:value="0.689212503989987" calcext:value-type="float">
            <text:p>0.689212503989987</text:p>
          </table:table-cell>
          <table:table-cell office:value-type="float" office:value="0.434383499537805" calcext:value-type="float">
            <text:p>0.434383499537805</text:p>
          </table:table-cell>
          <table:table-cell office:value-type="float" office:value="0.46308922258421" calcext:value-type="float">
            <text:p>0.46308922258421</text:p>
          </table:table-cell>
          <table:table-cell office:value-type="float" office:value="0.403450497742175" calcext:value-type="float">
            <text:p>0.403450497742175</text:p>
          </table:table-cell>
          <table:table-cell office:value-type="float" office:value="0.759830117526426" calcext:value-type="float">
            <text:p>0.759830117526426</text:p>
          </table:table-cell>
          <table:table-cell office:value-type="float" office:value="0.907572254258532" calcext:value-type="float">
            <text:p>0.90757225425853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959562841530055" calcext:value-type="float">
            <text:p>0.959562841530055</text:p>
          </table:table-cell>
          <table:table-cell office:value-type="float" office:value="0.767213114754098" calcext:value-type="float">
            <text:p>0.767213114754098</text:p>
          </table:table-cell>
          <table:table-cell office:value-type="float" office:value="0.801092896174863" calcext:value-type="float">
            <text:p>0.801092896174863</text:p>
          </table:table-cell>
          <table:table-cell office:value-type="float" office:value="0.810928961748634" calcext:value-type="float">
            <text:p>0.810928961748634</text:p>
          </table:table-cell>
          <table:table-cell office:value-type="float" office:value="0.707650273224044" calcext:value-type="float">
            <text:p>0.707650273224044</text:p>
          </table:table-cell>
          <table:table-cell office:value-type="float" office:value="0.904918032786885" calcext:value-type="float">
            <text:p>0.904918032786885</text:p>
          </table:table-cell>
          <table:table-cell office:value-type="float" office:value="0.950819672131147" calcext:value-type="float">
            <text:p>0.95081967213114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996174863387978" calcext:value-type="float">
            <text:p>0.996174863387978</text:p>
          </table:table-cell>
          <table:table-cell office:value-type="float" office:value="0.960109289617486" calcext:value-type="float">
            <text:p>0.960109289617486</text:p>
          </table:table-cell>
          <table:table-cell office:value-type="float" office:value="0.881420765027322" calcext:value-type="float">
            <text:p>0.881420765027322</text:p>
          </table:table-cell>
          <table:table-cell office:value-type="float" office:value="0.904918032786885" calcext:value-type="float">
            <text:p>0.904918032786885</text:p>
          </table:table-cell>
          <table:table-cell office:value-type="float" office:value="0.883060109289617" calcext:value-type="float">
            <text:p>0.883060109289617</text:p>
          </table:table-cell>
          <table:table-cell office:value-type="float" office:value="0.992349726775956" calcext:value-type="float">
            <text:p>0.992349726775956</text:p>
          </table:table-cell>
          <table:table-cell office:value-type="float" office:value="0.960109289617486" calcext:value-type="float">
            <text:p>0.9601092896174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13477852096381" calcext:value-type="float">
            <text:p>0.913477852096381</text:p>
          </table:table-cell>
          <table:table-cell office:value-type="float" office:value="0.735402887450307" calcext:value-type="float">
            <text:p>0.735402887450307</text:p>
          </table:table-cell>
          <table:table-cell office:value-type="float" office:value="0.442635744652856" calcext:value-type="float">
            <text:p>0.442635744652856</text:p>
          </table:table-cell>
          <table:table-cell office:value-type="float" office:value="0.448315919350975" calcext:value-type="float">
            <text:p>0.448315919350975</text:p>
          </table:table-cell>
          <table:table-cell office:value-type="float" office:value="0.405515830248037" calcext:value-type="float">
            <text:p>0.405515830248037</text:p>
          </table:table-cell>
          <table:table-cell office:value-type="float" office:value="0.773824900354397" calcext:value-type="float">
            <text:p>0.773824900354397</text:p>
          </table:table-cell>
          <table:table-cell office:value-type="float" office:value="0.926553516035163" calcext:value-type="float">
            <text:p>0.92655351603516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68306010928962" calcext:value-type="float">
            <text:p>0.968306010928962</text:p>
          </table:table-cell>
          <table:table-cell office:value-type="float" office:value="0.789617486338798" calcext:value-type="float">
            <text:p>0.789617486338798</text:p>
          </table:table-cell>
          <table:table-cell office:value-type="float" office:value="0.798907103825137" calcext:value-type="float">
            <text:p>0.798907103825137</text:p>
          </table:table-cell>
          <table:table-cell office:value-type="float" office:value="0.73879781420765" calcext:value-type="float">
            <text:p>0.73879781420765</text:p>
          </table:table-cell>
          <table:table-cell office:value-type="float" office:value="0.712568306010929" calcext:value-type="float">
            <text:p>0.712568306010929</text:p>
          </table:table-cell>
          <table:table-cell office:value-type="float" office:value="0.919125683060109" calcext:value-type="float">
            <text:p>0.919125683060109</text:p>
          </table:table-cell>
          <table:table-cell office:value-type="float" office:value="0.953551912568306" calcext:value-type="float">
            <text:p>0.95355191256830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96174863387978" calcext:value-type="float">
            <text:p>0.996174863387978</text:p>
          </table:table-cell>
          <table:table-cell office:value-type="float" office:value="0.955191256830601" calcext:value-type="float">
            <text:p>0.955191256830601</text:p>
          </table:table-cell>
          <table:table-cell office:value-type="float" office:value="0.892896174863388" calcext:value-type="float">
            <text:p>0.892896174863388</text:p>
          </table:table-cell>
          <table:table-cell office:value-type="float" office:value="0.898360655737705" calcext:value-type="float">
            <text:p>0.898360655737705</text:p>
          </table:table-cell>
          <table:table-cell office:value-type="float" office:value="0.888524590163934" calcext:value-type="float">
            <text:p>0.888524590163934</text:p>
          </table:table-cell>
          <table:table-cell office:value-type="float" office:value="0.992896174863388" calcext:value-type="float">
            <text:p>0.992896174863388</text:p>
          </table:table-cell>
          <table:table-cell office:value-type="float" office:value="0.96448087431694" calcext:value-type="float">
            <text:p>0.964480874316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862272624003937" calcext:value-type="float">
            <text:p>0.862272624003937</text:p>
          </table:table-cell>
          <table:table-cell office:value-type="float" office:value="0.696757598682587" calcext:value-type="float">
            <text:p>0.696757598682587</text:p>
          </table:table-cell>
          <table:table-cell office:value-type="float" office:value="0.447596198833897" calcext:value-type="float">
            <text:p>0.447596198833897</text:p>
          </table:table-cell>
          <table:table-cell office:value-type="float" office:value="0.476351085457658" calcext:value-type="float">
            <text:p>0.476351085457658</text:p>
          </table:table-cell>
          <table:table-cell office:value-type="float" office:value="0.362497951671731" calcext:value-type="float">
            <text:p>0.362497951671731</text:p>
          </table:table-cell>
          <table:table-cell office:value-type="float" office:value="0.773236660003676" calcext:value-type="float">
            <text:p>0.773236660003676</text:p>
          </table:table-cell>
          <table:table-cell office:value-type="float" office:value="0.901490268342223" calcext:value-type="float">
            <text:p>0.9014902683422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947540983606557" calcext:value-type="float">
            <text:p>0.947540983606557</text:p>
          </table:table-cell>
          <table:table-cell office:value-type="float" office:value="0.769945355191257" calcext:value-type="float">
            <text:p>0.769945355191257</text:p>
          </table:table-cell>
          <table:table-cell office:value-type="float" office:value="0.804918032786885" calcext:value-type="float">
            <text:p>0.804918032786885</text:p>
          </table:table-cell>
          <table:table-cell office:value-type="float" office:value="0.754644808743169" calcext:value-type="float">
            <text:p>0.754644808743169</text:p>
          </table:table-cell>
          <table:table-cell office:value-type="float" office:value="0.731693989071038" calcext:value-type="float">
            <text:p>0.731693989071038</text:p>
          </table:table-cell>
          <table:table-cell office:value-type="float" office:value="0.910928961748634" calcext:value-type="float">
            <text:p>0.910928961748634</text:p>
          </table:table-cell>
          <table:table-cell office:value-type="float" office:value="0.943715846994535" calcext:value-type="float">
            <text:p>0.94371584699453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991803278688525" calcext:value-type="float">
            <text:p>0.991803278688525</text:p>
          </table:table-cell>
          <table:table-cell office:value-type="float" office:value="0.955191256830601" calcext:value-type="float">
            <text:p>0.955191256830601</text:p>
          </table:table-cell>
          <table:table-cell office:value-type="float" office:value="0.887978142076503" calcext:value-type="float">
            <text:p>0.887978142076503</text:p>
          </table:table-cell>
          <table:table-cell office:value-type="float" office:value="0.919672131147541" calcext:value-type="float">
            <text:p>0.919672131147541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985792349726776" calcext:value-type="float">
            <text:p>0.985792349726776</text:p>
          </table:table-cell>
          <table:table-cell office:value-type="float" office:value="0.957377049180328" calcext:value-type="float">
            <text:p>0.9573770491803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06668442297604" calcext:value-type="float">
            <text:p>0.906668442297604</text:p>
          </table:table-cell>
          <table:table-cell office:value-type="float" office:value="0.737492336442208" calcext:value-type="float">
            <text:p>0.737492336442208</text:p>
          </table:table-cell>
          <table:table-cell office:value-type="float" office:value="0.443172379269137" calcext:value-type="float">
            <text:p>0.443172379269137</text:p>
          </table:table-cell>
          <table:table-cell office:value-type="float" office:value="0.550751710565008" calcext:value-type="float">
            <text:p>0.550751710565008</text:p>
          </table:table-cell>
          <table:table-cell office:value-type="float" office:value="0.422195606294544" calcext:value-type="float">
            <text:p>0.422195606294544</text:p>
          </table:table-cell>
          <table:table-cell office:value-type="float" office:value="0.801253469783541" calcext:value-type="float">
            <text:p>0.801253469783541</text:p>
          </table:table-cell>
          <table:table-cell office:value-type="float" office:value="0.912880121958858" calcext:value-type="float">
            <text:p>0.91288012195885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60634226353199" calcext:value-type="float">
            <text:p>0.960634226353199</text:p>
          </table:table-cell>
          <table:table-cell office:value-type="float" office:value="0.805358119190815" calcext:value-type="float">
            <text:p>0.805358119190815</text:p>
          </table:table-cell>
          <table:table-cell office:value-type="float" office:value="0.808091853471843" calcext:value-type="float">
            <text:p>0.808091853471843</text:p>
          </table:table-cell>
          <table:table-cell office:value-type="float" office:value="0.74904319300164" calcext:value-type="float">
            <text:p>0.74904319300164</text:p>
          </table:table-cell>
          <table:table-cell office:value-type="float" office:value="0.756150902132313" calcext:value-type="float">
            <text:p>0.756150902132313</text:p>
          </table:table-cell>
          <table:table-cell office:value-type="float" office:value="0.920174958993986" calcext:value-type="float">
            <text:p>0.920174958993986</text:p>
          </table:table-cell>
          <table:table-cell office:value-type="float" office:value="0.949152542372881" calcext:value-type="float">
            <text:p>0.94915254237288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95626025150355" calcext:value-type="float">
            <text:p>0.995626025150355</text:p>
          </table:table-cell>
          <table:table-cell office:value-type="float" office:value="0.96172772006561" calcext:value-type="float">
            <text:p>0.96172772006561</text:p>
          </table:table-cell>
          <table:table-cell office:value-type="float" office:value="0.89119737561509" calcext:value-type="float">
            <text:p>0.89119737561509</text:p>
          </table:table-cell>
          <table:table-cell office:value-type="float" office:value="0.920721705850191" calcext:value-type="float">
            <text:p>0.920721705850191</text:p>
          </table:table-cell>
          <table:table-cell office:value-type="float" office:value="0.898305084745763" calcext:value-type="float">
            <text:p>0.898305084745763</text:p>
          </table:table-cell>
          <table:table-cell office:value-type="float" office:value="0.990705303444505" calcext:value-type="float">
            <text:p>0.990705303444505</text:p>
          </table:table-cell>
          <table:table-cell office:value-type="float" office:value="0.962274466921815" calcext:value-type="float">
            <text:p>0.9622744669218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882582491867215" calcext:value-type="float">
            <text:p>0.882582491867215</text:p>
          </table:table-cell>
          <table:table-cell office:value-type="float" office:value="0.675842359165794" calcext:value-type="float">
            <text:p>0.675842359165794</text:p>
          </table:table-cell>
          <table:table-cell office:value-type="float" office:value="0.442748901440381" calcext:value-type="float">
            <text:p>0.442748901440381</text:p>
          </table:table-cell>
          <table:table-cell office:value-type="float" office:value="0.404230232369484" calcext:value-type="float">
            <text:p>0.404230232369484</text:p>
          </table:table-cell>
          <table:table-cell office:value-type="float" office:value="0.342208069803264" calcext:value-type="float">
            <text:p>0.342208069803264</text:p>
          </table:table-cell>
          <table:table-cell office:value-type="float" office:value="0.767830763948619" calcext:value-type="float">
            <text:p>0.767830763948619</text:p>
          </table:table-cell>
          <table:table-cell office:value-type="float" office:value="0.899930898436926" calcext:value-type="float">
            <text:p>0.89993089843692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56260251503554" calcext:value-type="float">
            <text:p>0.956260251503554</text:p>
          </table:table-cell>
          <table:table-cell office:value-type="float" office:value="0.758884636413341" calcext:value-type="float">
            <text:p>0.758884636413341</text:p>
          </table:table-cell>
          <table:table-cell table:number-columns-repeated="2" office:value-type="float" office:value="0.806998359759431" calcext:value-type="float">
            <text:p>0.806998359759431</text:p>
          </table:table-cell>
          <table:table-cell office:value-type="float" office:value="0.707490431930016" calcext:value-type="float">
            <text:p>0.707490431930016</text:p>
          </table:table-cell>
          <table:table-cell office:value-type="float" office:value="0.910333515582285" calcext:value-type="float">
            <text:p>0.910333515582285</text:p>
          </table:table-cell>
          <table:table-cell office:value-type="float" office:value="0.934937124111536" calcext:value-type="float">
            <text:p>0.93493712411153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93985784581739" calcext:value-type="float">
            <text:p>0.993985784581739</text:p>
          </table:table-cell>
          <table:table-cell office:value-type="float" office:value="0.944778567523237" calcext:value-type="float">
            <text:p>0.944778567523237</text:p>
          </table:table-cell>
          <table:table-cell office:value-type="float" office:value="0.893931109896118" calcext:value-type="float">
            <text:p>0.893931109896118</text:p>
          </table:table-cell>
          <table:table-cell office:value-type="float" office:value="0.926735921268453" calcext:value-type="float">
            <text:p>0.926735921268453</text:p>
          </table:table-cell>
          <table:table-cell office:value-type="float" office:value="0.897758337889557" calcext:value-type="float">
            <text:p>0.897758337889557</text:p>
          </table:table-cell>
          <table:table-cell office:value-type="float" office:value="0.98141060688901" calcext:value-type="float">
            <text:p>0.98141060688901</text:p>
          </table:table-cell>
          <table:table-cell office:value-type="float" office:value="0.950792782941498" calcext:value-type="float">
            <text:p>0.9507927829414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13477852096381" calcext:value-type="float">
            <text:p>0.913477852096381</text:p>
          </table:table-cell>
          <table:table-cell office:value-type="float" office:value="0.737492336442208" calcext:value-type="float">
            <text:p>0.737492336442208</text:p>
          </table:table-cell>
          <table:table-cell office:value-type="float" office:value="0.447596198833897" calcext:value-type="float">
            <text:p>0.447596198833897</text:p>
          </table:table-cell>
          <table:table-cell office:value-type="float" office:value="0.550751710565008" calcext:value-type="float">
            <text:p>0.550751710565008</text:p>
          </table:table-cell>
          <table:table-cell office:value-type="float" office:value="0.422195606294544" calcext:value-type="float">
            <text:p>0.422195606294544</text:p>
          </table:table-cell>
          <table:table-cell office:value-type="float" office:value="0.801253469783541" calcext:value-type="float">
            <text:p>0.801253469783541</text:p>
          </table:table-cell>
          <table:table-cell office:value-type="float" office:value="0.926553516035163" calcext:value-type="float">
            <text:p>0.92655351603516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68306010928962" calcext:value-type="float">
            <text:p>0.968306010928962</text:p>
          </table:table-cell>
          <table:table-cell office:value-type="float" office:value="0.805358119190815" calcext:value-type="float">
            <text:p>0.805358119190815</text:p>
          </table:table-cell>
          <table:table-cell office:value-type="float" office:value="0.808091853471843" calcext:value-type="float">
            <text:p>0.808091853471843</text:p>
          </table:table-cell>
          <table:table-cell office:value-type="float" office:value="0.810928961748634" calcext:value-type="float">
            <text:p>0.810928961748634</text:p>
          </table:table-cell>
          <table:table-cell office:value-type="float" office:value="0.756150902132313" calcext:value-type="float">
            <text:p>0.756150902132313</text:p>
          </table:table-cell>
          <table:table-cell office:value-type="float" office:value="0.920174958993986" calcext:value-type="float">
            <text:p>0.920174958993986</text:p>
          </table:table-cell>
          <table:table-cell office:value-type="float" office:value="0.953551912568306" calcext:value-type="float">
            <text:p>0.95355191256830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96174863387978" calcext:value-type="float">
            <text:p>0.996174863387978</text:p>
          </table:table-cell>
          <table:table-cell office:value-type="float" office:value="0.96172772006561" calcext:value-type="float">
            <text:p>0.96172772006561</text:p>
          </table:table-cell>
          <table:table-cell office:value-type="float" office:value="0.893931109896118" calcext:value-type="float">
            <text:p>0.893931109896118</text:p>
          </table:table-cell>
          <table:table-cell office:value-type="float" office:value="0.926735921268453" calcext:value-type="float">
            <text:p>0.926735921268453</text:p>
          </table:table-cell>
          <table:table-cell office:value-type="float" office:value="0.898305084745763" calcext:value-type="float">
            <text:p>0.898305084745763</text:p>
          </table:table-cell>
          <table:table-cell office:value-type="float" office:value="0.992896174863388" calcext:value-type="float">
            <text:p>0.992896174863388</text:p>
          </table:table-cell>
          <table:table-cell office:value-type="float" office:value="0.96448087431694" calcext:value-type="float">
            <text:p>0.964480874316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888506021654415" calcext:value-type="float">
            <text:p>0.888506021654415</text:p>
          </table:table-cell>
          <table:table-cell office:value-type="float" office:value="0.706941537146177" calcext:value-type="float">
            <text:p>0.706941537146177</text:p>
          </table:table-cell>
          <table:table-cell office:value-type="float" office:value="0.442107344746815" calcext:value-type="float">
            <text:p>0.442107344746815</text:p>
          </table:table-cell>
          <table:table-cell office:value-type="float" office:value="0.468547634065467" calcext:value-type="float">
            <text:p>0.468547634065467</text:p>
          </table:table-cell>
          <table:table-cell office:value-type="float" office:value="0.38717359115195" calcext:value-type="float">
            <text:p>0.38717359115195</text:p>
          </table:table-cell>
          <table:table-cell office:value-type="float" office:value="0.775195182323332" calcext:value-type="float">
            <text:p>0.775195182323332</text:p>
          </table:table-cell>
          <table:table-cell office:value-type="float" office:value="0.90968541180634" calcext:value-type="float">
            <text:p>0.9096854118063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958460862784465" calcext:value-type="float">
            <text:p>0.958460862784465</text:p>
          </table:table-cell>
          <table:table-cell office:value-type="float" office:value="0.778203742377662" calcext:value-type="float">
            <text:p>0.778203742377662</text:p>
          </table:table-cell>
          <table:table-cell office:value-type="float" office:value="0.804001649203632" calcext:value-type="float">
            <text:p>0.804001649203632</text:p>
          </table:table-cell>
          <table:table-cell office:value-type="float" office:value="0.772082627492105" calcext:value-type="float">
            <text:p>0.772082627492105</text:p>
          </table:table-cell>
          <table:table-cell office:value-type="float" office:value="0.723110780473668" calcext:value-type="float">
            <text:p>0.723110780473668</text:p>
          </table:table-cell>
          <table:table-cell office:value-type="float" office:value="0.91309623043438" calcext:value-type="float">
            <text:p>0.91309623043438</text:p>
          </table:table-cell>
          <table:table-cell office:value-type="float" office:value="0.946435419635681" calcext:value-type="float">
            <text:p>0.94643541963568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994752963039315" calcext:value-type="float">
            <text:p>0.994752963039315</text:p>
          </table:table-cell>
          <table:table-cell office:value-type="float" office:value="0.955399618173507" calcext:value-type="float">
            <text:p>0.955399618173507</text:p>
          </table:table-cell>
          <table:table-cell office:value-type="float" office:value="0.889484713495684" calcext:value-type="float">
            <text:p>0.889484713495684</text:p>
          </table:table-cell>
          <table:table-cell office:value-type="float" office:value="0.914081689358155" calcext:value-type="float">
            <text:p>0.914081689358155</text:p>
          </table:table-cell>
          <table:table-cell office:value-type="float" office:value="0.886862957751108" calcext:value-type="float">
            <text:p>0.886862957751108</text:p>
          </table:table-cell>
          <table:table-cell office:value-type="float" office:value="0.988630832339927" calcext:value-type="float">
            <text:p>0.988630832339927</text:p>
          </table:table-cell>
          <table:table-cell office:value-type="float" office:value="0.959006892595614" calcext:value-type="float">
            <text:p>0.9590068925956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189591499341706" calcext:value-type="float">
            <text:p>0.0189591499341706</text:p>
          </table:table-cell>
          <table:table-cell office:value-type="float" office:value="0.0250143554348288" calcext:value-type="float">
            <text:p>0.0250143554348288</text:p>
          </table:table-cell>
          <table:table-cell office:value-type="float" office:value="0.00428042997811003" calcext:value-type="float">
            <text:p>0.00428042997811003</text:p>
          </table:table-cell>
          <table:table-cell office:value-type="float" office:value="0.0477372993452338" calcext:value-type="float">
            <text:p>0.0477372993452338</text:p>
          </table:table-cell>
          <table:table-cell office:value-type="float" office:value="0.02986202358103" calcext:value-type="float">
            <text:p>0.02986202358103</text:p>
          </table:table-cell>
          <table:table-cell office:value-type="float" office:value="0.0139647248588778" calcext:value-type="float">
            <text:p>0.0139647248588778</text:p>
          </table:table-cell>
          <table:table-cell office:value-type="float" office:value="0.00960744977115608" calcext:value-type="float">
            <text:p>0.00960744977115608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0673722880143596" calcext:value-type="float">
            <text:p>0.00673722880143596</text:p>
          </table:table-cell>
          <table:table-cell office:value-type="float" office:value="0.0169106856221866" calcext:value-type="float">
            <text:p>0.0169106856221866</text:p>
          </table:table-cell>
          <table:table-cell office:value-type="float" office:value="0.00349184881627204" calcext:value-type="float">
            <text:p>0.00349184881627204</text:p>
          </table:table-cell>
          <table:table-cell office:value-type="float" office:value="0.0305644169081491" calcext:value-type="float">
            <text:p>0.0305644169081491</text:p>
          </table:table-cell>
          <table:table-cell office:value-type="float" office:value="0.0187589309390614" calcext:value-type="float">
            <text:p>0.0187589309390614</text:p>
          </table:table-cell>
          <table:table-cell office:value-type="float" office:value="0.00575630542376241" calcext:value-type="float">
            <text:p>0.00575630542376241</text:p>
          </table:table-cell>
          <table:table-cell office:value-type="float" office:value="0.00658567798915415" calcext:value-type="float">
            <text:p>0.0065856779891541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0167899012551342" calcext:value-type="float">
            <text:p>0.00167899012551342</text:p>
          </table:table-cell>
          <table:table-cell office:value-type="float" office:value="0.00591809808099034" calcext:value-type="float">
            <text:p>0.00591809808099034</text:p>
          </table:table-cell>
          <table:table-cell office:value-type="float" office:value="0.00450863046811036" calcext:value-type="float">
            <text:p>0.00450863046811036</text:p>
          </table:table-cell>
          <table:table-cell office:value-type="float" office:value="0.0106451485993021" calcext:value-type="float">
            <text:p>0.0106451485993021</text:p>
          </table:table-cell>
          <table:table-cell office:value-type="float" office:value="0.0116167502408119" calcext:value-type="float">
            <text:p>0.0116167502408119</text:p>
          </table:table-cell>
          <table:table-cell office:value-type="float" office:value="0.004393526878027" calcext:value-type="float">
            <text:p>0.004393526878027</text:p>
          </table:table-cell>
          <table:table-cell office:value-type="float" office:value="0.00473254231940263" calcext:value-type="float">
            <text:p>0.00473254231940263</text:p>
          </table:table-cell>
        </table:table-row>
        <table:table-row table:style-name="ro2">
          <table:table-cell table:style-name="Default"/>
          <table:table-cell table:number-columns-repeated="9"/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Eastgate v1 balanced</text:p>
          </table:table-cell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  <table:table-cell table:style-name="Default" office:value-type="string" calcext:value-type="string">
            <text:p>Eastgate v1 top_1</text:p>
          </table:table-cell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  <table:table-cell table:style-name="Default" office:value-type="string" calcext:value-type="string">
            <text:p>Eastgate v1 top_2</text:p>
          </table:table-cell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946221138871844" calcext:value-type="float">
            <text:p>0.946221138871844</text:p>
          </table:table-cell>
          <table:table-cell office:value-type="float" office:value="0.606221775246991" calcext:value-type="float">
            <text:p>0.606221775246991</text:p>
          </table:table-cell>
          <table:table-cell office:value-type="float" office:value="0.430078833406179" calcext:value-type="float">
            <text:p>0.430078833406179</text:p>
          </table:table-cell>
          <table:table-cell office:value-type="float" office:value="0.465212817142973" calcext:value-type="float">
            <text:p>0.465212817142973</text:p>
          </table:table-cell>
          <table:table-cell office:value-type="float" office:value="0.386544526311529" calcext:value-type="float">
            <text:p>0.386544526311529</text:p>
          </table:table-cell>
          <table:table-cell office:value-type="float" office:value="0.817481918871537" calcext:value-type="float">
            <text:p>0.817481918871537</text:p>
          </table:table-cell>
          <table:table-cell office:value-type="float" office:value="0.94317843534243" calcext:value-type="float">
            <text:p>0.9431784353424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962426941274701" calcext:value-type="float">
            <text:p>0.962426941274701</text:p>
          </table:table-cell>
          <table:table-cell office:value-type="float" office:value="0.67047035903145" calcext:value-type="float">
            <text:p>0.67047035903145</text:p>
          </table:table-cell>
          <table:table-cell office:value-type="float" office:value="0.734205399387698" calcext:value-type="float">
            <text:p>0.734205399387698</text:p>
          </table:table-cell>
          <table:table-cell office:value-type="float" office:value="0.736988588922906" calcext:value-type="float">
            <text:p>0.736988588922906</text:p>
          </table:table-cell>
          <table:table-cell office:value-type="float" office:value="0.686334539382132" calcext:value-type="float">
            <text:p>0.686334539382132</text:p>
          </table:table-cell>
          <table:table-cell office:value-type="float" office:value="0.903979961035346" calcext:value-type="float">
            <text:p>0.903979961035346</text:p>
          </table:table-cell>
          <table:table-cell office:value-type="float" office:value="0.966601725577512" calcext:value-type="float">
            <text:p>0.9666017255775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99638185360423" calcext:value-type="float">
            <text:p>0.99638185360423</text:p>
          </table:table-cell>
          <table:table-cell office:value-type="float" office:value="0.861675480100195" calcext:value-type="float">
            <text:p>0.861675480100195</text:p>
          </table:table-cell>
          <table:table-cell office:value-type="float" office:value="0.866406902310047" calcext:value-type="float">
            <text:p>0.866406902310047</text:p>
          </table:table-cell>
          <table:table-cell office:value-type="float" office:value="0.925410520456443" calcext:value-type="float">
            <text:p>0.925410520456443</text:p>
          </table:table-cell>
          <table:table-cell office:value-type="float" office:value="0.898413581964932" calcext:value-type="float">
            <text:p>0.898413581964932</text:p>
          </table:table-cell>
          <table:table-cell office:value-type="float" office:value="0.983300862788756" calcext:value-type="float">
            <text:p>0.983300862788756</text:p>
          </table:table-cell>
          <table:table-cell office:value-type="float" office:value="0.97745616476482" calcext:value-type="float">
            <text:p>0.977456164764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59920079528178" calcext:value-type="float">
            <text:p>0.959920079528178</text:p>
          </table:table-cell>
          <table:table-cell office:value-type="float" office:value="0.603506532748962" calcext:value-type="float">
            <text:p>0.603506532748962</text:p>
          </table:table-cell>
          <table:table-cell office:value-type="float" office:value="0.4571951135229" calcext:value-type="float">
            <text:p>0.4571951135229</text:p>
          </table:table-cell>
          <table:table-cell office:value-type="float" office:value="0.508023387984788" calcext:value-type="float">
            <text:p>0.508023387984788</text:p>
          </table:table-cell>
          <table:table-cell office:value-type="float" office:value="0.40795995599976" calcext:value-type="float">
            <text:p>0.40795995599976</text:p>
          </table:table-cell>
          <table:table-cell office:value-type="float" office:value="0.815959283461336" calcext:value-type="float">
            <text:p>0.815959283461336</text:p>
          </table:table-cell>
          <table:table-cell office:value-type="float" office:value="0.929215599415239" calcext:value-type="float">
            <text:p>0.92921559941523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66601725577512" calcext:value-type="float">
            <text:p>0.966601725577512</text:p>
          </table:table-cell>
          <table:table-cell office:value-type="float" office:value="0.680211522404676" calcext:value-type="float">
            <text:p>0.680211522404676</text:p>
          </table:table-cell>
          <table:table-cell office:value-type="float" office:value="0.738936821597551" calcext:value-type="float">
            <text:p>0.738936821597551</text:p>
          </table:table-cell>
          <table:table-cell office:value-type="float" office:value="0.725855830782076" calcext:value-type="float">
            <text:p>0.725855830782076</text:p>
          </table:table-cell>
          <table:table-cell office:value-type="float" office:value="0.67047035903145" calcext:value-type="float">
            <text:p>0.67047035903145</text:p>
          </table:table-cell>
          <table:table-cell office:value-type="float" office:value="0.904814917895909" calcext:value-type="float">
            <text:p>0.904814917895909</text:p>
          </table:table-cell>
          <table:table-cell office:value-type="float" office:value="0.953520734762037" calcext:value-type="float">
            <text:p>0.95352073476203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95268577790148" calcext:value-type="float">
            <text:p>0.995268577790148</text:p>
          </table:table-cell>
          <table:table-cell office:value-type="float" office:value="0.872808238241024" calcext:value-type="float">
            <text:p>0.872808238241024</text:p>
          </table:table-cell>
          <table:table-cell office:value-type="float" office:value="0.868355134984692" calcext:value-type="float">
            <text:p>0.868355134984692</text:p>
          </table:table-cell>
          <table:table-cell office:value-type="float" office:value="0.912329529640969" calcext:value-type="float">
            <text:p>0.912329529640969</text:p>
          </table:table-cell>
          <table:table-cell office:value-type="float" office:value="0.879766212079043" calcext:value-type="float">
            <text:p>0.879766212079043</text:p>
          </table:table-cell>
          <table:table-cell office:value-type="float" office:value="0.989702198719733" calcext:value-type="float">
            <text:p>0.989702198719733</text:p>
          </table:table-cell>
          <table:table-cell office:value-type="float" office:value="0.968549958252157" calcext:value-type="float">
            <text:p>0.9685499582521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95100142862485" calcext:value-type="float">
            <text:p>0.95100142862485</text:p>
          </table:table-cell>
          <table:table-cell office:value-type="float" office:value="0.598905111949558" calcext:value-type="float">
            <text:p>0.598905111949558</text:p>
          </table:table-cell>
          <table:table-cell office:value-type="float" office:value="0.44911031060244" calcext:value-type="float">
            <text:p>0.44911031060244</text:p>
          </table:table-cell>
          <table:table-cell office:value-type="float" office:value="0.521137061697825" calcext:value-type="float">
            <text:p>0.521137061697825</text:p>
          </table:table-cell>
          <table:table-cell office:value-type="float" office:value="0.378102025856634" calcext:value-type="float">
            <text:p>0.378102025856634</text:p>
          </table:table-cell>
          <table:table-cell office:value-type="float" office:value="0.809271188407646" calcext:value-type="float">
            <text:p>0.809271188407646</text:p>
          </table:table-cell>
          <table:table-cell office:value-type="float" office:value="0.942723090570286" calcext:value-type="float">
            <text:p>0.94272309057028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967427616926503" calcext:value-type="float">
            <text:p>0.967427616926503</text:p>
          </table:table-cell>
          <table:table-cell office:value-type="float" office:value="0.666202672605791" calcext:value-type="float">
            <text:p>0.666202672605791</text:p>
          </table:table-cell>
          <table:table-cell office:value-type="float" office:value="0.729398663697105" calcext:value-type="float">
            <text:p>0.729398663697105</text:p>
          </table:table-cell>
          <table:table-cell office:value-type="float" office:value="0.729955456570156" calcext:value-type="float">
            <text:p>0.729955456570156</text:p>
          </table:table-cell>
          <table:table-cell office:value-type="float" office:value="0.702115812917595" calcext:value-type="float">
            <text:p>0.702115812917595</text:p>
          </table:table-cell>
          <table:table-cell office:value-type="float" office:value="0.904231625835189" calcext:value-type="float">
            <text:p>0.904231625835189</text:p>
          </table:table-cell>
          <table:table-cell office:value-type="float" office:value="0.961581291759465" calcext:value-type="float">
            <text:p>0.96158129175946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996102449888641" calcext:value-type="float">
            <text:p>0.996102449888641</text:p>
          </table:table-cell>
          <table:table-cell office:value-type="float" office:value="0.862472160356347" calcext:value-type="float">
            <text:p>0.862472160356347</text:p>
          </table:table-cell>
          <table:table-cell office:value-type="float" office:value="0.86358574610245" calcext:value-type="float">
            <text:p>0.86358574610245</text:p>
          </table:table-cell>
          <table:table-cell office:value-type="float" office:value="0.885300668151448" calcext:value-type="float">
            <text:p>0.885300668151448</text:p>
          </table:table-cell>
          <table:table-cell office:value-type="float" office:value="0.867204899777283" calcext:value-type="float">
            <text:p>0.867204899777283</text:p>
          </table:table-cell>
          <table:table-cell office:value-type="float" office:value="0.982739420935412" calcext:value-type="float">
            <text:p>0.982739420935412</text:p>
          </table:table-cell>
          <table:table-cell office:value-type="float" office:value="0.97271714922049" calcext:value-type="float">
            <text:p>0.972717149220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58604726029016" calcext:value-type="float">
            <text:p>0.958604726029016</text:p>
          </table:table-cell>
          <table:table-cell office:value-type="float" office:value="0.606000271554391" calcext:value-type="float">
            <text:p>0.606000271554391</text:p>
          </table:table-cell>
          <table:table-cell office:value-type="float" office:value="0.447481601685711" calcext:value-type="float">
            <text:p>0.447481601685711</text:p>
          </table:table-cell>
          <table:table-cell office:value-type="float" office:value="0.471243323474605" calcext:value-type="float">
            <text:p>0.471243323474605</text:p>
          </table:table-cell>
          <table:table-cell office:value-type="float" office:value="0.396058270472081" calcext:value-type="float">
            <text:p>0.396058270472081</text:p>
          </table:table-cell>
          <table:table-cell office:value-type="float" office:value="0.835263446417795" calcext:value-type="float">
            <text:p>0.835263446417795</text:p>
          </table:table-cell>
          <table:table-cell office:value-type="float" office:value="0.948630982523726" calcext:value-type="float">
            <text:p>0.94863098252372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71881959910913" calcext:value-type="float">
            <text:p>0.971881959910913</text:p>
          </table:table-cell>
          <table:table-cell office:value-type="float" office:value="0.685690423162584" calcext:value-type="float">
            <text:p>0.685690423162584</text:p>
          </table:table-cell>
          <table:table-cell office:value-type="float" office:value="0.739142538975501" calcext:value-type="float">
            <text:p>0.739142538975501</text:p>
          </table:table-cell>
          <table:table-cell office:value-type="float" office:value="0.724387527839644" calcext:value-type="float">
            <text:p>0.724387527839644</text:p>
          </table:table-cell>
          <table:table-cell office:value-type="float" office:value="0.688195991091314" calcext:value-type="float">
            <text:p>0.688195991091314</text:p>
          </table:table-cell>
          <table:table-cell office:value-type="float" office:value="0.916202672605791" calcext:value-type="float">
            <text:p>0.916202672605791</text:p>
          </table:table-cell>
          <table:table-cell office:value-type="float" office:value="0.96130289532294" calcext:value-type="float">
            <text:p>0.9613028953229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96380846325167" calcext:value-type="float">
            <text:p>0.996380846325167</text:p>
          </table:table-cell>
          <table:table-cell office:value-type="float" office:value="0.884465478841871" calcext:value-type="float">
            <text:p>0.884465478841871</text:p>
          </table:table-cell>
          <table:table-cell office:value-type="float" office:value="0.871937639198218" calcext:value-type="float">
            <text:p>0.871937639198218</text:p>
          </table:table-cell>
          <table:table-cell office:value-type="float" office:value="0.903674832962138" calcext:value-type="float">
            <text:p>0.903674832962138</text:p>
          </table:table-cell>
          <table:table-cell office:value-type="float" office:value="0.866926503340757" calcext:value-type="float">
            <text:p>0.866926503340757</text:p>
          </table:table-cell>
          <table:table-cell office:value-type="float" office:value="0.986358574610245" calcext:value-type="float">
            <text:p>0.986358574610245</text:p>
          </table:table-cell>
          <table:table-cell office:value-type="float" office:value="0.975222717149221" calcext:value-type="float">
            <text:p>0.9752227171492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47744017812641" calcext:value-type="float">
            <text:p>0.947744017812641</text:p>
          </table:table-cell>
          <table:table-cell office:value-type="float" office:value="0.617915212475153" calcext:value-type="float">
            <text:p>0.617915212475153</text:p>
          </table:table-cell>
          <table:table-cell office:value-type="float" office:value="0.456710862994944" calcext:value-type="float">
            <text:p>0.456710862994944</text:p>
          </table:table-cell>
          <table:table-cell office:value-type="float" office:value="0.403416805004053" calcext:value-type="float">
            <text:p>0.403416805004053</text:p>
          </table:table-cell>
          <table:table-cell office:value-type="float" office:value="0.409439751978042" calcext:value-type="float">
            <text:p>0.409439751978042</text:p>
          </table:table-cell>
          <table:table-cell office:value-type="float" office:value="0.821187816479335" calcext:value-type="float">
            <text:p>0.821187816479335</text:p>
          </table:table-cell>
          <table:table-cell office:value-type="float" office:value="0.949366998906145" calcext:value-type="float">
            <text:p>0.94936699890614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64922048997773" calcext:value-type="float">
            <text:p>0.964922048997773</text:p>
          </table:table-cell>
          <table:table-cell office:value-type="float" office:value="0.680122494432071" calcext:value-type="float">
            <text:p>0.680122494432071</text:p>
          </table:table-cell>
          <table:table-cell office:value-type="float" office:value="0.74109131403118" calcext:value-type="float">
            <text:p>0.74109131403118</text:p>
          </table:table-cell>
          <table:table-cell office:value-type="float" office:value="0.746380846325167" calcext:value-type="float">
            <text:p>0.746380846325167</text:p>
          </table:table-cell>
          <table:table-cell office:value-type="float" office:value="0.68847438752784" calcext:value-type="float">
            <text:p>0.68847438752784</text:p>
          </table:table-cell>
          <table:table-cell office:value-type="float" office:value="0.905902004454343" calcext:value-type="float">
            <text:p>0.905902004454343</text:p>
          </table:table-cell>
          <table:table-cell office:value-type="float" office:value="0.964643652561247" calcext:value-type="float">
            <text:p>0.96464365256124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97216035634744" calcext:value-type="float">
            <text:p>0.997216035634744</text:p>
          </table:table-cell>
          <table:table-cell office:value-type="float" office:value="0.869153674832962" calcext:value-type="float">
            <text:p>0.869153674832962</text:p>
          </table:table-cell>
          <table:table-cell office:value-type="float" office:value="0.86804008908686" calcext:value-type="float">
            <text:p>0.86804008908686</text:p>
          </table:table-cell>
          <table:table-cell office:value-type="float" office:value="0.906458797327394" calcext:value-type="float">
            <text:p>0.906458797327394</text:p>
          </table:table-cell>
          <table:table-cell office:value-type="float" office:value="0.873329621380846" calcext:value-type="float">
            <text:p>0.873329621380846</text:p>
          </table:table-cell>
          <table:table-cell office:value-type="float" office:value="0.983574610244989" calcext:value-type="float">
            <text:p>0.983574610244989</text:p>
          </table:table-cell>
          <table:table-cell office:value-type="float" office:value="0.976893095768374" calcext:value-type="float">
            <text:p>0.9768930957683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59920079528178" calcext:value-type="float">
            <text:p>0.959920079528178</text:p>
          </table:table-cell>
          <table:table-cell office:value-type="float" office:value="0.617915212475153" calcext:value-type="float">
            <text:p>0.617915212475153</text:p>
          </table:table-cell>
          <table:table-cell office:value-type="float" office:value="0.4571951135229" calcext:value-type="float">
            <text:p>0.4571951135229</text:p>
          </table:table-cell>
          <table:table-cell office:value-type="float" office:value="0.521137061697825" calcext:value-type="float">
            <text:p>0.521137061697825</text:p>
          </table:table-cell>
          <table:table-cell office:value-type="float" office:value="0.409439751978042" calcext:value-type="float">
            <text:p>0.409439751978042</text:p>
          </table:table-cell>
          <table:table-cell office:value-type="float" office:value="0.835263446417795" calcext:value-type="float">
            <text:p>0.835263446417795</text:p>
          </table:table-cell>
          <table:table-cell office:value-type="float" office:value="0.949366998906145" calcext:value-type="float">
            <text:p>0.94936699890614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71881959910913" calcext:value-type="float">
            <text:p>0.971881959910913</text:p>
          </table:table-cell>
          <table:table-cell office:value-type="float" office:value="0.685690423162584" calcext:value-type="float">
            <text:p>0.685690423162584</text:p>
          </table:table-cell>
          <table:table-cell office:value-type="float" office:value="0.74109131403118" calcext:value-type="float">
            <text:p>0.74109131403118</text:p>
          </table:table-cell>
          <table:table-cell office:value-type="float" office:value="0.746380846325167" calcext:value-type="float">
            <text:p>0.746380846325167</text:p>
          </table:table-cell>
          <table:table-cell office:value-type="float" office:value="0.702115812917595" calcext:value-type="float">
            <text:p>0.702115812917595</text:p>
          </table:table-cell>
          <table:table-cell office:value-type="float" office:value="0.916202672605791" calcext:value-type="float">
            <text:p>0.916202672605791</text:p>
          </table:table-cell>
          <table:table-cell office:value-type="float" office:value="0.966601725577512" calcext:value-type="float">
            <text:p>0.9666017255775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97216035634744" calcext:value-type="float">
            <text:p>0.997216035634744</text:p>
          </table:table-cell>
          <table:table-cell office:value-type="float" office:value="0.884465478841871" calcext:value-type="float">
            <text:p>0.884465478841871</text:p>
          </table:table-cell>
          <table:table-cell office:value-type="float" office:value="0.871937639198218" calcext:value-type="float">
            <text:p>0.871937639198218</text:p>
          </table:table-cell>
          <table:table-cell office:value-type="float" office:value="0.925410520456443" calcext:value-type="float">
            <text:p>0.925410520456443</text:p>
          </table:table-cell>
          <table:table-cell office:value-type="float" office:value="0.898413581964932" calcext:value-type="float">
            <text:p>0.898413581964932</text:p>
          </table:table-cell>
          <table:table-cell office:value-type="float" office:value="0.989702198719733" calcext:value-type="float">
            <text:p>0.989702198719733</text:p>
          </table:table-cell>
          <table:table-cell office:value-type="float" office:value="0.97745616476482" calcext:value-type="float">
            <text:p>0.977456164764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952698278173306" calcext:value-type="float">
            <text:p>0.952698278173306</text:p>
          </table:table-cell>
          <table:table-cell office:value-type="float" office:value="0.606509780795011" calcext:value-type="float">
            <text:p>0.606509780795011</text:p>
          </table:table-cell>
          <table:table-cell office:value-type="float" office:value="0.448115344442435" calcext:value-type="float">
            <text:p>0.448115344442435</text:p>
          </table:table-cell>
          <table:table-cell office:value-type="float" office:value="0.473806679060849" calcext:value-type="float">
            <text:p>0.473806679060849</text:p>
          </table:table-cell>
          <table:table-cell office:value-type="float" office:value="0.395620906123609" calcext:value-type="float">
            <text:p>0.395620906123609</text:p>
          </table:table-cell>
          <table:table-cell office:value-type="float" office:value="0.81983273072753" calcext:value-type="float">
            <text:p>0.81983273072753</text:p>
          </table:table-cell>
          <table:table-cell office:value-type="float" office:value="0.942623021351566" calcext:value-type="float">
            <text:p>0.94262302135156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966652058537481" calcext:value-type="float">
            <text:p>0.966652058537481</text:p>
          </table:table-cell>
          <table:table-cell office:value-type="float" office:value="0.676539494327314" calcext:value-type="float">
            <text:p>0.676539494327314</text:p>
          </table:table-cell>
          <table:table-cell office:value-type="float" office:value="0.736554947537807" calcext:value-type="float">
            <text:p>0.736554947537807</text:p>
          </table:table-cell>
          <table:table-cell office:value-type="float" office:value="0.73271365008799" calcext:value-type="float">
            <text:p>0.73271365008799</text:p>
          </table:table-cell>
          <table:table-cell office:value-type="float" office:value="0.687118217990066" calcext:value-type="float">
            <text:p>0.687118217990066</text:p>
          </table:table-cell>
          <table:table-cell office:value-type="float" office:value="0.907026236365316" calcext:value-type="float">
            <text:p>0.907026236365316</text:p>
          </table:table-cell>
          <table:table-cell office:value-type="float" office:value="0.96153005999664" calcext:value-type="float">
            <text:p>0.9615300599966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996269952648586" calcext:value-type="float">
            <text:p>0.996269952648586</text:p>
          </table:table-cell>
          <table:table-cell office:value-type="float" office:value="0.87011500647448" calcext:value-type="float">
            <text:p>0.87011500647448</text:p>
          </table:table-cell>
          <table:table-cell office:value-type="float" office:value="0.867665102336453" calcext:value-type="float">
            <text:p>0.867665102336453</text:p>
          </table:table-cell>
          <table:table-cell office:value-type="float" office:value="0.906634869707678" calcext:value-type="float">
            <text:p>0.906634869707678</text:p>
          </table:table-cell>
          <table:table-cell office:value-type="float" office:value="0.877128163708572" calcext:value-type="float">
            <text:p>0.877128163708572</text:p>
          </table:table-cell>
          <table:table-cell office:value-type="float" office:value="0.985135133459827" calcext:value-type="float">
            <text:p>0.985135133459827</text:p>
          </table:table-cell>
          <table:table-cell office:value-type="float" office:value="0.974167817031012" calcext:value-type="float">
            <text:p>0.9741678170310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0559317206463995" calcext:value-type="float">
            <text:p>0.00559317206463995</text:p>
          </table:table-cell>
          <table:table-cell office:value-type="float" office:value="0.0062813518568453" calcext:value-type="float">
            <text:p>0.0062813518568453</text:p>
          </table:table-cell>
          <table:table-cell office:value-type="float" office:value="0.00982886019478685" calcext:value-type="float">
            <text:p>0.00982886019478685</text:p>
          </table:table-cell>
          <table:table-cell office:value-type="float" office:value="0.0411001409107189" calcext:value-type="float">
            <text:p>0.0411001409107189</text:p>
          </table:table-cell>
          <table:table-cell office:value-type="float" office:value="0.0121053358191318" calcext:value-type="float">
            <text:p>0.0121053358191318</text:p>
          </table:table-cell>
          <table:table-cell office:value-type="float" office:value="0.00862576756456483" calcext:value-type="float">
            <text:p>0.00862576756456483</text:p>
          </table:table-cell>
          <table:table-cell office:value-type="float" office:value="0.00723400708088303" calcext:value-type="float">
            <text:p>0.0072340070808830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0312411400205544" calcext:value-type="float">
            <text:p>0.00312411400205544</text:p>
          </table:table-cell>
          <table:table-cell office:value-type="float" office:value="0.00712383976577028" calcext:value-type="float">
            <text:p>0.00712383976577028</text:p>
          </table:table-cell>
          <table:table-cell office:value-type="float" office:value="0.00423509974771516" calcext:value-type="float">
            <text:p>0.00423509974771516</text:p>
          </table:table-cell>
          <table:table-cell office:value-type="float" office:value="0.00811207721655271" calcext:value-type="float">
            <text:p>0.00811207721655271</text:p>
          </table:table-cell>
          <table:table-cell office:value-type="float" office:value="0.0100567788515975" calcext:value-type="float">
            <text:p>0.0100567788515975</text:p>
          </table:table-cell>
          <table:table-cell office:value-type="float" office:value="0.00463574050696034" calcext:value-type="float">
            <text:p>0.00463574050696034</text:p>
          </table:table-cell>
          <table:table-cell office:value-type="float" office:value="0.00446362564780517" calcext:value-type="float">
            <text:p>0.0044636256478051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00624612044356974" calcext:value-type="float">
            <text:p>0.000624612044356974</text:p>
          </table:table-cell>
          <table:table-cell office:value-type="float" office:value="0.0082915911048274" calcext:value-type="float">
            <text:p>0.0082915911048274</text:p>
          </table:table-cell>
          <table:table-cell office:value-type="float" office:value="0.00272380417593144" calcext:value-type="float">
            <text:p>0.00272380417593144</text:p>
          </table:table-cell>
          <table:table-cell office:value-type="float" office:value="0.0130299285328457" calcext:value-type="float">
            <text:p>0.0130299285328457</text:p>
          </table:table-cell>
          <table:table-cell office:value-type="float" office:value="0.0116361702864723" calcext:value-type="float">
            <text:p>0.0116361702864723</text:p>
          </table:table-cell>
          <table:table-cell office:value-type="float" office:value="0.00260361723128475" calcext:value-type="float">
            <text:p>0.00260361723128475</text:p>
          </table:table-cell>
          <table:table-cell office:value-type="float" office:value="0.00325631582097931" calcext:value-type="float">
            <text:p>0.00325631582097931</text:p>
          </table:table-cell>
        </table:table-row>
        <table:table-row table:style-name="ro2">
          <table:table-cell table:style-name="Default"/>
          <table:table-cell table:number-columns-repeated="9"/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2">
          <table:table-cell table:style-name="Default" office:value-type="string" calcext:value-type="string">
            <text:p>Balanced</text:p>
          </table:table-cell>
          <table:table-cell table:style-name="ce9" table:formula="of:=AVERAGE([.C8];[.C18];[.C28];[.C38])" office:value-type="percentage" office:value="0.92603733608791" calcext:value-type="percentage">
            <text:p>92.60%</text:p>
          </table:table-cell>
          <table:table-cell table:style-name="ce9" table:formula="of:=AVERAGE([.D8];[.D18];[.D28];[.D38])" office:value-type="percentage" office:value="0.653771460414172" calcext:value-type="percentage">
            <text:p>65.38%</text:p>
          </table:table-cell>
          <table:table-cell table:style-name="ce9" table:formula="of:=AVERAGE([.E8];[.E18];[.E28];[.E38])" office:value-type="percentage" office:value="0.545093282154079" calcext:value-type="percentage">
            <text:p>54.51%</text:p>
          </table:table-cell>
          <table:table-cell table:style-name="ce9" table:formula="of:=AVERAGE([.F8];[.F18];[.F28];[.F38])" office:value-type="percentage" office:value="0.481815003407712" calcext:value-type="percentage">
            <text:p>48.18%</text:p>
          </table:table-cell>
          <table:table-cell table:style-name="ce9" table:formula="of:=AVERAGE([.G8];[.G18];[.G28];[.G38])" office:value-type="percentage" office:value="0.43525367728423" calcext:value-type="percentage">
            <text:p>43.53%</text:p>
          </table:table-cell>
          <table:table-cell table:style-name="ce9" table:formula="of:=AVERAGE([.H8];[.H18];[.H28];[.H38])" office:value-type="percentage" office:value="0.812057163165984" calcext:value-type="percentage">
            <text:p>81.21%</text:p>
          </table:table-cell>
          <table:table-cell table:style-name="ce9" table:formula="of:=AVERAGE([.I8];[.I18];[.I28];[.I38])" office:value-type="percentage" office:value="0.924330411486995" calcext:value-type="percentage">
            <text:p>92.43%</text:p>
          </table:table-cell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2">
          <table:table-cell table:style-name="Default" office:value-type="string" calcext:value-type="string">
            <text:p>Top 1</text:p>
          </table:table-cell>
          <table:table-cell table:style-name="ce9" table:formula="of:=AVERAGE([.M8];[.M18];[.M28];[.M38])" office:value-type="percentage" office:value="0.960649706700695" calcext:value-type="percentage">
            <text:p>96.06%</text:p>
          </table:table-cell>
          <table:table-cell table:style-name="ce9" table:formula="of:=AVERAGE([.N8];[.N18];[.N28];[.N38])" office:value-type="percentage" office:value="0.713418044633372" calcext:value-type="percentage">
            <text:p>71.34%</text:p>
          </table:table-cell>
          <table:table-cell table:style-name="ce9" table:formula="of:=AVERAGE([.O8];[.O18];[.O28];[.O38])" office:value-type="percentage" office:value="0.761578371534953" calcext:value-type="percentage">
            <text:p>76.16%</text:p>
          </table:table-cell>
          <table:table-cell table:style-name="ce9" table:formula="of:=AVERAGE([.P8];[.P18];[.P28];[.P38])" office:value-type="percentage" office:value="0.68304199294722" calcext:value-type="percentage">
            <text:p>68.30%</text:p>
          </table:table-cell>
          <table:table-cell table:style-name="ce9" table:formula="of:=AVERAGE([.Q8];[.Q18];[.Q28];[.Q38])" office:value-type="percentage" office:value="0.643850672836998" calcext:value-type="percentage">
            <text:p>64.39%</text:p>
          </table:table-cell>
          <table:table-cell table:style-name="ce9" table:formula="of:=AVERAGE([.R8];[.R18];[.R28];[.R38])" office:value-type="percentage" office:value="0.897582672148766" calcext:value-type="percentage">
            <text:p>89.76%</text:p>
          </table:table-cell>
          <table:table-cell table:style-name="ce9" table:formula="of:=AVERAGE([.S8];[.S18];[.S28];[.S38])" office:value-type="percentage" office:value="0.945526826206444" calcext:value-type="percentage">
            <text:p>94.55%</text:p>
          </table:table-cell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2">
          <table:table-cell table:style-name="Default" office:value-type="string" calcext:value-type="string">
            <text:p>Top 2</text:p>
          </table:table-cell>
          <table:table-cell table:style-name="ce9" table:formula="of:=AVERAGE([.W8];[.W18];[.W28];[.W38])" office:value-type="percentage" office:value="0.993795678788902" calcext:value-type="percentage">
            <text:p>99.38%</text:p>
          </table:table-cell>
          <table:table-cell table:style-name="ce9" table:formula="of:=AVERAGE([.X8];[.X18];[.X28];[.X38])" office:value-type="percentage" office:value="0.905036212727704" calcext:value-type="percentage">
            <text:p>90.50%</text:p>
          </table:table-cell>
          <table:table-cell table:style-name="ce9" table:formula="of:=AVERAGE([.Y8];[.Y18];[.Y28];[.Y38])" office:value-type="percentage" office:value="0.87331760191948" calcext:value-type="percentage">
            <text:p>87.33%</text:p>
          </table:table-cell>
          <table:table-cell table:style-name="ce9" table:formula="of:=AVERAGE([.Z8];[.Z18];[.Z28];[.Z38])" office:value-type="percentage" office:value="0.870024390469464" calcext:value-type="percentage">
            <text:p>87.00%</text:p>
          </table:table-cell>
          <table:table-cell table:style-name="ce9" table:formula="of:=AVERAGE([.AA8];[.AA18];[.AA28];[.AA38])" office:value-type="percentage" office:value="0.849217576439155" calcext:value-type="percentage">
            <text:p>84.92%</text:p>
          </table:table-cell>
          <table:table-cell table:style-name="ce9" table:formula="of:=AVERAGE([.AB8];[.AB18];[.AB28];[.AB38])" office:value-type="percentage" office:value="0.97789080773495" calcext:value-type="percentage">
            <text:p>97.79%</text:p>
          </table:table-cell>
          <table:table-cell table:style-name="ce9" table:formula="of:=AVERAGE([.AC8];[.AC18];[.AC28];[.AC38])" office:value-type="percentage" office:value="0.959683790422953" calcext:value-type="percentage">
            <text:p>95.97%</text:p>
          </table:table-cell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2">
          <table:table-cell table:style-name="Default"/>
          <table:table-cell table:number-columns-repeated="9"/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NE v7 balanced</text:p>
          </table:table-cell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  <table:table-cell table:style-name="Default"/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  <table:table-cell table:style-name="Default"/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955233302603953" calcext:value-type="float">
            <text:p>0.955233302603953</text:p>
          </table:table-cell>
          <table:table-cell office:value-type="float" office:value="0.601302444577848" calcext:value-type="float">
            <text:p>0.601302444577848</text:p>
          </table:table-cell>
          <table:table-cell office:value-type="float" office:value="0.783555893888735" calcext:value-type="float">
            <text:p>0.783555893888735</text:p>
          </table:table-cell>
          <table:table-cell office:value-type="float" office:value="0.563294842035973" calcext:value-type="float">
            <text:p>0.563294842035973</text:p>
          </table:table-cell>
          <table:table-cell office:value-type="float" office:value="0.504002831263309" calcext:value-type="float">
            <text:p>0.504002831263309</text:p>
          </table:table-cell>
          <table:table-cell office:value-type="float" office:value="0.908326432551869" calcext:value-type="float">
            <text:p>0.908326432551869</text:p>
          </table:table-cell>
          <table:table-cell office:value-type="float" office:value="0.929781483277457" calcext:value-type="float">
            <text:p>0.92978148327745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973557692307692" calcext:value-type="float">
            <text:p>0.973557692307692</text:p>
          </table:table-cell>
          <table:table-cell office:value-type="float" office:value="0.728899572649573" calcext:value-type="float">
            <text:p>0.728899572649573</text:p>
          </table:table-cell>
          <table:table-cell office:value-type="float" office:value="0.91889245014245" calcext:value-type="float">
            <text:p>0.91889245014245</text:p>
          </table:table-cell>
          <table:table-cell office:value-type="float" office:value="0.721153846153846" calcext:value-type="float">
            <text:p>0.721153846153846</text:p>
          </table:table-cell>
          <table:table-cell office:value-type="float" office:value="0.606036324786325" calcext:value-type="float">
            <text:p>0.606036324786325</text:p>
          </table:table-cell>
          <table:table-cell office:value-type="float" office:value="0.935274216524216" calcext:value-type="float">
            <text:p>0.935274216524216</text:p>
          </table:table-cell>
          <table:table-cell office:value-type="float" office:value="0.957888176638177" calcext:value-type="float">
            <text:p>0.95788817663817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995815527065527" calcext:value-type="float">
            <text:p>0.995815527065527</text:p>
          </table:table-cell>
          <table:table-cell office:value-type="float" office:value="0.907140313390313" calcext:value-type="float">
            <text:p>0.907140313390313</text:p>
          </table:table-cell>
          <table:table-cell office:value-type="float" office:value="0.975783475783476" calcext:value-type="float">
            <text:p>0.975783475783476</text:p>
          </table:table-cell>
          <table:table-cell office:value-type="float" office:value="0.875712250712251" calcext:value-type="float">
            <text:p>0.875712250712251</text:p>
          </table:table-cell>
          <table:table-cell office:value-type="float" office:value="0.913016381766382" calcext:value-type="float">
            <text:p>0.913016381766382</text:p>
          </table:table-cell>
          <table:table-cell office:value-type="float" office:value="0.992432336182336" calcext:value-type="float">
            <text:p>0.992432336182336</text:p>
          </table:table-cell>
          <table:table-cell office:value-type="float" office:value="0.967859686609687" calcext:value-type="float">
            <text:p>0.9678596866096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21544787919882" calcext:value-type="float">
            <text:p>0.921544787919882</text:p>
          </table:table-cell>
          <table:table-cell office:value-type="float" office:value="0.595766468653453" calcext:value-type="float">
            <text:p>0.595766468653453</text:p>
          </table:table-cell>
          <table:table-cell office:value-type="float" office:value="0.771071161857874" calcext:value-type="float">
            <text:p>0.771071161857874</text:p>
          </table:table-cell>
          <table:table-cell office:value-type="float" office:value="0.582693233825548" calcext:value-type="float">
            <text:p>0.582693233825548</text:p>
          </table:table-cell>
          <table:table-cell office:value-type="float" office:value="0.492070878812384" calcext:value-type="float">
            <text:p>0.492070878812384</text:p>
          </table:table-cell>
          <table:table-cell office:value-type="float" office:value="0.900295515577859" calcext:value-type="float">
            <text:p>0.900295515577859</text:p>
          </table:table-cell>
          <table:table-cell office:value-type="float" office:value="0.91024021163283" calcext:value-type="float">
            <text:p>0.910240211632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11502849002849" calcext:value-type="float">
            <text:p>0.911502849002849</text:p>
          </table:table-cell>
          <table:table-cell office:value-type="float" office:value="0.707264957264957" calcext:value-type="float">
            <text:p>0.707264957264957</text:p>
          </table:table-cell>
          <table:table-cell office:value-type="float" office:value="0.869391025641026" calcext:value-type="float">
            <text:p>0.869391025641026</text:p>
          </table:table-cell>
          <table:table-cell office:value-type="float" office:value="0.69417735042735" calcext:value-type="float">
            <text:p>0.69417735042735</text:p>
          </table:table-cell>
          <table:table-cell office:value-type="float" office:value="0.689013532763533" calcext:value-type="float">
            <text:p>0.689013532763533</text:p>
          </table:table-cell>
          <table:table-cell office:value-type="float" office:value="0.890758547008547" calcext:value-type="float">
            <text:p>0.890758547008547</text:p>
          </table:table-cell>
          <table:table-cell office:value-type="float" office:value="0.904647435897436" calcext:value-type="float">
            <text:p>0.90464743589743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41684472934473" calcext:value-type="float">
            <text:p>0.941684472934473</text:p>
          </table:table-cell>
          <table:table-cell office:value-type="float" office:value="0.916310541310541" calcext:value-type="float">
            <text:p>0.916310541310541</text:p>
          </table:table-cell>
          <table:table-cell office:value-type="float" office:value="0.981125356125356" calcext:value-type="float">
            <text:p>0.981125356125356</text:p>
          </table:table-cell>
          <table:table-cell office:value-type="float" office:value="0.892094017094017" calcext:value-type="float">
            <text:p>0.892094017094017</text:p>
          </table:table-cell>
          <table:table-cell office:value-type="float" office:value="0.907407407407407" calcext:value-type="float">
            <text:p>0.907407407407407</text:p>
          </table:table-cell>
          <table:table-cell office:value-type="float" office:value="0.992610398860399" calcext:value-type="float">
            <text:p>0.992610398860399</text:p>
          </table:table-cell>
          <table:table-cell office:value-type="float" office:value="0.914797008547009" calcext:value-type="float">
            <text:p>0.9147970085470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946425945221889" calcext:value-type="float">
            <text:p>0.946425945221889</text:p>
          </table:table-cell>
          <table:table-cell office:value-type="float" office:value="0.578012018424208" calcext:value-type="float">
            <text:p>0.578012018424208</text:p>
          </table:table-cell>
          <table:table-cell office:value-type="float" office:value="0.782600175616908" calcext:value-type="float">
            <text:p>0.782600175616908</text:p>
          </table:table-cell>
          <table:table-cell office:value-type="float" office:value="0.511000130559374" calcext:value-type="float">
            <text:p>0.511000130559374</text:p>
          </table:table-cell>
          <table:table-cell office:value-type="float" office:value="0.506167900078465" calcext:value-type="float">
            <text:p>0.506167900078465</text:p>
          </table:table-cell>
          <table:table-cell office:value-type="float" office:value="0.920854216307983" calcext:value-type="float">
            <text:p>0.920854216307983</text:p>
          </table:table-cell>
          <table:table-cell office:value-type="float" office:value="0.926535600949341" calcext:value-type="float">
            <text:p>0.92653560094934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948896011396011" calcext:value-type="float">
            <text:p>0.948896011396011</text:p>
          </table:table-cell>
          <table:table-cell office:value-type="float" office:value="0.731570512820513" calcext:value-type="float">
            <text:p>0.731570512820513</text:p>
          </table:table-cell>
          <table:table-cell office:value-type="float" office:value="0.911324786324786" calcext:value-type="float">
            <text:p>0.911324786324786</text:p>
          </table:table-cell>
          <table:table-cell office:value-type="float" office:value="0.696047008547009" calcext:value-type="float">
            <text:p>0.696047008547009</text:p>
          </table:table-cell>
          <table:table-cell office:value-type="float" office:value="0.651442307692308" calcext:value-type="float">
            <text:p>0.651442307692308</text:p>
          </table:table-cell>
          <table:table-cell office:value-type="float" office:value="0.941773504273504" calcext:value-type="float">
            <text:p>0.941773504273504</text:p>
          </table:table-cell>
          <table:table-cell office:value-type="float" office:value="0.929665242165242" calcext:value-type="float">
            <text:p>0.92966524216524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977742165242165" calcext:value-type="float">
            <text:p>0.977742165242165</text:p>
          </table:table-cell>
          <table:table-cell office:value-type="float" office:value="0.906339031339031" calcext:value-type="float">
            <text:p>0.906339031339031</text:p>
          </table:table-cell>
          <table:table-cell office:value-type="float" office:value="0.979789886039886" calcext:value-type="float">
            <text:p>0.979789886039886</text:p>
          </table:table-cell>
          <table:table-cell office:value-type="float" office:value="0.914707977207977" calcext:value-type="float">
            <text:p>0.914707977207977</text:p>
          </table:table-cell>
          <table:table-cell office:value-type="float" office:value="0.902599715099715" calcext:value-type="float">
            <text:p>0.902599715099715</text:p>
          </table:table-cell>
          <table:table-cell office:value-type="float" office:value="0.993767806267806" calcext:value-type="float">
            <text:p>0.993767806267806</text:p>
          </table:table-cell>
          <table:table-cell office:value-type="float" office:value="0.940349002849003" calcext:value-type="float">
            <text:p>0.9403490028490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21924495644091" calcext:value-type="float">
            <text:p>0.921924495644091</text:p>
          </table:table-cell>
          <table:table-cell office:value-type="float" office:value="0.603197473149272" calcext:value-type="float">
            <text:p>0.603197473149272</text:p>
          </table:table-cell>
          <table:table-cell office:value-type="float" office:value="0.768640847367472" calcext:value-type="float">
            <text:p>0.768640847367472</text:p>
          </table:table-cell>
          <table:table-cell office:value-type="float" office:value="0.546106721387215" calcext:value-type="float">
            <text:p>0.546106721387215</text:p>
          </table:table-cell>
          <table:table-cell office:value-type="float" office:value="0.539207291582825" calcext:value-type="float">
            <text:p>0.539207291582825</text:p>
          </table:table-cell>
          <table:table-cell office:value-type="float" office:value="0.91480657863018" calcext:value-type="float">
            <text:p>0.91480657863018</text:p>
          </table:table-cell>
          <table:table-cell office:value-type="float" office:value="0.904568492454787" calcext:value-type="float">
            <text:p>0.90456849245478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2156339031339" calcext:value-type="float">
            <text:p>0.92156339031339</text:p>
          </table:table-cell>
          <table:table-cell office:value-type="float" office:value="0.737535612535612" calcext:value-type="float">
            <text:p>0.737535612535612</text:p>
          </table:table-cell>
          <table:table-cell office:value-type="float" office:value="0.878828347578348" calcext:value-type="float">
            <text:p>0.878828347578348</text:p>
          </table:table-cell>
          <table:table-cell office:value-type="float" office:value="0.654558404558405" calcext:value-type="float">
            <text:p>0.654558404558405</text:p>
          </table:table-cell>
          <table:table-cell office:value-type="float" office:value="0.653935185185185" calcext:value-type="float">
            <text:p>0.653935185185185</text:p>
          </table:table-cell>
          <table:table-cell office:value-type="float" office:value="0.92352207977208" calcext:value-type="float">
            <text:p>0.92352207977208</text:p>
          </table:table-cell>
          <table:table-cell office:value-type="float" office:value="0.915420227920228" calcext:value-type="float">
            <text:p>0.91542022792022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52012108262108" calcext:value-type="float">
            <text:p>0.952012108262108</text:p>
          </table:table-cell>
          <table:table-cell office:value-type="float" office:value="0.919871794871795" calcext:value-type="float">
            <text:p>0.919871794871795</text:p>
          </table:table-cell>
          <table:table-cell office:value-type="float" office:value="0.978276353276353" calcext:value-type="float">
            <text:p>0.978276353276353</text:p>
          </table:table-cell>
          <table:table-cell office:value-type="float" office:value="0.883725071225071" calcext:value-type="float">
            <text:p>0.883725071225071</text:p>
          </table:table-cell>
          <table:table-cell office:value-type="float" office:value="0.890224358974359" calcext:value-type="float">
            <text:p>0.890224358974359</text:p>
          </table:table-cell>
          <table:table-cell office:value-type="float" office:value="0.99136396011396" calcext:value-type="float">
            <text:p>0.99136396011396</text:p>
          </table:table-cell>
          <table:table-cell office:value-type="float" office:value="0.923433048433048" calcext:value-type="float">
            <text:p>0.9234330484330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23697677691157" calcext:value-type="float">
            <text:p>0.923697677691157</text:p>
          </table:table-cell>
          <table:table-cell office:value-type="float" office:value="0.567227719355596" calcext:value-type="float">
            <text:p>0.567227719355596</text:p>
          </table:table-cell>
          <table:table-cell office:value-type="float" office:value="0.766051855637382" calcext:value-type="float">
            <text:p>0.766051855637382</text:p>
          </table:table-cell>
          <table:table-cell office:value-type="float" office:value="0.516995368389152" calcext:value-type="float">
            <text:p>0.516995368389152</text:p>
          </table:table-cell>
          <table:table-cell office:value-type="float" office:value="0.473357023450048" calcext:value-type="float">
            <text:p>0.473357023450048</text:p>
          </table:table-cell>
          <table:table-cell office:value-type="float" office:value="0.904280482054647" calcext:value-type="float">
            <text:p>0.904280482054647</text:p>
          </table:table-cell>
          <table:table-cell office:value-type="float" office:value="0.931321277466201" calcext:value-type="float">
            <text:p>0.93132127746620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2289886039886" calcext:value-type="float">
            <text:p>0.92289886039886</text:p>
          </table:table-cell>
          <table:table-cell office:value-type="float" office:value="0.732816951566952" calcext:value-type="float">
            <text:p>0.732816951566952</text:p>
          </table:table-cell>
          <table:table-cell office:value-type="float" office:value="0.902866809116809" calcext:value-type="float">
            <text:p>0.902866809116809</text:p>
          </table:table-cell>
          <table:table-cell office:value-type="float" office:value="0.608885327635328" calcext:value-type="float">
            <text:p>0.608885327635328</text:p>
          </table:table-cell>
          <table:table-cell office:value-type="float" office:value="0.595708689458689" calcext:value-type="float">
            <text:p>0.595708689458689</text:p>
          </table:table-cell>
          <table:table-cell office:value-type="float" office:value="0.932069088319088" calcext:value-type="float">
            <text:p>0.932069088319088</text:p>
          </table:table-cell>
          <table:table-cell office:value-type="float" office:value="0.943821225071225" calcext:value-type="float">
            <text:p>0.94382122507122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59312678062678" calcext:value-type="float">
            <text:p>0.959312678062678</text:p>
          </table:table-cell>
          <table:table-cell office:value-type="float" office:value="0.893251424501425" calcext:value-type="float">
            <text:p>0.893251424501425</text:p>
          </table:table-cell>
          <table:table-cell office:value-type="float" office:value="0.976406695156695" calcext:value-type="float">
            <text:p>0.976406695156695</text:p>
          </table:table-cell>
          <table:table-cell office:value-type="float" office:value="0.870014245014245" calcext:value-type="float">
            <text:p>0.870014245014245</text:p>
          </table:table-cell>
          <table:table-cell office:value-type="float" office:value="0.875" calcext:value-type="float">
            <text:p>0.875</text:p>
          </table:table-cell>
          <table:table-cell office:value-type="float" office:value="0.991987179487179" calcext:value-type="float">
            <text:p>0.991987179487179</text:p>
          </table:table-cell>
          <table:table-cell office:value-type="float" office:value="0.951299857549857" calcext:value-type="float">
            <text:p>0.9512998575498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55233302603953" calcext:value-type="float">
            <text:p>0.955233302603953</text:p>
          </table:table-cell>
          <table:table-cell office:value-type="float" office:value="0.603197473149272" calcext:value-type="float">
            <text:p>0.603197473149272</text:p>
          </table:table-cell>
          <table:table-cell office:value-type="float" office:value="0.783555893888735" calcext:value-type="float">
            <text:p>0.783555893888735</text:p>
          </table:table-cell>
          <table:table-cell office:value-type="float" office:value="0.582693233825548" calcext:value-type="float">
            <text:p>0.582693233825548</text:p>
          </table:table-cell>
          <table:table-cell office:value-type="float" office:value="0.539207291582825" calcext:value-type="float">
            <text:p>0.539207291582825</text:p>
          </table:table-cell>
          <table:table-cell office:value-type="float" office:value="0.920854216307983" calcext:value-type="float">
            <text:p>0.920854216307983</text:p>
          </table:table-cell>
          <table:table-cell office:value-type="float" office:value="0.931321277466201" calcext:value-type="float">
            <text:p>0.93132127746620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73557692307692" calcext:value-type="float">
            <text:p>0.973557692307692</text:p>
          </table:table-cell>
          <table:table-cell office:value-type="float" office:value="0.737535612535612" calcext:value-type="float">
            <text:p>0.737535612535612</text:p>
          </table:table-cell>
          <table:table-cell office:value-type="float" office:value="0.91889245014245" calcext:value-type="float">
            <text:p>0.91889245014245</text:p>
          </table:table-cell>
          <table:table-cell office:value-type="float" office:value="0.721153846153846" calcext:value-type="float">
            <text:p>0.721153846153846</text:p>
          </table:table-cell>
          <table:table-cell office:value-type="float" office:value="0.689013532763533" calcext:value-type="float">
            <text:p>0.689013532763533</text:p>
          </table:table-cell>
          <table:table-cell office:value-type="float" office:value="0.941773504273504" calcext:value-type="float">
            <text:p>0.941773504273504</text:p>
          </table:table-cell>
          <table:table-cell office:value-type="float" office:value="0.957888176638177" calcext:value-type="float">
            <text:p>0.95788817663817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95815527065527" calcext:value-type="float">
            <text:p>0.995815527065527</text:p>
          </table:table-cell>
          <table:table-cell office:value-type="float" office:value="0.919871794871795" calcext:value-type="float">
            <text:p>0.919871794871795</text:p>
          </table:table-cell>
          <table:table-cell office:value-type="float" office:value="0.981125356125356" calcext:value-type="float">
            <text:p>0.981125356125356</text:p>
          </table:table-cell>
          <table:table-cell office:value-type="float" office:value="0.914707977207977" calcext:value-type="float">
            <text:p>0.914707977207977</text:p>
          </table:table-cell>
          <table:table-cell office:value-type="float" office:value="0.913016381766382" calcext:value-type="float">
            <text:p>0.913016381766382</text:p>
          </table:table-cell>
          <table:table-cell office:value-type="float" office:value="0.993767806267806" calcext:value-type="float">
            <text:p>0.993767806267806</text:p>
          </table:table-cell>
          <table:table-cell office:value-type="float" office:value="0.967859686609687" calcext:value-type="float">
            <text:p>0.9678596866096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933765241816194" calcext:value-type="float">
            <text:p>0.933765241816194</text:p>
          </table:table-cell>
          <table:table-cell office:value-type="float" office:value="0.589101224832076" calcext:value-type="float">
            <text:p>0.589101224832076</text:p>
          </table:table-cell>
          <table:table-cell office:value-type="float" office:value="0.774383986873674" calcext:value-type="float">
            <text:p>0.774383986873674</text:p>
          </table:table-cell>
          <table:table-cell office:value-type="float" office:value="0.544018059239452" calcext:value-type="float">
            <text:p>0.544018059239452</text:p>
          </table:table-cell>
          <table:table-cell office:value-type="float" office:value="0.502961185037406" calcext:value-type="float">
            <text:p>0.502961185037406</text:p>
          </table:table-cell>
          <table:table-cell office:value-type="float" office:value="0.909712645024508" calcext:value-type="float">
            <text:p>0.909712645024508</text:p>
          </table:table-cell>
          <table:table-cell office:value-type="float" office:value="0.920489413156123" calcext:value-type="float">
            <text:p>0.92048941315612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935683760683761" calcext:value-type="float">
            <text:p>0.935683760683761</text:p>
          </table:table-cell>
          <table:table-cell office:value-type="float" office:value="0.727617521367521" calcext:value-type="float">
            <text:p>0.727617521367521</text:p>
          </table:table-cell>
          <table:table-cell office:value-type="float" office:value="0.896260683760684" calcext:value-type="float">
            <text:p>0.896260683760684</text:p>
          </table:table-cell>
          <table:table-cell office:value-type="float" office:value="0.674964387464387" calcext:value-type="float">
            <text:p>0.674964387464387</text:p>
          </table:table-cell>
          <table:table-cell office:value-type="float" office:value="0.639227207977208" calcext:value-type="float">
            <text:p>0.639227207977208</text:p>
          </table:table-cell>
          <table:table-cell office:value-type="float" office:value="0.924679487179487" calcext:value-type="float">
            <text:p>0.924679487179487</text:p>
          </table:table-cell>
          <table:table-cell office:value-type="float" office:value="0.930288461538462" calcext:value-type="float">
            <text:p>0.93028846153846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96531339031339" calcext:value-type="float">
            <text:p>0.96531339031339</text:p>
          </table:table-cell>
          <table:table-cell office:value-type="float" office:value="0.908582621082621" calcext:value-type="float">
            <text:p>0.908582621082621</text:p>
          </table:table-cell>
          <table:table-cell office:value-type="float" office:value="0.978276353276353" calcext:value-type="float">
            <text:p>0.978276353276353</text:p>
          </table:table-cell>
          <table:table-cell office:value-type="float" office:value="0.887250712250712" calcext:value-type="float">
            <text:p>0.887250712250712</text:p>
          </table:table-cell>
          <table:table-cell office:value-type="float" office:value="0.897649572649573" calcext:value-type="float">
            <text:p>0.897649572649573</text:p>
          </table:table-cell>
          <table:table-cell office:value-type="float" office:value="0.992432336182336" calcext:value-type="float">
            <text:p>0.992432336182336</text:p>
          </table:table-cell>
          <table:table-cell office:value-type="float" office:value="0.939547720797721" calcext:value-type="float">
            <text:p>0.9395477207977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142272249962506" calcext:value-type="float">
            <text:p>0.0142272249962506</text:p>
          </table:table-cell>
          <table:table-cell office:value-type="float" office:value="0.0140955325950384" calcext:value-type="float">
            <text:p>0.0140955325950384</text:p>
          </table:table-cell>
          <table:table-cell office:value-type="float" office:value="0.00728028169330222" calcext:value-type="float">
            <text:p>0.00728028169330222</text:p>
          </table:table-cell>
          <table:table-cell office:value-type="float" office:value="0.0271740149000121" calcext:value-type="float">
            <text:p>0.0271740149000121</text:p>
          </table:table-cell>
          <table:table-cell office:value-type="float" office:value="0.0215413715481699" calcext:value-type="float">
            <text:p>0.0215413715481699</text:p>
          </table:table-cell>
          <table:table-cell office:value-type="float" office:value="0.00735112340814829" calcext:value-type="float">
            <text:p>0.00735112340814829</text:p>
          </table:table-cell>
          <table:table-cell office:value-type="float" office:value="0.0109430351022545" calcext:value-type="float">
            <text:p>0.010943035102254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226121794170705" calcext:value-type="float">
            <text:p>0.0226121794170705</text:p>
          </table:table-cell>
          <table:table-cell office:value-type="float" office:value="0.0105536654228143" calcext:value-type="float">
            <text:p>0.0105536654228143</text:p>
          </table:table-cell>
          <table:table-cell office:value-type="float" office:value="0.0190190946161104" calcext:value-type="float">
            <text:p>0.0190190946161104</text:p>
          </table:table-cell>
          <table:table-cell office:value-type="float" office:value="0.0393190214471482" calcext:value-type="float">
            <text:p>0.0393190214471482</text:p>
          </table:table-cell>
          <table:table-cell office:value-type="float" office:value="0.0341751593159918" calcext:value-type="float">
            <text:p>0.0341751593159918</text:p>
          </table:table-cell>
          <table:table-cell office:value-type="float" office:value="0.017950095761796" calcext:value-type="float">
            <text:p>0.017950095761796</text:p>
          </table:table-cell>
          <table:table-cell office:value-type="float" office:value="0.0190986645169572" calcext:value-type="float">
            <text:p>0.019098664516957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19267138764744" calcext:value-type="float">
            <text:p>0.019267138764744</text:p>
          </table:table-cell>
          <table:table-cell office:value-type="float" office:value="0.00926634481248558" calcext:value-type="float">
            <text:p>0.00926634481248558</text:p>
          </table:table-cell>
          <table:table-cell office:value-type="float" office:value="0.00200587429011949" calcext:value-type="float">
            <text:p>0.00200587429011949</text:p>
          </table:table-cell>
          <table:table-cell office:value-type="float" office:value="0.0156206340642669" calcext:value-type="float">
            <text:p>0.0156206340642669</text:p>
          </table:table-cell>
          <table:table-cell office:value-type="float" office:value="0.0135940796761032" calcext:value-type="float">
            <text:p>0.0135940796761032</text:p>
          </table:table-cell>
          <table:table-cell office:value-type="float" office:value="0.000794327208803249" calcext:value-type="float">
            <text:p>0.000794327208803249</text:p>
          </table:table-cell>
          <table:table-cell office:value-type="float" office:value="0.0190399716472627" calcext:value-type="float">
            <text:p>0.0190399716472627</text:p>
          </table:table-cell>
        </table:table-row>
        <table:table-row table:style-name="ro2">
          <table:table-cell table:style-name="Default"/>
          <table:table-cell table:number-columns-repeated="9"/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Newport v7 balanced</text:p>
          </table:table-cell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  <table:table-cell table:style-name="Default"/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  <table:table-cell table:style-name="Default"/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896489585808492" calcext:value-type="float">
            <text:p>0.896489585808492</text:p>
          </table:table-cell>
          <table:table-cell office:value-type="float" office:value="0.538562587372752" calcext:value-type="float">
            <text:p>0.538562587372752</text:p>
          </table:table-cell>
          <table:table-cell office:value-type="float" office:value="0.760079362642234" calcext:value-type="float">
            <text:p>0.760079362642234</text:p>
          </table:table-cell>
          <table:table-cell office:value-type="float" office:value="0.49609560297511" calcext:value-type="float">
            <text:p>0.49609560297511</text:p>
          </table:table-cell>
          <table:table-cell office:value-type="float" office:value="0.483693120772845" calcext:value-type="float">
            <text:p>0.483693120772845</text:p>
          </table:table-cell>
          <table:table-cell office:value-type="float" office:value="0.838387561274649" calcext:value-type="float">
            <text:p>0.838387561274649</text:p>
          </table:table-cell>
          <table:table-cell office:value-type="float" office:value="0.861204304613246" calcext:value-type="float">
            <text:p>0.86120430461324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9484425349087" calcext:value-type="float">
            <text:p>0.9484425349087</text:p>
          </table:table-cell>
          <table:table-cell office:value-type="float" office:value="0.565081535006347" calcext:value-type="float">
            <text:p>0.565081535006347</text:p>
          </table:table-cell>
          <table:table-cell office:value-type="float" office:value="0.893858021677571" calcext:value-type="float">
            <text:p>0.893858021677571</text:p>
          </table:table-cell>
          <table:table-cell office:value-type="float" office:value="0.771701982228298" calcext:value-type="float">
            <text:p>0.771701982228298</text:p>
          </table:table-cell>
          <table:table-cell office:value-type="float" office:value="0.75441851381701" calcext:value-type="float">
            <text:p>0.75441851381701</text:p>
          </table:table-cell>
          <table:table-cell office:value-type="float" office:value="0.919832047651597" calcext:value-type="float">
            <text:p>0.919832047651597</text:p>
          </table:table-cell>
          <table:table-cell office:value-type="float" office:value="0.908602675519969" calcext:value-type="float">
            <text:p>0.90860267551996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987403573869739" calcext:value-type="float">
            <text:p>0.987403573869739</text:p>
          </table:table-cell>
          <table:table-cell office:value-type="float" office:value="0.704618689581096" calcext:value-type="float">
            <text:p>0.704618689581096</text:p>
          </table:table-cell>
          <table:table-cell office:value-type="float" office:value="0.966995410604433" calcext:value-type="float">
            <text:p>0.966995410604433</text:p>
          </table:table-cell>
          <table:table-cell office:value-type="float" office:value="0.907919148520652" calcext:value-type="float">
            <text:p>0.907919148520652</text:p>
          </table:table-cell>
          <table:table-cell office:value-type="float" office:value="0.876867493408847" calcext:value-type="float">
            <text:p>0.876867493408847</text:p>
          </table:table-cell>
          <table:table-cell office:value-type="float" office:value="0.978127136021873" calcext:value-type="float">
            <text:p>0.978127136021873</text:p>
          </table:table-cell>
          <table:table-cell office:value-type="float" office:value="0.941607264915536" calcext:value-type="float">
            <text:p>0.9416072649155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896951143577433" calcext:value-type="float">
            <text:p>0.896951143577433</text:p>
          </table:table-cell>
          <table:table-cell office:value-type="float" office:value="0.541697468896656" calcext:value-type="float">
            <text:p>0.541697468896656</text:p>
          </table:table-cell>
          <table:table-cell office:value-type="float" office:value="0.739205716424884" calcext:value-type="float">
            <text:p>0.739205716424884</text:p>
          </table:table-cell>
          <table:table-cell office:value-type="float" office:value="0.573179926023003" calcext:value-type="float">
            <text:p>0.573179926023003</text:p>
          </table:table-cell>
          <table:table-cell office:value-type="float" office:value="0.48488892429891" calcext:value-type="float">
            <text:p>0.48488892429891</text:p>
          </table:table-cell>
          <table:table-cell office:value-type="float" office:value="0.865336480175201" calcext:value-type="float">
            <text:p>0.865336480175201</text:p>
          </table:table-cell>
          <table:table-cell office:value-type="float" office:value="0.844651419831994" calcext:value-type="float">
            <text:p>0.844651419831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47856654623572" calcext:value-type="float">
            <text:p>0.947856654623572</text:p>
          </table:table-cell>
          <table:table-cell office:value-type="float" office:value="0.571233278000195" calcext:value-type="float">
            <text:p>0.571233278000195</text:p>
          </table:table-cell>
          <table:table-cell office:value-type="float" office:value="0.891221560394493" calcext:value-type="float">
            <text:p>0.891221560394493</text:p>
          </table:table-cell>
          <table:table-cell office:value-type="float" office:value="0.718386876281613" calcext:value-type="float">
            <text:p>0.718386876281613</text:p>
          </table:table-cell>
          <table:table-cell office:value-type="float" office:value="0.692217556879211" calcext:value-type="float">
            <text:p>0.692217556879211</text:p>
          </table:table-cell>
          <table:table-cell office:value-type="float" office:value="0.933014354066986" calcext:value-type="float">
            <text:p>0.933014354066986</text:p>
          </table:table-cell>
          <table:table-cell office:value-type="float" office:value="0.899619177814667" calcext:value-type="float">
            <text:p>0.899619177814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86524753442047" calcext:value-type="float">
            <text:p>0.986524753442047</text:p>
          </table:table-cell>
          <table:table-cell office:value-type="float" office:value="0.732936236695635" calcext:value-type="float">
            <text:p>0.732936236695635</text:p>
          </table:table-cell>
          <table:table-cell office:value-type="float" office:value="0.964163655892979" calcext:value-type="float">
            <text:p>0.964163655892979</text:p>
          </table:table-cell>
          <table:table-cell office:value-type="float" office:value="0.876574553266283" calcext:value-type="float">
            <text:p>0.876574553266283</text:p>
          </table:table-cell>
          <table:table-cell office:value-type="float" office:value="0.892100380822185" calcext:value-type="float">
            <text:p>0.892100380822185</text:p>
          </table:table-cell>
          <table:table-cell office:value-type="float" office:value="0.978322429450249" calcext:value-type="float">
            <text:p>0.978322429450249</text:p>
          </table:table-cell>
          <table:table-cell office:value-type="float" office:value="0.924616736646812" calcext:value-type="float">
            <text:p>0.9246167366468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847927432561466" calcext:value-type="float">
            <text:p>0.847927432561466</text:p>
          </table:table-cell>
          <table:table-cell office:value-type="float" office:value="0.506299523049683" calcext:value-type="float">
            <text:p>0.506299523049683</text:p>
          </table:table-cell>
          <table:table-cell office:value-type="float" office:value="0.735372854923296" calcext:value-type="float">
            <text:p>0.735372854923296</text:p>
          </table:table-cell>
          <table:table-cell office:value-type="float" office:value="0.544276649365612" calcext:value-type="float">
            <text:p>0.544276649365612</text:p>
          </table:table-cell>
          <table:table-cell office:value-type="float" office:value="0.490763524244284" calcext:value-type="float">
            <text:p>0.490763524244284</text:p>
          </table:table-cell>
          <table:table-cell office:value-type="float" office:value="0.805809358941882" calcext:value-type="float">
            <text:p>0.805809358941882</text:p>
          </table:table-cell>
          <table:table-cell office:value-type="float" office:value="0.814308045753471" calcext:value-type="float">
            <text:p>0.81430804575347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936041402206816" calcext:value-type="float">
            <text:p>0.936041402206816</text:p>
          </table:table-cell>
          <table:table-cell office:value-type="float" office:value="0.568303876574553" calcext:value-type="float">
            <text:p>0.568303876574553</text:p>
          </table:table-cell>
          <table:table-cell office:value-type="float" office:value="0.901083878527487" calcext:value-type="float">
            <text:p>0.901083878527487</text:p>
          </table:table-cell>
          <table:table-cell office:value-type="float" office:value="0.718289229567425" calcext:value-type="float">
            <text:p>0.718289229567425</text:p>
          </table:table-cell>
          <table:table-cell office:value-type="float" office:value="0.708817498291182" calcext:value-type="float">
            <text:p>0.708817498291182</text:p>
          </table:table-cell>
          <table:table-cell office:value-type="float" office:value="0.908309735377405" calcext:value-type="float">
            <text:p>0.908309735377405</text:p>
          </table:table-cell>
          <table:table-cell office:value-type="float" office:value="0.896885069817401" calcext:value-type="float">
            <text:p>0.89688506981740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977931842593497" calcext:value-type="float">
            <text:p>0.977931842593497</text:p>
          </table:table-cell>
          <table:table-cell office:value-type="float" office:value="0.708524558148618" calcext:value-type="float">
            <text:p>0.708524558148618</text:p>
          </table:table-cell>
          <table:table-cell office:value-type="float" office:value="0.972854213455717" calcext:value-type="float">
            <text:p>0.972854213455717</text:p>
          </table:table-cell>
          <table:table-cell office:value-type="float" office:value="0.89239332096475" calcext:value-type="float">
            <text:p>0.89239332096475</text:p>
          </table:table-cell>
          <table:table-cell office:value-type="float" office:value="0.903329752953813" calcext:value-type="float">
            <text:p>0.903329752953813</text:p>
          </table:table-cell>
          <table:table-cell office:value-type="float" office:value="0.981935357875207" calcext:value-type="float">
            <text:p>0.981935357875207</text:p>
          </table:table-cell>
          <table:table-cell office:value-type="float" office:value="0.929792012498779" calcext:value-type="float">
            <text:p>0.9297920124987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01806948792018" calcext:value-type="float">
            <text:p>0.901806948792018</text:p>
          </table:table-cell>
          <table:table-cell office:value-type="float" office:value="0.536600029869671" calcext:value-type="float">
            <text:p>0.536600029869671</text:p>
          </table:table-cell>
          <table:table-cell office:value-type="float" office:value="0.773389638681418" calcext:value-type="float">
            <text:p>0.773389638681418</text:p>
          </table:table-cell>
          <table:table-cell office:value-type="float" office:value="0.493213881644858" calcext:value-type="float">
            <text:p>0.493213881644858</text:p>
          </table:table-cell>
          <table:table-cell office:value-type="float" office:value="0.496793791192329" calcext:value-type="float">
            <text:p>0.496793791192329</text:p>
          </table:table-cell>
          <table:table-cell office:value-type="float" office:value="0.858829045838531" calcext:value-type="float">
            <text:p>0.858829045838531</text:p>
          </table:table-cell>
          <table:table-cell office:value-type="float" office:value="0.877751366455528" calcext:value-type="float">
            <text:p>0.87775136645552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576171875" calcext:value-type="float">
            <text:p>0.9576171875</text:p>
          </table:table-cell>
          <table:table-cell office:value-type="float" office:value="0.56083984375" calcext:value-type="float">
            <text:p>0.56083984375</text:p>
          </table:table-cell>
          <table:table-cell office:value-type="float" office:value="0.91064453125" calcext:value-type="float">
            <text:p>0.91064453125</text:p>
          </table:table-cell>
          <table:table-cell office:value-type="float" office:value="0.76357421875" calcext:value-type="float">
            <text:p>0.76357421875</text:p>
          </table:table-cell>
          <table:table-cell office:value-type="float" office:value="0.75048828125" calcext:value-type="float">
            <text:p>0.75048828125</text:p>
          </table:table-cell>
          <table:table-cell office:value-type="float" office:value="0.9345703125" calcext:value-type="float">
            <text:p>0.9345703125</text:p>
          </table:table-cell>
          <table:table-cell office:value-type="float" office:value="0.9224609375" calcext:value-type="float">
            <text:p>0.922460937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9140625" calcext:value-type="float">
            <text:p>0.99140625</text:p>
          </table:table-cell>
          <table:table-cell office:value-type="float" office:value="0.69755859375" calcext:value-type="float">
            <text:p>0.69755859375</text:p>
          </table:table-cell>
          <table:table-cell office:value-type="float" office:value="0.9775390625" calcext:value-type="float">
            <text:p>0.9775390625</text:p>
          </table:table-cell>
          <table:table-cell office:value-type="float" office:value="0.90927734375" calcext:value-type="float">
            <text:p>0.90927734375</text:p>
          </table:table-cell>
          <table:table-cell office:value-type="float" office:value="0.9029296875" calcext:value-type="float">
            <text:p>0.9029296875</text:p>
          </table:table-cell>
          <table:table-cell office:value-type="float" office:value="0.98251953125" calcext:value-type="float">
            <text:p>0.98251953125</text:p>
          </table:table-cell>
          <table:table-cell office:value-type="float" office:value="0.936328125" calcext:value-type="float">
            <text:p>0.936328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10582890392131" calcext:value-type="float">
            <text:p>0.910582890392131</text:p>
          </table:table-cell>
          <table:table-cell office:value-type="float" office:value="0.565926455525565" calcext:value-type="float">
            <text:p>0.565926455525565</text:p>
          </table:table-cell>
          <table:table-cell office:value-type="float" office:value="0.748294235461125" calcext:value-type="float">
            <text:p>0.748294235461125</text:p>
          </table:table-cell>
          <table:table-cell office:value-type="float" office:value="0.552564027652003" calcext:value-type="float">
            <text:p>0.552564027652003</text:p>
          </table:table-cell>
          <table:table-cell office:value-type="float" office:value="0.487370404238249" calcext:value-type="float">
            <text:p>0.487370404238249</text:p>
          </table:table-cell>
          <table:table-cell office:value-type="float" office:value="0.867223026437467" calcext:value-type="float">
            <text:p>0.867223026437467</text:p>
          </table:table-cell>
          <table:table-cell office:value-type="float" office:value="0.889007784905375" calcext:value-type="float">
            <text:p>0.88900778490537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60546875" calcext:value-type="float">
            <text:p>0.960546875</text:p>
          </table:table-cell>
          <table:table-cell office:value-type="float" office:value="0.5884765625" calcext:value-type="float">
            <text:p>0.5884765625</text:p>
          </table:table-cell>
          <table:table-cell office:value-type="float" office:value="0.89765625" calcext:value-type="float">
            <text:p>0.89765625</text:p>
          </table:table-cell>
          <table:table-cell office:value-type="float" office:value="0.75244140625" calcext:value-type="float">
            <text:p>0.75244140625</text:p>
          </table:table-cell>
          <table:table-cell office:value-type="float" office:value="0.69736328125" calcext:value-type="float">
            <text:p>0.69736328125</text:p>
          </table:table-cell>
          <table:table-cell office:value-type="float" office:value="0.93798828125" calcext:value-type="float">
            <text:p>0.93798828125</text:p>
          </table:table-cell>
          <table:table-cell office:value-type="float" office:value="0.9326171875" calcext:value-type="float">
            <text:p>0.932617187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89453125" calcext:value-type="float">
            <text:p>0.989453125</text:p>
          </table:table-cell>
          <table:table-cell office:value-type="float" office:value="0.70869140625" calcext:value-type="float">
            <text:p>0.70869140625</text:p>
          </table:table-cell>
          <table:table-cell office:value-type="float" office:value="0.98056640625" calcext:value-type="float">
            <text:p>0.98056640625</text:p>
          </table:table-cell>
          <table:table-cell office:value-type="float" office:value="0.8892578125" calcext:value-type="float">
            <text:p>0.889257812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837890625" calcext:value-type="float">
            <text:p>0.9837890625</text:p>
          </table:table-cell>
          <table:table-cell office:value-type="float" office:value="0.95068359375" calcext:value-type="float">
            <text:p>0.95068359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10582890392131" calcext:value-type="float">
            <text:p>0.910582890392131</text:p>
          </table:table-cell>
          <table:table-cell office:value-type="float" office:value="0.565926455525565" calcext:value-type="float">
            <text:p>0.565926455525565</text:p>
          </table:table-cell>
          <table:table-cell office:value-type="float" office:value="0.773389638681418" calcext:value-type="float">
            <text:p>0.773389638681418</text:p>
          </table:table-cell>
          <table:table-cell office:value-type="float" office:value="0.573179926023003" calcext:value-type="float">
            <text:p>0.573179926023003</text:p>
          </table:table-cell>
          <table:table-cell office:value-type="float" office:value="0.496793791192329" calcext:value-type="float">
            <text:p>0.496793791192329</text:p>
          </table:table-cell>
          <table:table-cell office:value-type="float" office:value="0.867223026437467" calcext:value-type="float">
            <text:p>0.867223026437467</text:p>
          </table:table-cell>
          <table:table-cell office:value-type="float" office:value="0.889007784905375" calcext:value-type="float">
            <text:p>0.88900778490537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60546875" calcext:value-type="float">
            <text:p>0.960546875</text:p>
          </table:table-cell>
          <table:table-cell office:value-type="float" office:value="0.5884765625" calcext:value-type="float">
            <text:p>0.5884765625</text:p>
          </table:table-cell>
          <table:table-cell office:value-type="float" office:value="0.91064453125" calcext:value-type="float">
            <text:p>0.91064453125</text:p>
          </table:table-cell>
          <table:table-cell office:value-type="float" office:value="0.771701982228298" calcext:value-type="float">
            <text:p>0.771701982228298</text:p>
          </table:table-cell>
          <table:table-cell office:value-type="float" office:value="0.75441851381701" calcext:value-type="float">
            <text:p>0.75441851381701</text:p>
          </table:table-cell>
          <table:table-cell office:value-type="float" office:value="0.93798828125" calcext:value-type="float">
            <text:p>0.93798828125</text:p>
          </table:table-cell>
          <table:table-cell office:value-type="float" office:value="0.9326171875" calcext:value-type="float">
            <text:p>0.932617187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9140625" calcext:value-type="float">
            <text:p>0.99140625</text:p>
          </table:table-cell>
          <table:table-cell office:value-type="float" office:value="0.732936236695635" calcext:value-type="float">
            <text:p>0.732936236695635</text:p>
          </table:table-cell>
          <table:table-cell office:value-type="float" office:value="0.98056640625" calcext:value-type="float">
            <text:p>0.98056640625</text:p>
          </table:table-cell>
          <table:table-cell office:value-type="float" office:value="0.90927734375" calcext:value-type="float">
            <text:p>0.9092773437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837890625" calcext:value-type="float">
            <text:p>0.9837890625</text:p>
          </table:table-cell>
          <table:table-cell office:value-type="float" office:value="0.95068359375" calcext:value-type="float">
            <text:p>0.950683593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890751600226308" calcext:value-type="float">
            <text:p>0.890751600226308</text:p>
          </table:table-cell>
          <table:table-cell office:value-type="float" office:value="0.537817212942865" calcext:value-type="float">
            <text:p>0.537817212942865</text:p>
          </table:table-cell>
          <table:table-cell office:value-type="float" office:value="0.751268361626592" calcext:value-type="float">
            <text:p>0.751268361626592</text:p>
          </table:table-cell>
          <table:table-cell office:value-type="float" office:value="0.531866017532117" calcext:value-type="float">
            <text:p>0.531866017532117</text:p>
          </table:table-cell>
          <table:table-cell office:value-type="float" office:value="0.488701952949323" calcext:value-type="float">
            <text:p>0.488701952949323</text:p>
          </table:table-cell>
          <table:table-cell office:value-type="float" office:value="0.847117094533546" calcext:value-type="float">
            <text:p>0.847117094533546</text:p>
          </table:table-cell>
          <table:table-cell office:value-type="float" office:value="0.857384584311923" calcext:value-type="float">
            <text:p>0.85738458431192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950100930847818" calcext:value-type="float">
            <text:p>0.950100930847818</text:p>
          </table:table-cell>
          <table:table-cell office:value-type="float" office:value="0.570787019166219" calcext:value-type="float">
            <text:p>0.570787019166219</text:p>
          </table:table-cell>
          <table:table-cell office:value-type="float" office:value="0.89889284836991" calcext:value-type="float">
            <text:p>0.89889284836991</text:p>
          </table:table-cell>
          <table:table-cell office:value-type="float" office:value="0.744878742615467" calcext:value-type="float">
            <text:p>0.744878742615467</text:p>
          </table:table-cell>
          <table:table-cell office:value-type="float" office:value="0.720661026297481" calcext:value-type="float">
            <text:p>0.720661026297481</text:p>
          </table:table-cell>
          <table:table-cell office:value-type="float" office:value="0.926742946169197" calcext:value-type="float">
            <text:p>0.926742946169197</text:p>
          </table:table-cell>
          <table:table-cell office:value-type="float" office:value="0.912037009630407" calcext:value-type="float">
            <text:p>0.91203700963040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986543908981056" calcext:value-type="float">
            <text:p>0.986543908981056</text:p>
          </table:table-cell>
          <table:table-cell office:value-type="float" office:value="0.71046589688507" calcext:value-type="float">
            <text:p>0.71046589688507</text:p>
          </table:table-cell>
          <table:table-cell office:value-type="float" office:value="0.972423749740626" calcext:value-type="float">
            <text:p>0.972423749740626</text:p>
          </table:table-cell>
          <table:table-cell office:value-type="float" office:value="0.895084435800337" calcext:value-type="float">
            <text:p>0.895084435800337</text:p>
          </table:table-cell>
          <table:table-cell office:value-type="float" office:value="0.895904837936969" calcext:value-type="float">
            <text:p>0.895904837936969</text:p>
          </table:table-cell>
          <table:table-cell office:value-type="float" office:value="0.980938703419466" calcext:value-type="float">
            <text:p>0.980938703419466</text:p>
          </table:table-cell>
          <table:table-cell office:value-type="float" office:value="0.936605546562225" calcext:value-type="float">
            <text:p>0.9366055465622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220034949680305" calcext:value-type="float">
            <text:p>0.0220034949680305</text:p>
          </table:table-cell>
          <table:table-cell office:value-type="float" office:value="0.0189767636793906" calcext:value-type="float">
            <text:p>0.0189767636793906</text:p>
          </table:table-cell>
          <table:table-cell office:value-type="float" office:value="0.0139571100626092" calcext:value-type="float">
            <text:p>0.0139571100626092</text:p>
          </table:table-cell>
          <table:table-cell office:value-type="float" office:value="0.0318206870021692" calcext:value-type="float">
            <text:p>0.0318206870021692</text:p>
          </table:table-cell>
          <table:table-cell office:value-type="float" office:value="0.0047144147375075" calcext:value-type="float">
            <text:p>0.0047144147375075</text:p>
          </table:table-cell>
          <table:table-cell office:value-type="float" office:value="0.0230473342705128" calcext:value-type="float">
            <text:p>0.0230473342705128</text:p>
          </table:table-cell>
          <table:table-cell office:value-type="float" office:value="0.0262569782941215" calcext:value-type="float">
            <text:p>0.026256978294121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0861474621519098" calcext:value-type="float">
            <text:p>0.00861474621519098</text:p>
          </table:table-cell>
          <table:table-cell office:value-type="float" office:value="0.00949509279254021" calcext:value-type="float">
            <text:p>0.00949509279254021</text:p>
          </table:table-cell>
          <table:table-cell office:value-type="float" office:value="0.00676209994332757" calcext:value-type="float">
            <text:p>0.00676209994332757</text:p>
          </table:table-cell>
          <table:table-cell office:value-type="float" office:value="0.0225167585520478" calcext:value-type="float">
            <text:p>0.0225167585520478</text:p>
          </table:table-cell>
          <table:table-cell office:value-type="float" office:value="0.0265379657627151" calcext:value-type="float">
            <text:p>0.0265379657627151</text:p>
          </table:table-cell>
          <table:table-cell office:value-type="float" office:value="0.0110869252743202" calcext:value-type="float">
            <text:p>0.0110869252743202</text:p>
          </table:table-cell>
          <table:table-cell office:value-type="float" office:value="0.0136218976009781" calcext:value-type="float">
            <text:p>0.013621897600978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0462629389789762" calcext:value-type="float">
            <text:p>0.00462629389789762</text:p>
          </table:table-cell>
          <table:table-cell office:value-type="float" office:value="0.0119383591149045" calcext:value-type="float">
            <text:p>0.0119383591149045</text:p>
          </table:table-cell>
          <table:table-cell office:value-type="float" office:value="0.00617009878065708" calcext:value-type="float">
            <text:p>0.00617009878065708</text:p>
          </table:table-cell>
          <table:table-cell office:value-type="float" office:value="0.0122472517427174" calcext:value-type="float">
            <text:p>0.0122472517427174</text:p>
          </table:table-cell>
          <table:table-cell office:value-type="float" office:value="0.0105052229017619" calcext:value-type="float">
            <text:p>0.0105052229017619</text:p>
          </table:table-cell>
          <table:table-cell office:value-type="float" office:value="0.00229637472269374" calcext:value-type="float">
            <text:p>0.00229637472269374</text:p>
          </table:table-cell>
          <table:table-cell office:value-type="float" office:value="0.00909330931456631" calcext:value-type="float">
            <text:p>0.00909330931456631</text:p>
          </table:table-cell>
        </table:table-row>
        <table:table-row table:style-name="ro2">
          <table:table-cell table:style-name="Default"/>
          <table:table-cell table:number-columns-repeated="9"/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SE v7 balanced</text:p>
          </table:table-cell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  <table:table-cell table:style-name="Default"/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  <table:table-cell table:style-name="Default"/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879370765791187" calcext:value-type="float">
            <text:p>0.879370765791187</text:p>
          </table:table-cell>
          <table:table-cell office:value-type="float" office:value="0.661768951646134" calcext:value-type="float">
            <text:p>0.661768951646134</text:p>
          </table:table-cell>
          <table:table-cell office:value-type="float" office:value="0.809629552459988" calcext:value-type="float">
            <text:p>0.809629552459988</text:p>
          </table:table-cell>
          <table:table-cell office:value-type="float" office:value="0.500167699820964" calcext:value-type="float">
            <text:p>0.500167699820964</text:p>
          </table:table-cell>
          <table:table-cell office:value-type="float" office:value="0.47405497666923" calcext:value-type="float">
            <text:p>0.47405497666923</text:p>
          </table:table-cell>
          <table:table-cell office:value-type="float" office:value="0.84165752106736" calcext:value-type="float">
            <text:p>0.84165752106736</text:p>
          </table:table-cell>
          <table:table-cell office:value-type="float" office:value="0.886390858509409" calcext:value-type="float">
            <text:p>0.88639085850940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974333553646177" calcext:value-type="float">
            <text:p>0.974333553646177</text:p>
          </table:table-cell>
          <table:table-cell office:value-type="float" office:value="0.795329367702137" calcext:value-type="float">
            <text:p>0.795329367702137</text:p>
          </table:table-cell>
          <table:table-cell office:value-type="float" office:value="0.953073364177132" calcext:value-type="float">
            <text:p>0.953073364177132</text:p>
          </table:table-cell>
          <table:table-cell office:value-type="float" office:value="0.745648821326283" calcext:value-type="float">
            <text:p>0.745648821326283</text:p>
          </table:table-cell>
          <table:table-cell office:value-type="float" office:value="0.747411324080194" calcext:value-type="float">
            <text:p>0.747411324080194</text:p>
          </table:table-cell>
          <table:table-cell office:value-type="float" office:value="0.955717118307997" calcext:value-type="float">
            <text:p>0.955717118307997</text:p>
          </table:table-cell>
          <table:table-cell office:value-type="float" office:value="0.958581185283102" calcext:value-type="float">
            <text:p>0.95858118528310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994271866049791" calcext:value-type="float">
            <text:p>0.994271866049791</text:p>
          </table:table-cell>
          <table:table-cell office:value-type="float" office:value="0.942388191231549" calcext:value-type="float">
            <text:p>0.942388191231549</text:p>
          </table:table-cell>
          <table:table-cell office:value-type="float" office:value="0.989204670632298" calcext:value-type="float">
            <text:p>0.989204670632298</text:p>
          </table:table-cell>
          <table:table-cell office:value-type="float" office:value="0.927406917823309" calcext:value-type="float">
            <text:p>0.927406917823309</text:p>
          </table:table-cell>
          <table:table-cell office:value-type="float" office:value="0.948336638025997" calcext:value-type="float">
            <text:p>0.948336638025997</text:p>
          </table:table-cell>
          <table:table-cell office:value-type="float" office:value="0.993280458250716" calcext:value-type="float">
            <text:p>0.993280458250716</text:p>
          </table:table-cell>
          <table:table-cell office:value-type="float" office:value="0.969486671072924" calcext:value-type="float">
            <text:p>0.9694866710729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866650492784505" calcext:value-type="float">
            <text:p>0.866650492784505</text:p>
          </table:table-cell>
          <table:table-cell office:value-type="float" office:value="0.629743004992052" calcext:value-type="float">
            <text:p>0.629743004992052</text:p>
          </table:table-cell>
          <table:table-cell office:value-type="float" office:value="0.773687385577526" calcext:value-type="float">
            <text:p>0.773687385577526</text:p>
          </table:table-cell>
          <table:table-cell office:value-type="float" office:value="0.453582968904544" calcext:value-type="float">
            <text:p>0.453582968904544</text:p>
          </table:table-cell>
          <table:table-cell office:value-type="float" office:value="0.460613885671946" calcext:value-type="float">
            <text:p>0.460613885671946</text:p>
          </table:table-cell>
          <table:table-cell office:value-type="float" office:value="0.839203507109815" calcext:value-type="float">
            <text:p>0.839203507109815</text:p>
          </table:table-cell>
          <table:table-cell office:value-type="float" office:value="0.859965668861408" calcext:value-type="float">
            <text:p>0.85996566886140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70478078871998" calcext:value-type="float">
            <text:p>0.970478078871998</text:p>
          </table:table-cell>
          <table:table-cell office:value-type="float" office:value="0.769112139237718" calcext:value-type="float">
            <text:p>0.769112139237718</text:p>
          </table:table-cell>
          <table:table-cell office:value-type="float" office:value="0.958801498127341" calcext:value-type="float">
            <text:p>0.958801498127341</text:p>
          </table:table-cell>
          <table:table-cell office:value-type="float" office:value="0.806565322758317" calcext:value-type="float">
            <text:p>0.806565322758317</text:p>
          </table:table-cell>
          <table:table-cell office:value-type="float" office:value="0.747851949768672" calcext:value-type="float">
            <text:p>0.747851949768672</text:p>
          </table:table-cell>
          <table:table-cell office:value-type="float" office:value="0.959462436660057" calcext:value-type="float">
            <text:p>0.959462436660057</text:p>
          </table:table-cell>
          <table:table-cell office:value-type="float" office:value="0.952632738488654" calcext:value-type="float">
            <text:p>0.95263273848865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92178894029522" calcext:value-type="float">
            <text:p>0.992178894029522</text:p>
          </table:table-cell>
          <table:table-cell office:value-type="float" office:value="0.939303811412205" calcext:value-type="float">
            <text:p>0.939303811412205</text:p>
          </table:table-cell>
          <table:table-cell office:value-type="float" office:value="0.986230447235074" calcext:value-type="float">
            <text:p>0.986230447235074</text:p>
          </table:table-cell>
          <table:table-cell office:value-type="float" office:value="0.947455386649042" calcext:value-type="float">
            <text:p>0.947455386649042</text:p>
          </table:table-cell>
          <table:table-cell office:value-type="float" office:value="0.941066314166116" calcext:value-type="float">
            <text:p>0.941066314166116</text:p>
          </table:table-cell>
          <table:table-cell office:value-type="float" office:value="0.98876404494382" calcext:value-type="float">
            <text:p>0.98876404494382</text:p>
          </table:table-cell>
          <table:table-cell office:value-type="float" office:value="0.965521039876625" calcext:value-type="float">
            <text:p>0.965521039876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879830450655163" calcext:value-type="float">
            <text:p>0.879830450655163</text:p>
          </table:table-cell>
          <table:table-cell office:value-type="float" office:value="0.619972263798081" calcext:value-type="float">
            <text:p>0.619972263798081</text:p>
          </table:table-cell>
          <table:table-cell office:value-type="float" office:value="0.820851607837002" calcext:value-type="float">
            <text:p>0.820851607837002</text:p>
          </table:table-cell>
          <table:table-cell office:value-type="float" office:value="0.564733956011647" calcext:value-type="float">
            <text:p>0.564733956011647</text:p>
          </table:table-cell>
          <table:table-cell office:value-type="float" office:value="0.47158508061897" calcext:value-type="float">
            <text:p>0.47158508061897</text:p>
          </table:table-cell>
          <table:table-cell office:value-type="float" office:value="0.844010331800179" calcext:value-type="float">
            <text:p>0.844010331800179</text:p>
          </table:table-cell>
          <table:table-cell office:value-type="float" office:value="0.888997697756615" calcext:value-type="float">
            <text:p>0.88899769775661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97565543071161" calcext:value-type="float">
            <text:p>0.97565543071161</text:p>
          </table:table-cell>
          <table:table-cell office:value-type="float" office:value="0.767459792905926" calcext:value-type="float">
            <text:p>0.767459792905926</text:p>
          </table:table-cell>
          <table:table-cell office:value-type="float" office:value="0.957810090328266" calcext:value-type="float">
            <text:p>0.957810090328266</text:p>
          </table:table-cell>
          <table:table-cell office:value-type="float" office:value="0.773518396122494" calcext:value-type="float">
            <text:p>0.773518396122494</text:p>
          </table:table-cell>
          <table:table-cell office:value-type="float" office:value="0.771094954835867" calcext:value-type="float">
            <text:p>0.771094954835867</text:p>
          </table:table-cell>
          <table:table-cell office:value-type="float" office:value="0.958801498127341" calcext:value-type="float">
            <text:p>0.958801498127341</text:p>
          </table:table-cell>
          <table:table-cell office:value-type="float" office:value="0.961555408680326" calcext:value-type="float">
            <text:p>0.96155540868032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995373430270985" calcext:value-type="float">
            <text:p>0.995373430270985</text:p>
          </table:table-cell>
          <table:table-cell office:value-type="float" office:value="0.947345230226922" calcext:value-type="float">
            <text:p>0.947345230226922</text:p>
          </table:table-cell>
          <table:table-cell office:value-type="float" office:value="0.989755452742895" calcext:value-type="float">
            <text:p>0.989755452742895</text:p>
          </table:table-cell>
          <table:table-cell office:value-type="float" office:value="0.961114782991848" calcext:value-type="float">
            <text:p>0.961114782991848</text:p>
          </table:table-cell>
          <table:table-cell office:value-type="float" office:value="0.95340383344349" calcext:value-type="float">
            <text:p>0.95340383344349</text:p>
          </table:table-cell>
          <table:table-cell office:value-type="float" office:value="0.991077329808328" calcext:value-type="float">
            <text:p>0.991077329808328</text:p>
          </table:table-cell>
          <table:table-cell office:value-type="float" office:value="0.969817140339282" calcext:value-type="float">
            <text:p>0.9698171403392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86623195833855" calcext:value-type="float">
            <text:p>0.86623195833855</text:p>
          </table:table-cell>
          <table:table-cell office:value-type="float" office:value="0.609271986264616" calcext:value-type="float">
            <text:p>0.609271986264616</text:p>
          </table:table-cell>
          <table:table-cell office:value-type="float" office:value="0.796427204996709" calcext:value-type="float">
            <text:p>0.796427204996709</text:p>
          </table:table-cell>
          <table:table-cell office:value-type="float" office:value="0.530484529728475" calcext:value-type="float">
            <text:p>0.530484529728475</text:p>
          </table:table-cell>
          <table:table-cell office:value-type="float" office:value="0.48096034734064" calcext:value-type="float">
            <text:p>0.48096034734064</text:p>
          </table:table-cell>
          <table:table-cell office:value-type="float" office:value="0.823591659707533" calcext:value-type="float">
            <text:p>0.823591659707533</text:p>
          </table:table-cell>
          <table:table-cell office:value-type="float" office:value="0.883809663280844" calcext:value-type="float">
            <text:p>0.88380966328084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62983364547758" calcext:value-type="float">
            <text:p>0.962983364547758</text:p>
          </table:table-cell>
          <table:table-cell office:value-type="float" office:value="0.771510410928721" calcext:value-type="float">
            <text:p>0.771510410928721</text:p>
          </table:table-cell>
          <table:table-cell office:value-type="float" office:value="0.943593698358488" calcext:value-type="float">
            <text:p>0.943593698358488</text:p>
          </table:table-cell>
          <table:table-cell office:value-type="float" office:value="0.750468216371048" calcext:value-type="float">
            <text:p>0.750468216371048</text:p>
          </table:table-cell>
          <table:table-cell office:value-type="float" office:value="0.741875068855349" calcext:value-type="float">
            <text:p>0.741875068855349</text:p>
          </table:table-cell>
          <table:table-cell office:value-type="float" office:value="0.944805552495318" calcext:value-type="float">
            <text:p>0.944805552495318</text:p>
          </table:table-cell>
          <table:table-cell office:value-type="float" office:value="0.936322573537512" calcext:value-type="float">
            <text:p>0.93632257353751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9074584113694" calcext:value-type="float">
            <text:p>0.99074584113694</text:p>
          </table:table-cell>
          <table:table-cell office:value-type="float" office:value="0.944695383937424" calcext:value-type="float">
            <text:p>0.944695383937424</text:p>
          </table:table-cell>
          <table:table-cell office:value-type="float" office:value="0.987881458631706" calcext:value-type="float">
            <text:p>0.987881458631706</text:p>
          </table:table-cell>
          <table:table-cell office:value-type="float" office:value="0.941390327200617" calcext:value-type="float">
            <text:p>0.941390327200617</text:p>
          </table:table-cell>
          <table:table-cell office:value-type="float" office:value="0.944364878263743" calcext:value-type="float">
            <text:p>0.944364878263743</text:p>
          </table:table-cell>
          <table:table-cell office:value-type="float" office:value="0.992178032389556" calcext:value-type="float">
            <text:p>0.992178032389556</text:p>
          </table:table-cell>
          <table:table-cell office:value-type="float" office:value="0.95042414894789" calcext:value-type="float">
            <text:p>0.950424148947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868035673666712" calcext:value-type="float">
            <text:p>0.868035673666712</text:p>
          </table:table-cell>
          <table:table-cell office:value-type="float" office:value="0.611972558501784" calcext:value-type="float">
            <text:p>0.611972558501784</text:p>
          </table:table-cell>
          <table:table-cell office:value-type="float" office:value="0.819723452630784" calcext:value-type="float">
            <text:p>0.819723452630784</text:p>
          </table:table-cell>
          <table:table-cell office:value-type="float" office:value="0.505651416301528" calcext:value-type="float">
            <text:p>0.505651416301528</text:p>
          </table:table-cell>
          <table:table-cell office:value-type="float" office:value="0.485135503512786" calcext:value-type="float">
            <text:p>0.485135503512786</text:p>
          </table:table-cell>
          <table:table-cell office:value-type="float" office:value="0.834263425611915" calcext:value-type="float">
            <text:p>0.834263425611915</text:p>
          </table:table-cell>
          <table:table-cell office:value-type="float" office:value="0.86812970398898" calcext:value-type="float">
            <text:p>0.8681297039889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68601961000331" calcext:value-type="float">
            <text:p>0.968601961000331</text:p>
          </table:table-cell>
          <table:table-cell office:value-type="float" office:value="0.758951195328853" calcext:value-type="float">
            <text:p>0.758951195328853</text:p>
          </table:table-cell>
          <table:table-cell office:value-type="float" office:value="0.955712239726782" calcext:value-type="float">
            <text:p>0.955712239726782</text:p>
          </table:table-cell>
          <table:table-cell office:value-type="float" office:value="0.762807094855128" calcext:value-type="float">
            <text:p>0.762807094855128</text:p>
          </table:table-cell>
          <table:table-cell office:value-type="float" office:value="0.755976644265727" calcext:value-type="float">
            <text:p>0.755976644265727</text:p>
          </table:table-cell>
          <table:table-cell office:value-type="float" office:value="0.952517351547868" calcext:value-type="float">
            <text:p>0.952517351547868</text:p>
          </table:table-cell>
          <table:table-cell office:value-type="float" office:value="0.94116999008483" calcext:value-type="float">
            <text:p>0.9411699900848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89864492673791" calcext:value-type="float">
            <text:p>0.989864492673791</text:p>
          </table:table-cell>
          <table:table-cell office:value-type="float" office:value="0.929602291506004" calcext:value-type="float">
            <text:p>0.929602291506004</text:p>
          </table:table-cell>
          <table:table-cell office:value-type="float" office:value="0.990194998347472" calcext:value-type="float">
            <text:p>0.990194998347472</text:p>
          </table:table-cell>
          <table:table-cell office:value-type="float" office:value="0.929381954390217" calcext:value-type="float">
            <text:p>0.929381954390217</text:p>
          </table:table-cell>
          <table:table-cell office:value-type="float" office:value="0.939737798832213" calcext:value-type="float">
            <text:p>0.939737798832213</text:p>
          </table:table-cell>
          <table:table-cell office:value-type="float" office:value="0.99107634681062" calcext:value-type="float">
            <text:p>0.99107634681062</text:p>
          </table:table-cell>
          <table:table-cell office:value-type="float" office:value="0.949983474716316" calcext:value-type="float">
            <text:p>0.9499834747163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879830450655163" calcext:value-type="float">
            <text:p>0.879830450655163</text:p>
          </table:table-cell>
          <table:table-cell office:value-type="float" office:value="0.661768951646134" calcext:value-type="float">
            <text:p>0.661768951646134</text:p>
          </table:table-cell>
          <table:table-cell office:value-type="float" office:value="0.820851607837002" calcext:value-type="float">
            <text:p>0.820851607837002</text:p>
          </table:table-cell>
          <table:table-cell office:value-type="float" office:value="0.564733956011647" calcext:value-type="float">
            <text:p>0.564733956011647</text:p>
          </table:table-cell>
          <table:table-cell office:value-type="float" office:value="0.485135503512786" calcext:value-type="float">
            <text:p>0.485135503512786</text:p>
          </table:table-cell>
          <table:table-cell office:value-type="float" office:value="0.844010331800179" calcext:value-type="float">
            <text:p>0.844010331800179</text:p>
          </table:table-cell>
          <table:table-cell office:value-type="float" office:value="0.888997697756615" calcext:value-type="float">
            <text:p>0.8889976977566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7565543071161" calcext:value-type="float">
            <text:p>0.97565543071161</text:p>
          </table:table-cell>
          <table:table-cell office:value-type="float" office:value="0.795329367702137" calcext:value-type="float">
            <text:p>0.795329367702137</text:p>
          </table:table-cell>
          <table:table-cell office:value-type="float" office:value="0.958801498127341" calcext:value-type="float">
            <text:p>0.958801498127341</text:p>
          </table:table-cell>
          <table:table-cell office:value-type="float" office:value="0.806565322758317" calcext:value-type="float">
            <text:p>0.806565322758317</text:p>
          </table:table-cell>
          <table:table-cell office:value-type="float" office:value="0.771094954835867" calcext:value-type="float">
            <text:p>0.771094954835867</text:p>
          </table:table-cell>
          <table:table-cell office:value-type="float" office:value="0.959462436660057" calcext:value-type="float">
            <text:p>0.959462436660057</text:p>
          </table:table-cell>
          <table:table-cell office:value-type="float" office:value="0.961555408680326" calcext:value-type="float">
            <text:p>0.96155540868032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95373430270985" calcext:value-type="float">
            <text:p>0.995373430270985</text:p>
          </table:table-cell>
          <table:table-cell office:value-type="float" office:value="0.947345230226922" calcext:value-type="float">
            <text:p>0.947345230226922</text:p>
          </table:table-cell>
          <table:table-cell office:value-type="float" office:value="0.990194998347472" calcext:value-type="float">
            <text:p>0.990194998347472</text:p>
          </table:table-cell>
          <table:table-cell office:value-type="float" office:value="0.961114782991848" calcext:value-type="float">
            <text:p>0.961114782991848</text:p>
          </table:table-cell>
          <table:table-cell office:value-type="float" office:value="0.95340383344349" calcext:value-type="float">
            <text:p>0.95340383344349</text:p>
          </table:table-cell>
          <table:table-cell office:value-type="float" office:value="0.993280458250716" calcext:value-type="float">
            <text:p>0.993280458250716</text:p>
          </table:table-cell>
          <table:table-cell office:value-type="float" office:value="0.969817140339282" calcext:value-type="float">
            <text:p>0.9698171403392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872023868247224" calcext:value-type="float">
            <text:p>0.872023868247224</text:p>
          </table:table-cell>
          <table:table-cell office:value-type="float" office:value="0.626545753040533" calcext:value-type="float">
            <text:p>0.626545753040533</text:p>
          </table:table-cell>
          <table:table-cell office:value-type="float" office:value="0.804063840700402" calcext:value-type="float">
            <text:p>0.804063840700402</text:p>
          </table:table-cell>
          <table:table-cell office:value-type="float" office:value="0.510924114153432" calcext:value-type="float">
            <text:p>0.510924114153432</text:p>
          </table:table-cell>
          <table:table-cell office:value-type="float" office:value="0.474469958762714" calcext:value-type="float">
            <text:p>0.474469958762714</text:p>
          </table:table-cell>
          <table:table-cell office:value-type="float" office:value="0.83654528905936" calcext:value-type="float">
            <text:p>0.83654528905936</text:p>
          </table:table-cell>
          <table:table-cell office:value-type="float" office:value="0.877458718479451" calcext:value-type="float">
            <text:p>0.87745871847945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970410477755575" calcext:value-type="float">
            <text:p>0.970410477755575</text:p>
          </table:table-cell>
          <table:table-cell office:value-type="float" office:value="0.772472581220671" calcext:value-type="float">
            <text:p>0.772472581220671</text:p>
          </table:table-cell>
          <table:table-cell office:value-type="float" office:value="0.953798178143602" calcext:value-type="float">
            <text:p>0.953798178143602</text:p>
          </table:table-cell>
          <table:table-cell office:value-type="float" office:value="0.767801570286654" calcext:value-type="float">
            <text:p>0.767801570286654</text:p>
          </table:table-cell>
          <table:table-cell office:value-type="float" office:value="0.752841988361162" calcext:value-type="float">
            <text:p>0.752841988361162</text:p>
          </table:table-cell>
          <table:table-cell office:value-type="float" office:value="0.954260791427716" calcext:value-type="float">
            <text:p>0.954260791427716</text:p>
          </table:table-cell>
          <table:table-cell office:value-type="float" office:value="0.950052379214885" calcext:value-type="float">
            <text:p>0.95005237921488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992486904832206" calcext:value-type="float">
            <text:p>0.992486904832206</text:p>
          </table:table-cell>
          <table:table-cell office:value-type="float" office:value="0.940666981662821" calcext:value-type="float">
            <text:p>0.940666981662821</text:p>
          </table:table-cell>
          <table:table-cell office:value-type="float" office:value="0.988653405517889" calcext:value-type="float">
            <text:p>0.988653405517889</text:p>
          </table:table-cell>
          <table:table-cell office:value-type="float" office:value="0.941349873811007" calcext:value-type="float">
            <text:p>0.941349873811007</text:p>
          </table:table-cell>
          <table:table-cell office:value-type="float" office:value="0.945381892546312" calcext:value-type="float">
            <text:p>0.945381892546312</text:p>
          </table:table-cell>
          <table:table-cell office:value-type="float" office:value="0.991275242440608" calcext:value-type="float">
            <text:p>0.991275242440608</text:p>
          </table:table-cell>
          <table:table-cell office:value-type="float" office:value="0.961046494990607" calcext:value-type="float">
            <text:p>0.9610464949906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0621682736898807" calcext:value-type="float">
            <text:p>0.00621682736898807</text:p>
          </table:table-cell>
          <table:table-cell office:value-type="float" office:value="0.0189993048218336" calcext:value-type="float">
            <text:p>0.0189993048218336</text:p>
          </table:table-cell>
          <table:table-cell office:value-type="float" office:value="0.0175446684171383" calcext:value-type="float">
            <text:p>0.0175446684171383</text:p>
          </table:table-cell>
          <table:table-cell office:value-type="float" office:value="0.0366322744820951" calcext:value-type="float">
            <text:p>0.0366322744820951</text:p>
          </table:table-cell>
          <table:table-cell office:value-type="float" office:value="0.00844232766773617" calcext:value-type="float">
            <text:p>0.00844232766773617</text:p>
          </table:table-cell>
          <table:table-cell office:value-type="float" office:value="0.00723783554119516" calcext:value-type="float">
            <text:p>0.00723783554119516</text:p>
          </table:table-cell>
          <table:table-cell office:value-type="float" office:value="0.0113692828660972" calcext:value-type="float">
            <text:p>0.011369282866097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0450194112180786" calcext:value-type="float">
            <text:p>0.00450194112180786</text:p>
          </table:table-cell>
          <table:table-cell office:value-type="float" office:value="0.0121869352453743" calcext:value-type="float">
            <text:p>0.0121869352453743</text:p>
          </table:table-cell>
          <table:table-cell office:value-type="float" office:value="0.00546715730434242" calcext:value-type="float">
            <text:p>0.00546715730434242</text:p>
          </table:table-cell>
          <table:table-cell office:value-type="float" office:value="0.0216861468805441" calcext:value-type="float">
            <text:p>0.0216861468805441</text:p>
          </table:table-cell>
          <table:table-cell office:value-type="float" office:value="0.0101750948487062" calcext:value-type="float">
            <text:p>0.0101750948487062</text:p>
          </table:table-cell>
          <table:table-cell office:value-type="float" office:value="0.00533361311534251" calcext:value-type="float">
            <text:p>0.00533361311534251</text:p>
          </table:table-cell>
          <table:table-cell office:value-type="float" office:value="0.00978900275216962" calcext:value-type="float">
            <text:p>0.0097890027521696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0207467272749928" calcext:value-type="float">
            <text:p>0.00207467272749928</text:p>
          </table:table-cell>
          <table:table-cell office:value-type="float" office:value="0.00613311001936133" calcext:value-type="float">
            <text:p>0.00613311001936133</text:p>
          </table:table-cell>
          <table:table-cell office:value-type="float" office:value="0.00143955122174083" calcext:value-type="float">
            <text:p>0.00143955122174083</text:p>
          </table:table-cell>
          <table:table-cell office:value-type="float" office:value="0.0123739054090166" calcext:value-type="float">
            <text:p>0.0123739054090166</text:p>
          </table:table-cell>
          <table:table-cell office:value-type="float" office:value="0.004991921178617" calcext:value-type="float">
            <text:p>0.004991921178617</text:p>
          </table:table-cell>
          <table:table-cell office:value-type="float" office:value="0.00149804952431795" calcext:value-type="float">
            <text:p>0.00149804952431795</text:p>
          </table:table-cell>
          <table:table-cell office:value-type="float" office:value="0.00898228252851491" calcext:value-type="float">
            <text:p>0.00898228252851491</text:p>
          </table:table-cell>
        </table:table-row>
        <table:table-row table:style-name="ro2">
          <table:table-cell table:style-name="Default"/>
          <table:table-cell table:number-columns-repeated="9"/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Eastgate v7 balanced</text:p>
          </table:table-cell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  <table:table-cell table:style-name="Default"/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  <table:table-cell table:style-name="Default"/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921025205116058" calcext:value-type="float">
            <text:p>0.921025205116058</text:p>
          </table:table-cell>
          <table:table-cell office:value-type="float" office:value="0.558766047658952" calcext:value-type="float">
            <text:p>0.558766047658952</text:p>
          </table:table-cell>
          <table:table-cell office:value-type="float" office:value="0.793017491070658" calcext:value-type="float">
            <text:p>0.793017491070658</text:p>
          </table:table-cell>
          <table:table-cell office:value-type="float" office:value="0.569742634468963" calcext:value-type="float">
            <text:p>0.569742634468963</text:p>
          </table:table-cell>
          <table:table-cell office:value-type="float" office:value="0.546147327735283" calcext:value-type="float">
            <text:p>0.546147327735283</text:p>
          </table:table-cell>
          <table:table-cell office:value-type="float" office:value="0.882214965485616" calcext:value-type="float">
            <text:p>0.882214965485616</text:p>
          </table:table-cell>
          <table:table-cell office:value-type="float" office:value="0.901313198435915" calcext:value-type="float">
            <text:p>0.9013131984359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965140186915888" calcext:value-type="float">
            <text:p>0.965140186915888</text:p>
          </table:table-cell>
          <table:table-cell office:value-type="float" office:value="0.66" calcext:value-type="float">
            <text:p>0.66</text:p>
          </table:table-cell>
          <table:table-cell office:value-type="float" office:value="0.940560747663551" calcext:value-type="float">
            <text:p>0.940560747663551</text:p>
          </table:table-cell>
          <table:table-cell office:value-type="float" office:value="0.809345794392523" calcext:value-type="float">
            <text:p>0.809345794392523</text:p>
          </table:table-cell>
          <table:table-cell office:value-type="float" office:value="0.837757009345794" calcext:value-type="float">
            <text:p>0.837757009345794</text:p>
          </table:table-cell>
          <table:table-cell office:value-type="float" office:value="0.956168224299065" calcext:value-type="float">
            <text:p>0.956168224299065</text:p>
          </table:table-cell>
          <table:table-cell office:value-type="float" office:value="0.954672897196262" calcext:value-type="float">
            <text:p>0.95467289719626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984018691588785" calcext:value-type="float">
            <text:p>0.984018691588785</text:p>
          </table:table-cell>
          <table:table-cell office:value-type="float" office:value="0.903831775700935" calcext:value-type="float">
            <text:p>0.903831775700935</text:p>
          </table:table-cell>
          <table:table-cell office:value-type="float" office:value="0.976728971962617" calcext:value-type="float">
            <text:p>0.976728971962617</text:p>
          </table:table-cell>
          <table:table-cell office:value-type="float" office:value="0.905794392523364" calcext:value-type="float">
            <text:p>0.905794392523364</text:p>
          </table:table-cell>
          <table:table-cell office:value-type="float" office:value="0.916542056074766" calcext:value-type="float">
            <text:p>0.916542056074766</text:p>
          </table:table-cell>
          <table:table-cell office:value-type="float" office:value="0.981401869158879" calcext:value-type="float">
            <text:p>0.981401869158879</text:p>
          </table:table-cell>
          <table:table-cell office:value-type="float" office:value="0.968130841121495" calcext:value-type="float">
            <text:p>0.9681308411214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09811161100239" calcext:value-type="float">
            <text:p>0.909811161100239</text:p>
          </table:table-cell>
          <table:table-cell office:value-type="float" office:value="0.57204187477548" calcext:value-type="float">
            <text:p>0.57204187477548</text:p>
          </table:table-cell>
          <table:table-cell office:value-type="float" office:value="0.79684442475249" calcext:value-type="float">
            <text:p>0.79684442475249</text:p>
          </table:table-cell>
          <table:table-cell office:value-type="float" office:value="0.604645141909312" calcext:value-type="float">
            <text:p>0.604645141909312</text:p>
          </table:table-cell>
          <table:table-cell office:value-type="float" office:value="0.50277556354982" calcext:value-type="float">
            <text:p>0.50277556354982</text:p>
          </table:table-cell>
          <table:table-cell office:value-type="float" office:value="0.874606135624245" calcext:value-type="float">
            <text:p>0.874606135624245</text:p>
          </table:table-cell>
          <table:table-cell office:value-type="float" office:value="0.89272172260406" calcext:value-type="float">
            <text:p>0.8927217226040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44485981308411" calcext:value-type="float">
            <text:p>0.944485981308411</text:p>
          </table:table-cell>
          <table:table-cell office:value-type="float" office:value="0.674299065420561" calcext:value-type="float">
            <text:p>0.674299065420561</text:p>
          </table:table-cell>
          <table:table-cell office:value-type="float" office:value="0.91588785046729" calcext:value-type="float">
            <text:p>0.91588785046729</text:p>
          </table:table-cell>
          <table:table-cell office:value-type="float" office:value="0.831869158878505" calcext:value-type="float">
            <text:p>0.831869158878505</text:p>
          </table:table-cell>
          <table:table-cell office:value-type="float" office:value="0.815700934579439" calcext:value-type="float">
            <text:p>0.815700934579439</text:p>
          </table:table-cell>
          <table:table-cell office:value-type="float" office:value="0.930654205607477" calcext:value-type="float">
            <text:p>0.930654205607477</text:p>
          </table:table-cell>
          <table:table-cell office:value-type="float" office:value="0.940747663551402" calcext:value-type="float">
            <text:p>0.9407476635514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81682242990654" calcext:value-type="float">
            <text:p>0.981682242990654</text:p>
          </table:table-cell>
          <table:table-cell office:value-type="float" office:value="0.892523364485981" calcext:value-type="float">
            <text:p>0.892523364485981</text:p>
          </table:table-cell>
          <table:table-cell office:value-type="float" office:value="0.973271028037383" calcext:value-type="float">
            <text:p>0.973271028037383</text:p>
          </table:table-cell>
          <table:table-cell office:value-type="float" office:value="0.906635514018692" calcext:value-type="float">
            <text:p>0.906635514018692</text:p>
          </table:table-cell>
          <table:table-cell office:value-type="float" office:value="0.916635514018692" calcext:value-type="float">
            <text:p>0.916635514018692</text:p>
          </table:table-cell>
          <table:table-cell office:value-type="float" office:value="0.982336448598131" calcext:value-type="float">
            <text:p>0.982336448598131</text:p>
          </table:table-cell>
          <table:table-cell office:value-type="float" office:value="0.949626168224299" calcext:value-type="float">
            <text:p>0.9496261682242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943395658383849" calcext:value-type="float">
            <text:p>0.943395658383849</text:p>
          </table:table-cell>
          <table:table-cell office:value-type="float" office:value="0.577285291500798" calcext:value-type="float">
            <text:p>0.577285291500798</text:p>
          </table:table-cell>
          <table:table-cell office:value-type="float" office:value="0.812711262307497" calcext:value-type="float">
            <text:p>0.812711262307497</text:p>
          </table:table-cell>
          <table:table-cell office:value-type="float" office:value="0.611240324561427" calcext:value-type="float">
            <text:p>0.611240324561427</text:p>
          </table:table-cell>
          <table:table-cell office:value-type="float" office:value="0.536334311211022" calcext:value-type="float">
            <text:p>0.536334311211022</text:p>
          </table:table-cell>
          <table:table-cell office:value-type="float" office:value="0.902859729621894" calcext:value-type="float">
            <text:p>0.902859729621894</text:p>
          </table:table-cell>
          <table:table-cell office:value-type="float" office:value="0.915727994379673" calcext:value-type="float">
            <text:p>0.91572799437967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96541732872231" calcext:value-type="float">
            <text:p>0.96541732872231</text:p>
          </table:table-cell>
          <table:table-cell office:value-type="float" office:value="0.672679689690625" calcext:value-type="float">
            <text:p>0.672679689690625</text:p>
          </table:table-cell>
          <table:table-cell office:value-type="float" office:value="0.93513412468455" calcext:value-type="float">
            <text:p>0.93513412468455</text:p>
          </table:table-cell>
          <table:table-cell office:value-type="float" office:value="0.818300775773437" calcext:value-type="float">
            <text:p>0.818300775773437</text:p>
          </table:table-cell>
          <table:table-cell office:value-type="float" office:value="0.764277035236938" calcext:value-type="float">
            <text:p>0.764277035236938</text:p>
          </table:table-cell>
          <table:table-cell office:value-type="float" office:value="0.957285727638097" calcext:value-type="float">
            <text:p>0.957285727638097</text:p>
          </table:table-cell>
          <table:table-cell office:value-type="float" office:value="0.942517992335732" calcext:value-type="float">
            <text:p>0.94251799233573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997102532947004" calcext:value-type="float">
            <text:p>0.997102532947004</text:p>
          </table:table-cell>
          <table:table-cell office:value-type="float" office:value="0.886437984858398" calcext:value-type="float">
            <text:p>0.886437984858398</text:p>
          </table:table-cell>
          <table:table-cell office:value-type="float" office:value="0.98990559865408" calcext:value-type="float">
            <text:p>0.98990559865408</text:p>
          </table:table-cell>
          <table:table-cell office:value-type="float" office:value="0.906439854191981" calcext:value-type="float">
            <text:p>0.906439854191981</text:p>
          </table:table-cell>
          <table:table-cell office:value-type="float" office:value="0.913075988410132" calcext:value-type="float">
            <text:p>0.913075988410132</text:p>
          </table:table-cell>
          <table:table-cell office:value-type="float" office:value="0.992803065707075" calcext:value-type="float">
            <text:p>0.992803065707075</text:p>
          </table:table-cell>
          <table:table-cell office:value-type="float" office:value="0.951864660248621" calcext:value-type="float">
            <text:p>0.9518646602486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47897022464606" calcext:value-type="float">
            <text:p>0.947897022464606</text:p>
          </table:table-cell>
          <table:table-cell office:value-type="float" office:value="0.592514328914212" calcext:value-type="float">
            <text:p>0.592514328914212</text:p>
          </table:table-cell>
          <table:table-cell office:value-type="float" office:value="0.844137934465813" calcext:value-type="float">
            <text:p>0.844137934465813</text:p>
          </table:table-cell>
          <table:table-cell office:value-type="float" office:value="0.707184593233764" calcext:value-type="float">
            <text:p>0.707184593233764</text:p>
          </table:table-cell>
          <table:table-cell office:value-type="float" office:value="0.613711938592991" calcext:value-type="float">
            <text:p>0.613711938592991</text:p>
          </table:table-cell>
          <table:table-cell office:value-type="float" office:value="0.922143398959289" calcext:value-type="float">
            <text:p>0.922143398959289</text:p>
          </table:table-cell>
          <table:table-cell office:value-type="float" office:value="0.92025165226224" calcext:value-type="float">
            <text:p>0.9202516522622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72240396298719" calcext:value-type="float">
            <text:p>0.972240396298719</text:p>
          </table:table-cell>
          <table:table-cell office:value-type="float" office:value="0.689410225254697" calcext:value-type="float">
            <text:p>0.689410225254697</text:p>
          </table:table-cell>
          <table:table-cell office:value-type="float" office:value="0.944293859239181" calcext:value-type="float">
            <text:p>0.944293859239181</text:p>
          </table:table-cell>
          <table:table-cell office:value-type="float" office:value="0.845032246004299" calcext:value-type="float">
            <text:p>0.845032246004299</text:p>
          </table:table-cell>
          <table:table-cell office:value-type="float" office:value="0.813253575100477" calcext:value-type="float">
            <text:p>0.813253575100477</text:p>
          </table:table-cell>
          <table:table-cell office:value-type="float" office:value="0.964295728572764" calcext:value-type="float">
            <text:p>0.964295728572764</text:p>
          </table:table-cell>
          <table:table-cell office:value-type="float" office:value="0.955977194130293" calcext:value-type="float">
            <text:p>0.95597719413029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97195999626133" calcext:value-type="float">
            <text:p>0.997195999626133</text:p>
          </table:table-cell>
          <table:table-cell office:value-type="float" office:value="0.901673053556407" calcext:value-type="float">
            <text:p>0.901673053556407</text:p>
          </table:table-cell>
          <table:table-cell office:value-type="float" office:value="0.988970931862791" calcext:value-type="float">
            <text:p>0.988970931862791</text:p>
          </table:table-cell>
          <table:table-cell office:value-type="float" office:value="0.935040658005421" calcext:value-type="float">
            <text:p>0.935040658005421</text:p>
          </table:table-cell>
          <table:table-cell office:value-type="float" office:value="0.939433591924479" calcext:value-type="float">
            <text:p>0.939433591924479</text:p>
          </table:table-cell>
          <table:table-cell office:value-type="float" office:value="0.995139732685298" calcext:value-type="float">
            <text:p>0.995139732685298</text:p>
          </table:table-cell>
          <table:table-cell office:value-type="float" office:value="0.968595195812693" calcext:value-type="float">
            <text:p>0.9685951958126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43612463472229" calcext:value-type="float">
            <text:p>0.943612463472229</text:p>
          </table:table-cell>
          <table:table-cell office:value-type="float" office:value="0.595346117224605" calcext:value-type="float">
            <text:p>0.595346117224605</text:p>
          </table:table-cell>
          <table:table-cell office:value-type="float" office:value="0.826029709905044" calcext:value-type="float">
            <text:p>0.826029709905044</text:p>
          </table:table-cell>
          <table:table-cell office:value-type="float" office:value="0.635764728286662" calcext:value-type="float">
            <text:p>0.635764728286662</text:p>
          </table:table-cell>
          <table:table-cell office:value-type="float" office:value="0.526228574106739" calcext:value-type="float">
            <text:p>0.526228574106739</text:p>
          </table:table-cell>
          <table:table-cell office:value-type="float" office:value="0.923972859383083" calcext:value-type="float">
            <text:p>0.923972859383083</text:p>
          </table:table-cell>
          <table:table-cell office:value-type="float" office:value="0.918302370307994" calcext:value-type="float">
            <text:p>0.91830237030799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69062529208337" calcext:value-type="float">
            <text:p>0.969062529208337</text:p>
          </table:table-cell>
          <table:table-cell office:value-type="float" office:value="0.69585942611459" calcext:value-type="float">
            <text:p>0.69585942611459</text:p>
          </table:table-cell>
          <table:table-cell office:value-type="float" office:value="0.942144125619217" calcext:value-type="float">
            <text:p>0.942144125619217</text:p>
          </table:table-cell>
          <table:table-cell office:value-type="float" office:value="0.847088512945135" calcext:value-type="float">
            <text:p>0.847088512945135</text:p>
          </table:table-cell>
          <table:table-cell office:value-type="float" office:value="0.79951397326853" calcext:value-type="float">
            <text:p>0.79951397326853</text:p>
          </table:table-cell>
          <table:table-cell office:value-type="float" office:value="0.969062529208337" calcext:value-type="float">
            <text:p>0.969062529208337</text:p>
          </table:table-cell>
          <table:table-cell office:value-type="float" office:value="0.957192260958968" calcext:value-type="float">
            <text:p>0.95719226095896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96261332834844" calcext:value-type="float">
            <text:p>0.996261332834844</text:p>
          </table:table-cell>
          <table:table-cell office:value-type="float" office:value="0.905879054117207" calcext:value-type="float">
            <text:p>0.905879054117207</text:p>
          </table:table-cell>
          <table:table-cell office:value-type="float" office:value="0.991120665482755" calcext:value-type="float">
            <text:p>0.991120665482755</text:p>
          </table:table-cell>
          <table:table-cell office:value-type="float" office:value="0.918497055799607" calcext:value-type="float">
            <text:p>0.918497055799607</text:p>
          </table:table-cell>
          <table:table-cell office:value-type="float" office:value="0.930554257407234" calcext:value-type="float">
            <text:p>0.930554257407234</text:p>
          </table:table-cell>
          <table:table-cell office:value-type="float" office:value="0.99495279932704" calcext:value-type="float">
            <text:p>0.99495279932704</text:p>
          </table:table-cell>
          <table:table-cell office:value-type="float" office:value="0.965791195438826" calcext:value-type="float">
            <text:p>0.9657911954388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47897022464606" calcext:value-type="float">
            <text:p>0.947897022464606</text:p>
          </table:table-cell>
          <table:table-cell office:value-type="float" office:value="0.595346117224605" calcext:value-type="float">
            <text:p>0.595346117224605</text:p>
          </table:table-cell>
          <table:table-cell office:value-type="float" office:value="0.844137934465813" calcext:value-type="float">
            <text:p>0.844137934465813</text:p>
          </table:table-cell>
          <table:table-cell office:value-type="float" office:value="0.707184593233764" calcext:value-type="float">
            <text:p>0.707184593233764</text:p>
          </table:table-cell>
          <table:table-cell office:value-type="float" office:value="0.613711938592991" calcext:value-type="float">
            <text:p>0.613711938592991</text:p>
          </table:table-cell>
          <table:table-cell office:value-type="float" office:value="0.923972859383083" calcext:value-type="float">
            <text:p>0.923972859383083</text:p>
          </table:table-cell>
          <table:table-cell office:value-type="float" office:value="0.92025165226224" calcext:value-type="float">
            <text:p>0.9202516522622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72240396298719" calcext:value-type="float">
            <text:p>0.972240396298719</text:p>
          </table:table-cell>
          <table:table-cell office:value-type="float" office:value="0.69585942611459" calcext:value-type="float">
            <text:p>0.69585942611459</text:p>
          </table:table-cell>
          <table:table-cell office:value-type="float" office:value="0.944293859239181" calcext:value-type="float">
            <text:p>0.944293859239181</text:p>
          </table:table-cell>
          <table:table-cell office:value-type="float" office:value="0.847088512945135" calcext:value-type="float">
            <text:p>0.847088512945135</text:p>
          </table:table-cell>
          <table:table-cell office:value-type="float" office:value="0.837757009345794" calcext:value-type="float">
            <text:p>0.837757009345794</text:p>
          </table:table-cell>
          <table:table-cell office:value-type="float" office:value="0.969062529208337" calcext:value-type="float">
            <text:p>0.969062529208337</text:p>
          </table:table-cell>
          <table:table-cell office:value-type="float" office:value="0.957192260958968" calcext:value-type="float">
            <text:p>0.95719226095896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97195999626133" calcext:value-type="float">
            <text:p>0.997195999626133</text:p>
          </table:table-cell>
          <table:table-cell office:value-type="float" office:value="0.905879054117207" calcext:value-type="float">
            <text:p>0.905879054117207</text:p>
          </table:table-cell>
          <table:table-cell office:value-type="float" office:value="0.991120665482755" calcext:value-type="float">
            <text:p>0.991120665482755</text:p>
          </table:table-cell>
          <table:table-cell office:value-type="float" office:value="0.935040658005421" calcext:value-type="float">
            <text:p>0.935040658005421</text:p>
          </table:table-cell>
          <table:table-cell office:value-type="float" office:value="0.939433591924479" calcext:value-type="float">
            <text:p>0.939433591924479</text:p>
          </table:table-cell>
          <table:table-cell office:value-type="float" office:value="0.995139732685298" calcext:value-type="float">
            <text:p>0.995139732685298</text:p>
          </table:table-cell>
          <table:table-cell office:value-type="float" office:value="0.968595195812693" calcext:value-type="float">
            <text:p>0.968595195812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933148302107396" calcext:value-type="float">
            <text:p>0.933148302107396</text:p>
          </table:table-cell>
          <table:table-cell office:value-type="float" office:value="0.579190732014809" calcext:value-type="float">
            <text:p>0.579190732014809</text:p>
          </table:table-cell>
          <table:table-cell office:value-type="float" office:value="0.8145481645003" calcext:value-type="float">
            <text:p>0.8145481645003</text:p>
          </table:table-cell>
          <table:table-cell office:value-type="float" office:value="0.625715484492026" calcext:value-type="float">
            <text:p>0.625715484492026</text:p>
          </table:table-cell>
          <table:table-cell office:value-type="float" office:value="0.545039543039171" calcext:value-type="float">
            <text:p>0.545039543039171</text:p>
          </table:table-cell>
          <table:table-cell office:value-type="float" office:value="0.901159417814825" calcext:value-type="float">
            <text:p>0.901159417814825</text:p>
          </table:table-cell>
          <table:table-cell office:value-type="float" office:value="0.909663387597976" calcext:value-type="float">
            <text:p>0.90966338759797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963269284490733" calcext:value-type="float">
            <text:p>0.963269284490733</text:p>
          </table:table-cell>
          <table:table-cell office:value-type="float" office:value="0.678449681296095" calcext:value-type="float">
            <text:p>0.678449681296095</text:p>
          </table:table-cell>
          <table:table-cell office:value-type="float" office:value="0.935604141534758" calcext:value-type="float">
            <text:p>0.935604141534758</text:p>
          </table:table-cell>
          <table:table-cell office:value-type="float" office:value="0.83032729759878" calcext:value-type="float">
            <text:p>0.83032729759878</text:p>
          </table:table-cell>
          <table:table-cell office:value-type="float" office:value="0.806100505506235" calcext:value-type="float">
            <text:p>0.806100505506235</text:p>
          </table:table-cell>
          <table:table-cell office:value-type="float" office:value="0.955493283065148" calcext:value-type="float">
            <text:p>0.955493283065148</text:p>
          </table:table-cell>
          <table:table-cell office:value-type="float" office:value="0.950221601634531" calcext:value-type="float">
            <text:p>0.95022160163453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991252159997484" calcext:value-type="float">
            <text:p>0.991252159997484</text:p>
          </table:table-cell>
          <table:table-cell office:value-type="float" office:value="0.898069046543786" calcext:value-type="float">
            <text:p>0.898069046543786</text:p>
          </table:table-cell>
          <table:table-cell office:value-type="float" office:value="0.983999439199925" calcext:value-type="float">
            <text:p>0.983999439199925</text:p>
          </table:table-cell>
          <table:table-cell office:value-type="float" office:value="0.914481494907813" calcext:value-type="float">
            <text:p>0.914481494907813</text:p>
          </table:table-cell>
          <table:table-cell office:value-type="float" office:value="0.923248281567061" calcext:value-type="float">
            <text:p>0.923248281567061</text:p>
          </table:table-cell>
          <table:table-cell office:value-type="float" office:value="0.989326783095284" calcext:value-type="float">
            <text:p>0.989326783095284</text:p>
          </table:table-cell>
          <table:table-cell office:value-type="float" office:value="0.960801612169187" calcext:value-type="float">
            <text:p>0.9608016121691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149908196370334" calcext:value-type="float">
            <text:p>0.0149908196370334</text:p>
          </table:table-cell>
          <table:table-cell office:value-type="float" office:value="0.0134938452639104" calcext:value-type="float">
            <text:p>0.0134938452639104</text:p>
          </table:table-cell>
          <table:table-cell office:value-type="float" office:value="0.0189089760724963" calcext:value-type="float">
            <text:p>0.0189089760724963</text:p>
          </table:table-cell>
          <table:table-cell office:value-type="float" office:value="0.045879521600145" calcext:value-type="float">
            <text:p>0.045879521600145</text:p>
          </table:table-cell>
          <table:table-cell office:value-type="float" office:value="0.0372370854758218" calcext:value-type="float">
            <text:p>0.0372370854758218</text:p>
          </table:table-cell>
          <table:table-cell office:value-type="float" office:value="0.0201377293171152" calcext:value-type="float">
            <text:p>0.0201377293171152</text:p>
          </table:table-cell>
          <table:table-cell office:value-type="float" office:value="0.0107728222679981" calcext:value-type="float">
            <text:p>0.010772822267998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0974648018285296" calcext:value-type="float">
            <text:p>0.00974648018285296</text:p>
          </table:table-cell>
          <table:table-cell office:value-type="float" office:value="0.0127604380309962" calcext:value-type="float">
            <text:p>0.0127604380309962</text:p>
          </table:table-cell>
          <table:table-cell office:value-type="float" office:value="0.0103131331729998" calcext:value-type="float">
            <text:p>0.0103131331729998</text:p>
          </table:table-cell>
          <table:table-cell office:value-type="float" office:value="0.0147269269551486" calcext:value-type="float">
            <text:p>0.0147269269551486</text:p>
          </table:table-cell>
          <table:table-cell office:value-type="float" office:value="0.0242406846051791" calcext:value-type="float">
            <text:p>0.0242406846051791</text:p>
          </table:table-cell>
          <table:table-cell office:value-type="float" office:value="0.0132834909566239" calcext:value-type="float">
            <text:p>0.0132834909566239</text:p>
          </table:table-cell>
          <table:table-cell office:value-type="float" office:value="0.00708000095485892" calcext:value-type="float">
            <text:p>0.0070800009548589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0690730457459906" calcext:value-type="float">
            <text:p>0.00690730457459906</text:p>
          </table:table-cell>
          <table:table-cell office:value-type="float" office:value="0.00739229758056489" calcext:value-type="float">
            <text:p>0.00739229758056489</text:p>
          </table:table-cell>
          <table:table-cell office:value-type="float" office:value="0.00746014507214743" calcext:value-type="float">
            <text:p>0.00746014507214743</text:p>
          </table:table-cell>
          <table:table-cell office:value-type="float" office:value="0.0113181011296298" calcext:value-type="float">
            <text:p>0.0113181011296298</text:p>
          </table:table-cell>
          <table:table-cell office:value-type="float" office:value="0.0100749119838926" calcext:value-type="float">
            <text:p>0.0100749119838926</text:p>
          </table:table-cell>
          <table:table-cell office:value-type="float" office:value="0.00615135789325557" calcext:value-type="float">
            <text:p>0.00615135789325557</text:p>
          </table:table-cell>
          <table:table-cell office:value-type="float" office:value="0.00829594046801413" calcext:value-type="float">
            <text:p>0.00829594046801413</text:p>
          </table:table-cell>
        </table:table-row>
        <table:table-row table:style-name="ro2">
          <table:table-cell table:style-name="Default"/>
          <table:table-cell table:number-columns-repeated="9"/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Average v7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2">
          <table:table-cell table:style-name="Default" office:value-type="string" calcext:value-type="string">
            <text:p>Balanced</text:p>
          </table:table-cell>
          <table:table-cell table:style-name="ce9" table:formula="of:=AVERAGE([.C53];[.C63];[.C73];[.C83])" office:value-type="percentage" office:value="0.90742225309928" calcext:value-type="percentage">
            <text:p>90.74%</text:p>
          </table:table-cell>
          <table:table-cell table:style-name="ce9" table:formula="of:=AVERAGE([.D53];[.D63];[.D73];[.D83])" office:value-type="percentage" office:value="0.583163730707571" calcext:value-type="percentage">
            <text:p>58.32%</text:p>
          </table:table-cell>
          <table:table-cell table:style-name="ce9" table:formula="of:=AVERAGE([.E53];[.E63];[.E73];[.E83])" office:value-type="percentage" office:value="0.786066088425242" calcext:value-type="percentage">
            <text:p>78.61%</text:p>
          </table:table-cell>
          <table:table-cell table:style-name="ce9" table:formula="of:=AVERAGE([.F53];[.F63];[.F73];[.F83])" office:value-type="percentage" office:value="0.553130918854257" calcext:value-type="percentage">
            <text:p>55.31%</text:p>
          </table:table-cell>
          <table:table-cell table:style-name="ce9" table:formula="of:=AVERAGE([.G53];[.G63];[.G73];[.G83])" office:value-type="percentage" office:value="0.502793159947153" calcext:value-type="percentage">
            <text:p>50.28%</text:p>
          </table:table-cell>
          <table:table-cell table:style-name="ce9" table:formula="of:=AVERAGE([.H53];[.H63];[.H73];[.H83])" office:value-type="percentage" office:value="0.87363361160806" calcext:value-type="percentage">
            <text:p>87.36%</text:p>
          </table:table-cell>
          <table:table-cell table:style-name="ce9" table:formula="of:=AVERAGE([.I53];[.I63];[.I73];[.I83])" office:value-type="percentage" office:value="0.891249025886368" calcext:value-type="percentage">
            <text:p>89.12%</text:p>
          </table:table-cell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2">
          <table:table-cell table:style-name="Default" office:value-type="string" calcext:value-type="string">
            <text:p>Top 1</text:p>
          </table:table-cell>
          <table:table-cell table:style-name="ce9" table:formula="of:=AVERAGE([.M53];[.M63];[.M73];[.M83])" office:value-type="percentage" office:value="0.954866113444472" calcext:value-type="percentage">
            <text:p>95.49%</text:p>
          </table:table-cell>
          <table:table-cell table:style-name="ce9" table:formula="of:=AVERAGE([.N53];[.N63];[.N73];[.N83])" office:value-type="percentage" office:value="0.687331700762627" calcext:value-type="percentage">
            <text:p>68.73%</text:p>
          </table:table-cell>
          <table:table-cell table:style-name="ce9" table:formula="of:=AVERAGE([.O53];[.O63];[.O73];[.O83])" office:value-type="percentage" office:value="0.921138962952239" calcext:value-type="percentage">
            <text:p>92.11%</text:p>
          </table:table-cell>
          <table:table-cell table:style-name="ce9" table:formula="of:=AVERAGE([.P53];[.P63];[.P73];[.P83])" office:value-type="percentage" office:value="0.754492999491322" calcext:value-type="percentage">
            <text:p>75.45%</text:p>
          </table:table-cell>
          <table:table-cell table:style-name="ce9" table:formula="of:=AVERAGE([.Q53];[.Q63];[.Q73];[.Q83])" office:value-type="percentage" office:value="0.729707682035521" calcext:value-type="percentage">
            <text:p>72.97%</text:p>
          </table:table-cell>
          <table:table-cell table:style-name="ce9" table:formula="of:=AVERAGE([.R53];[.R63];[.R73];[.R83])" office:value-type="percentage" office:value="0.940294126960387" calcext:value-type="percentage">
            <text:p>94.03%</text:p>
          </table:table-cell>
          <table:table-cell table:style-name="ce9" table:formula="of:=AVERAGE([.S53];[.S63];[.S73];[.S83])" office:value-type="percentage" office:value="0.935649863004571" calcext:value-type="percentage">
            <text:p>93.56%</text:p>
          </table:table-cell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2">
          <table:table-cell table:style-name="Default" office:value-type="string" calcext:value-type="string">
            <text:p>Top 2</text:p>
          </table:table-cell>
          <table:table-cell table:style-name="ce9" table:formula="of:=AVERAGE([.W53];[.W63];[.W73];[.W83])" office:value-type="percentage" office:value="0.983899091031034" calcext:value-type="percentage">
            <text:p>98.39%</text:p>
          </table:table-cell>
          <table:table-cell table:style-name="ce9" table:formula="of:=AVERAGE([.X53];[.X63];[.X73];[.X83])" office:value-type="percentage" office:value="0.864446136543574" calcext:value-type="percentage">
            <text:p>86.44%</text:p>
          </table:table-cell>
          <table:table-cell table:style-name="ce9" table:formula="of:=AVERAGE([.Y53];[.Y63];[.Y73];[.Y83])" office:value-type="percentage" office:value="0.980838236933698" calcext:value-type="percentage">
            <text:p>98.08%</text:p>
          </table:table-cell>
          <table:table-cell table:style-name="ce9" table:formula="of:=AVERAGE([.Z53];[.Z63];[.Z73];[.Z83])" office:value-type="percentage" office:value="0.909541629192467" calcext:value-type="percentage">
            <text:p>90.95%</text:p>
          </table:table-cell>
          <table:table-cell table:style-name="ce9" table:formula="of:=AVERAGE([.AA53];[.AA63];[.AA73];[.AA83])" office:value-type="percentage" office:value="0.915546146174979" calcext:value-type="percentage">
            <text:p>91.55%</text:p>
          </table:table-cell>
          <table:table-cell table:style-name="ce9" table:formula="of:=AVERAGE([.AB53];[.AB63];[.AB73];[.AB83])" office:value-type="percentage" office:value="0.988493266284423" calcext:value-type="percentage">
            <text:p>98.85%</text:p>
          </table:table-cell>
          <table:table-cell table:style-name="ce9" table:formula="of:=AVERAGE([.AC53];[.AC63];[.AC73];[.AC83])" office:value-type="percentage" office:value="0.949500343629935" calcext:value-type="percentage">
            <text:p>94.95%</text:p>
          </table:table-cell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8"/>
        </table:table-row>
      </table:table>
      <table:table table:name="Version 7 stride 30" table:style-name="ta1">
        <table:table-column table:style-name="co1" table:default-cell-style-name="ce1"/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27" table:default-cell-style-name="Default"/>
        <table:table-row table:style-name="ro1">
          <table:table-cell table:style-name="Default" office:value-type="string" calcext:value-type="string">
            <text:p>Newport</text:p>
          </table:table-cell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  <table:table-cell table:style-name="Default"/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  <table:table-cell table:style-name="Default"/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 table:number-columns-repeated="2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 table:number-columns-repeated="2"/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903545775479202" calcext:value-type="float">
            <text:p>0.903545775479202</text:p>
          </table:table-cell>
          <table:table-cell office:value-type="float" office:value="0.598752703771649" calcext:value-type="float">
            <text:p>0.598752703771649</text:p>
          </table:table-cell>
          <table:table-cell office:value-type="float" office:value="0.685233328934691" calcext:value-type="float">
            <text:p>0.685233328934691</text:p>
          </table:table-cell>
          <table:table-cell office:value-type="float" office:value="0.598163363239309" calcext:value-type="float">
            <text:p>0.598163363239309</text:p>
          </table:table-cell>
          <table:table-cell office:value-type="float" office:value="0.524320915956076" calcext:value-type="float">
            <text:p>0.524320915956076</text:p>
          </table:table-cell>
          <table:table-cell office:value-type="float" office:value="0.835703667907075" calcext:value-type="float">
            <text:p>0.835703667907075</text:p>
          </table:table-cell>
          <table:table-cell office:value-type="float" office:value="0.888744704817444" calcext:value-type="float">
            <text:p>0.88874470481744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9514" calcext:value-type="float">
            <text:p>0.9514</text:p>
          </table:table-cell>
          <table:table-cell office:value-type="float" office:value="0.62" calcext:value-type="float">
            <text:p>0.62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766" calcext:value-type="float">
            <text:p>0.7766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238" calcext:value-type="float">
            <text:p>0.9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9878" calcext:value-type="float">
            <text:p>0.9878</text:p>
          </table:table-cell>
          <table:table-cell office:value-type="float" office:value="0.7456" calcext:value-type="float">
            <text:p>0.7456</text:p>
          </table:table-cell>
          <table:table-cell office:value-type="float" office:value="0.9544" calcext:value-type="float">
            <text:p>0.9544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9738" calcext:value-type="float">
            <text:p>0.9738</text:p>
          </table:table-cell>
          <table:table-cell office:value-type="float" office:value="0.9396" calcext:value-type="float">
            <text:p>0.939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0.909339123075517" calcext:value-type="float">
            <text:p>0.909339123075517</text:p>
          </table:table-cell>
          <table:table-cell office:value-type="float" office:value="0.609162719586573" calcext:value-type="float">
            <text:p>0.609162719586573</text:p>
          </table:table-cell>
          <table:table-cell office:value-type="float" office:value="0.703238783843947" calcext:value-type="float">
            <text:p>0.703238783843947</text:p>
          </table:table-cell>
          <table:table-cell office:value-type="float" office:value="0.596830540973375" calcext:value-type="float">
            <text:p>0.596830540973375</text:p>
          </table:table-cell>
          <table:table-cell office:value-type="float" office:value="0.524638049522265" calcext:value-type="float">
            <text:p>0.524638049522265</text:p>
          </table:table-cell>
          <table:table-cell office:value-type="float" office:value="0.851333431454087" calcext:value-type="float">
            <text:p>0.851333431454087</text:p>
          </table:table-cell>
          <table:table-cell office:value-type="float" office:value="0.87679073136315" calcext:value-type="float">
            <text:p>0.8767907313631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op_1</text:p>
          </table:table-cell>
          <table:table-cell office:value-type="float" office:value="0.956243329775881" calcext:value-type="float">
            <text:p>0.956243329775881</text:p>
          </table:table-cell>
          <table:table-cell office:value-type="float" office:value="0.691302027748132" calcext:value-type="float">
            <text:p>0.691302027748132</text:p>
          </table:table-cell>
          <table:table-cell office:value-type="float" office:value="0.855656350053362" calcext:value-type="float">
            <text:p>0.855656350053362</text:p>
          </table:table-cell>
          <table:table-cell office:value-type="float" office:value="0.784018143009605" calcext:value-type="float">
            <text:p>0.784018143009605</text:p>
          </table:table-cell>
          <table:table-cell office:value-type="float" office:value="0.722118463180363" calcext:value-type="float">
            <text:p>0.722118463180363</text:p>
          </table:table-cell>
          <table:table-cell office:value-type="float" office:value="0.921291355389541" calcext:value-type="float">
            <text:p>0.921291355389541</text:p>
          </table:table-cell>
          <table:table-cell office:value-type="float" office:value="0.926227321237993" calcext:value-type="float">
            <text:p>0.9262273212379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03364900486103" calcext:value-type="float">
            <text:p>0.903364900486103</text:p>
          </table:table-cell>
          <table:table-cell office:value-type="float" office:value="0.612037492339918" calcext:value-type="float">
            <text:p>0.612037492339918</text:p>
          </table:table-cell>
          <table:table-cell office:value-type="float" office:value="0.696612664051976" calcext:value-type="float">
            <text:p>0.696612664051976</text:p>
          </table:table-cell>
          <table:table-cell office:value-type="float" office:value="0.543295869171466" calcext:value-type="float">
            <text:p>0.543295869171466</text:p>
          </table:table-cell>
          <table:table-cell office:value-type="float" office:value="0.505211605258245" calcext:value-type="float">
            <text:p>0.505211605258245</text:p>
          </table:table-cell>
          <table:table-cell office:value-type="float" office:value="0.851657206987896" calcext:value-type="float">
            <text:p>0.851657206987896</text:p>
          </table:table-cell>
          <table:table-cell office:value-type="float" office:value="0.842849325322455" calcext:value-type="float">
            <text:p>0.84284932532245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49189837967593" calcext:value-type="float">
            <text:p>0.949189837967593</text:p>
          </table:table-cell>
          <table:table-cell office:value-type="float" office:value="0.630926185237047" calcext:value-type="float">
            <text:p>0.630926185237047</text:p>
          </table:table-cell>
          <table:table-cell office:value-type="float" office:value="0.872974594918984" calcext:value-type="float">
            <text:p>0.872974594918984</text:p>
          </table:table-cell>
          <table:table-cell office:value-type="float" office:value="0.804760952190438" calcext:value-type="float">
            <text:p>0.804760952190438</text:p>
          </table:table-cell>
          <table:table-cell office:value-type="float" office:value="0.778955791158232" calcext:value-type="float">
            <text:p>0.778955791158232</text:p>
          </table:table-cell>
          <table:table-cell office:value-type="float" office:value="0.92618523704741" calcext:value-type="float">
            <text:p>0.92618523704741</text:p>
          </table:table-cell>
          <table:table-cell office:value-type="float" office:value="0.901780356071214" calcext:value-type="float">
            <text:p>0.9017803560712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87397479495899" calcext:value-type="float">
            <text:p>0.987397479495899</text:p>
          </table:table-cell>
          <table:table-cell office:value-type="float" office:value="0.763552710542108" calcext:value-type="float">
            <text:p>0.763552710542108</text:p>
          </table:table-cell>
          <table:table-cell office:value-type="float" office:value="0.959791958391678" calcext:value-type="float">
            <text:p>0.959791958391678</text:p>
          </table:table-cell>
          <table:table-cell office:value-type="float" office:value="0.907181436287257" calcext:value-type="float">
            <text:p>0.907181436287257</text:p>
          </table:table-cell>
          <table:table-cell office:value-type="float" office:value="0.916983396679336" calcext:value-type="float">
            <text:p>0.916983396679336</text:p>
          </table:table-cell>
          <table:table-cell office:value-type="float" office:value="0.974794958991798" calcext:value-type="float">
            <text:p>0.974794958991798</text:p>
          </table:table-cell>
          <table:table-cell office:value-type="float" office:value="0.924384876975395" calcext:value-type="float">
            <text:p>0.924384876975395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op_2</text:p>
          </table:table-cell>
          <table:table-cell office:value-type="float" office:value="0.98906083244397" calcext:value-type="float">
            <text:p>0.98906083244397</text:p>
          </table:table-cell>
          <table:table-cell office:value-type="float" office:value="0.832710779082177" calcext:value-type="float">
            <text:p>0.832710779082177</text:p>
          </table:table-cell>
          <table:table-cell office:value-type="float" office:value="0.956376734258271" calcext:value-type="float">
            <text:p>0.956376734258271</text:p>
          </table:table-cell>
          <table:table-cell office:value-type="float" office:value="0.901680896478122" calcext:value-type="float">
            <text:p>0.901680896478122</text:p>
          </table:table-cell>
          <table:table-cell office:value-type="float" office:value="0.907417289220918" calcext:value-type="float">
            <text:p>0.907417289220918</text:p>
          </table:table-cell>
          <table:table-cell office:value-type="float" office:value="0.976654215581644" calcext:value-type="float">
            <text:p>0.976654215581644</text:p>
          </table:table-cell>
          <table:table-cell office:value-type="float" office:value="0.945304162219851" calcext:value-type="float">
            <text:p>0.9453041622198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858968490445142" calcext:value-type="float">
            <text:p>0.858968490445142</text:p>
          </table:table-cell>
          <table:table-cell office:value-type="float" office:value="0.574056460225416" calcext:value-type="float">
            <text:p>0.574056460225416</text:p>
          </table:table-cell>
          <table:table-cell office:value-type="float" office:value="0.677077459364392" calcext:value-type="float">
            <text:p>0.677077459364392</text:p>
          </table:table-cell>
          <table:table-cell office:value-type="float" office:value="0.585559553416021" calcext:value-type="float">
            <text:p>0.585559553416021</text:p>
          </table:table-cell>
          <table:table-cell office:value-type="float" office:value="0.511994046563202" calcext:value-type="float">
            <text:p>0.511994046563202</text:p>
          </table:table-cell>
          <table:table-cell office:value-type="float" office:value="0.800909203317351" calcext:value-type="float">
            <text:p>0.800909203317351</text:p>
          </table:table-cell>
          <table:table-cell office:value-type="float" office:value="0.822306358555495" calcext:value-type="float">
            <text:p>0.82230635855549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941788357671534" calcext:value-type="float">
            <text:p>0.941788357671534</text:p>
          </table:table-cell>
          <table:table-cell office:value-type="float" office:value="0.625325065013003" calcext:value-type="float">
            <text:p>0.625325065013003</text:p>
          </table:table-cell>
          <table:table-cell office:value-type="float" office:value="0.875375075015003" calcext:value-type="float">
            <text:p>0.875375075015003</text:p>
          </table:table-cell>
          <table:table-cell office:value-type="float" office:value="0.806361272254451" calcext:value-type="float">
            <text:p>0.806361272254451</text:p>
          </table:table-cell>
          <table:table-cell office:value-type="float" office:value="0.7625525105021" calcext:value-type="float">
            <text:p>0.7625525105021</text:p>
          </table:table-cell>
          <table:table-cell office:value-type="float" office:value="0.906781356271254" calcext:value-type="float">
            <text:p>0.906781356271254</text:p>
          </table:table-cell>
          <table:table-cell office:value-type="float" office:value="0.896179235847169" calcext:value-type="float">
            <text:p>0.8961792358471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983196639327866" calcext:value-type="float">
            <text:p>0.983196639327866</text:p>
          </table:table-cell>
          <table:table-cell office:value-type="float" office:value="0.756951390278056" calcext:value-type="float">
            <text:p>0.756951390278056</text:p>
          </table:table-cell>
          <table:table-cell office:value-type="float" office:value="0.961992398479696" calcext:value-type="float">
            <text:p>0.961992398479696</text:p>
          </table:table-cell>
          <table:table-cell office:value-type="float" office:value="0.911582316463293" calcext:value-type="float">
            <text:p>0.911582316463293</text:p>
          </table:table-cell>
          <table:table-cell office:value-type="float" office:value="0.91878375675135" calcext:value-type="float">
            <text:p>0.91878375675135</text:p>
          </table:table-cell>
          <table:table-cell office:value-type="float" office:value="0.971594318863773" calcext:value-type="float">
            <text:p>0.971594318863773</text:p>
          </table:table-cell>
          <table:table-cell office:value-type="float" office:value="0.92998599719944" calcext:value-type="float">
            <text:p>0.92998599719944</text:p>
          </table:table-cell>
          <table:table-cell table:number-columns-repeated="10"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op_3</text:p>
          </table:table-cell>
          <table:table-cell office:value-type="float" office:value="0.99346318036286" calcext:value-type="float">
            <text:p>0.99346318036286</text:p>
          </table:table-cell>
          <table:table-cell office:value-type="float" office:value="0.956243329775881" calcext:value-type="float">
            <text:p>0.956243329775881</text:p>
          </table:table-cell>
          <table:table-cell office:value-type="float" office:value="0.987193169690502" calcext:value-type="float">
            <text:p>0.987193169690502</text:p>
          </table:table-cell>
          <table:table-cell office:value-type="float" office:value="0.935832443970117" calcext:value-type="float">
            <text:p>0.935832443970117</text:p>
          </table:table-cell>
          <table:table-cell office:value-type="float" office:value="0.948105656350053" calcext:value-type="float">
            <text:p>0.948105656350053</text:p>
          </table:table-cell>
          <table:table-cell office:value-type="float" office:value="0.992262540021345" calcext:value-type="float">
            <text:p>0.992262540021345</text:p>
          </table:table-cell>
          <table:table-cell office:value-type="float" office:value="0.950373532550694" calcext:value-type="float">
            <text:p>0.9503735325506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18771203964868" calcext:value-type="float">
            <text:p>0.918771203964868</text:p>
          </table:table-cell>
          <table:table-cell office:value-type="float" office:value="0.57276279960045" calcext:value-type="float">
            <text:p>0.57276279960045</text:p>
          </table:table-cell>
          <table:table-cell office:value-type="float" office:value="0.686726452347826" calcext:value-type="float">
            <text:p>0.686726452347826</text:p>
          </table:table-cell>
          <table:table-cell office:value-type="float" office:value="0.58478197632603" calcext:value-type="float">
            <text:p>0.58478197632603</text:p>
          </table:table-cell>
          <table:table-cell office:value-type="float" office:value="0.530591732874158" calcext:value-type="float">
            <text:p>0.530591732874158</text:p>
          </table:table-cell>
          <table:table-cell office:value-type="float" office:value="0.861536564024562" calcext:value-type="float">
            <text:p>0.861536564024562</text:p>
          </table:table-cell>
          <table:table-cell office:value-type="float" office:value="0.897849133658308" calcext:value-type="float">
            <text:p>0.89784913365830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6619323864773" calcext:value-type="float">
            <text:p>0.96619323864773</text:p>
          </table:table-cell>
          <table:table-cell office:value-type="float" office:value="0.595719143828766" calcext:value-type="float">
            <text:p>0.595719143828766</text:p>
          </table:table-cell>
          <table:table-cell office:value-type="float" office:value="0.877975595119024" calcext:value-type="float">
            <text:p>0.877975595119024</text:p>
          </table:table-cell>
          <table:table-cell office:value-type="float" office:value="0.782756551310262" calcext:value-type="float">
            <text:p>0.782756551310262</text:p>
          </table:table-cell>
          <table:table-cell office:value-type="float" office:value="0.778955791158232" calcext:value-type="float">
            <text:p>0.778955791158232</text:p>
          </table:table-cell>
          <table:table-cell office:value-type="float" office:value="0.935587117423485" calcext:value-type="float">
            <text:p>0.935587117423485</text:p>
          </table:table-cell>
          <table:table-cell office:value-type="float" office:value="0.936787357471494" calcext:value-type="float">
            <text:p>0.93678735747149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94398879775955" calcext:value-type="float">
            <text:p>0.994398879775955</text:p>
          </table:table-cell>
          <table:table-cell office:value-type="float" office:value="0.753350670134027" calcext:value-type="float">
            <text:p>0.753350670134027</text:p>
          </table:table-cell>
          <table:table-cell office:value-type="float" office:value="0.970594118823765" calcext:value-type="float">
            <text:p>0.970594118823765</text:p>
          </table:table-cell>
          <table:table-cell office:value-type="float" office:value="0.93498699739948" calcext:value-type="float">
            <text:p>0.93498699739948</text:p>
          </table:table-cell>
          <table:table-cell office:value-type="float" office:value="0.935187037407482" calcext:value-type="float">
            <text:p>0.935187037407482</text:p>
          </table:table-cell>
          <table:table-cell office:value-type="float" office:value="0.978995799159832" calcext:value-type="float">
            <text:p>0.978995799159832</text:p>
          </table:table-cell>
          <table:table-cell office:value-type="float" office:value="0.952590518103621" calcext:value-type="float">
            <text:p>0.952590518103621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17982821433608" calcext:value-type="float">
            <text:p>0.917982821433608</text:p>
          </table:table-cell>
          <table:table-cell office:value-type="float" office:value="0.622464271796661" calcext:value-type="float">
            <text:p>0.622464271796661</text:p>
          </table:table-cell>
          <table:table-cell office:value-type="float" office:value="0.675152067031387" calcext:value-type="float">
            <text:p>0.675152067031387</text:p>
          </table:table-cell>
          <table:table-cell office:value-type="float" office:value="0.671668909005215" calcext:value-type="float">
            <text:p>0.671668909005215</text:p>
          </table:table-cell>
          <table:table-cell office:value-type="float" office:value="0.512299321098823" calcext:value-type="float">
            <text:p>0.512299321098823</text:p>
          </table:table-cell>
          <table:table-cell office:value-type="float" office:value="0.867137221369175" calcext:value-type="float">
            <text:p>0.867137221369175</text:p>
          </table:table-cell>
          <table:table-cell office:value-type="float" office:value="0.897690185444111" calcext:value-type="float">
            <text:p>0.89769018544411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64792958591718" calcext:value-type="float">
            <text:p>0.964792958591718</text:p>
          </table:table-cell>
          <table:table-cell office:value-type="float" office:value="0.639727945589118" calcext:value-type="float">
            <text:p>0.639727945589118</text:p>
          </table:table-cell>
          <table:table-cell office:value-type="float" office:value="0.877975595119024" calcext:value-type="float">
            <text:p>0.877975595119024</text:p>
          </table:table-cell>
          <table:table-cell office:value-type="float" office:value="0.770754150830166" calcext:value-type="float">
            <text:p>0.770754150830166</text:p>
          </table:table-cell>
          <table:table-cell office:value-type="float" office:value="0.775555111022204" calcext:value-type="float">
            <text:p>0.775555111022204</text:p>
          </table:table-cell>
          <table:table-cell office:value-type="float" office:value="0.935787157431486" calcext:value-type="float">
            <text:p>0.935787157431486</text:p>
          </table:table-cell>
          <table:table-cell office:value-type="float" office:value="0.942188437687537" calcext:value-type="float">
            <text:p>0.94218843768753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8999799959992" calcext:value-type="float">
            <text:p>0.98999799959992</text:p>
          </table:table-cell>
          <table:table-cell office:value-type="float" office:value="0.758351670334067" calcext:value-type="float">
            <text:p>0.758351670334067</text:p>
          </table:table-cell>
          <table:table-cell office:value-type="float" office:value="0.973594718943789" calcext:value-type="float">
            <text:p>0.973594718943789</text:p>
          </table:table-cell>
          <table:table-cell office:value-type="float" office:value="0.943588717743549" calcext:value-type="float">
            <text:p>0.943588717743549</text:p>
          </table:table-cell>
          <table:table-cell office:value-type="float" office:value="0.932186437287458" calcext:value-type="float">
            <text:p>0.932186437287458</text:p>
          </table:table-cell>
          <table:table-cell office:value-type="float" office:value="0.982996599319864" calcext:value-type="float">
            <text:p>0.982996599319864</text:p>
          </table:table-cell>
          <table:table-cell office:value-type="float" office:value="0.957191438287657" calcext:value-type="float">
            <text:p>0.957191438287657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18771203964868" calcext:value-type="float">
            <text:p>0.918771203964868</text:p>
          </table:table-cell>
          <table:table-cell office:value-type="float" office:value="0.622464271796661" calcext:value-type="float">
            <text:p>0.622464271796661</text:p>
          </table:table-cell>
          <table:table-cell office:value-type="float" office:value="0.696612664051976" calcext:value-type="float">
            <text:p>0.696612664051976</text:p>
          </table:table-cell>
          <table:table-cell office:value-type="float" office:value="0.671668909005215" calcext:value-type="float">
            <text:p>0.671668909005215</text:p>
          </table:table-cell>
          <table:table-cell office:value-type="float" office:value="0.530591732874158" calcext:value-type="float">
            <text:p>0.530591732874158</text:p>
          </table:table-cell>
          <table:table-cell office:value-type="float" office:value="0.867137221369175" calcext:value-type="float">
            <text:p>0.867137221369175</text:p>
          </table:table-cell>
          <table:table-cell office:value-type="float" office:value="0.897849133658308" calcext:value-type="float">
            <text:p>0.89784913365830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6619323864773" calcext:value-type="float">
            <text:p>0.96619323864773</text:p>
          </table:table-cell>
          <table:table-cell office:value-type="float" office:value="0.639727945589118" calcext:value-type="float">
            <text:p>0.639727945589118</text:p>
          </table:table-cell>
          <table:table-cell office:value-type="float" office:value="0.877975595119024" calcext:value-type="float">
            <text:p>0.877975595119024</text:p>
          </table:table-cell>
          <table:table-cell office:value-type="float" office:value="0.806361272254451" calcext:value-type="float">
            <text:p>0.806361272254451</text:p>
          </table:table-cell>
          <table:table-cell office:value-type="float" office:value="0.778955791158232" calcext:value-type="float">
            <text:p>0.778955791158232</text:p>
          </table:table-cell>
          <table:table-cell office:value-type="float" office:value="0.935787157431486" calcext:value-type="float">
            <text:p>0.935787157431486</text:p>
          </table:table-cell>
          <table:table-cell office:value-type="float" office:value="0.942188437687537" calcext:value-type="float">
            <text:p>0.94218843768753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94398879775955" calcext:value-type="float">
            <text:p>0.994398879775955</text:p>
          </table:table-cell>
          <table:table-cell office:value-type="float" office:value="0.763552710542108" calcext:value-type="float">
            <text:p>0.763552710542108</text:p>
          </table:table-cell>
          <table:table-cell office:value-type="float" office:value="0.973594718943789" calcext:value-type="float">
            <text:p>0.973594718943789</text:p>
          </table:table-cell>
          <table:table-cell office:value-type="float" office:value="0.943588717743549" calcext:value-type="float">
            <text:p>0.943588717743549</text:p>
          </table:table-cell>
          <table:table-cell office:value-type="float" office:value="0.935187037407482" calcext:value-type="float">
            <text:p>0.935187037407482</text:p>
          </table:table-cell>
          <table:table-cell office:value-type="float" office:value="0.982996599319864" calcext:value-type="float">
            <text:p>0.982996599319864</text:p>
          </table:table-cell>
          <table:table-cell office:value-type="float" office:value="0.957191438287657" calcext:value-type="float">
            <text:p>0.957191438287657</text:p>
          </table:table-cell>
          <table:table-cell table:number-columns-repeated="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900526638361785" calcext:value-type="float">
            <text:p>0.900526638361785</text:p>
          </table:table-cell>
          <table:table-cell office:value-type="float" office:value="0.596014745546819" calcext:value-type="float">
            <text:p>0.596014745546819</text:p>
          </table:table-cell>
          <table:table-cell office:value-type="float" office:value="0.684160394346054" calcext:value-type="float">
            <text:p>0.684160394346054</text:p>
          </table:table-cell>
          <table:table-cell office:value-type="float" office:value="0.596693934231608" calcext:value-type="float">
            <text:p>0.596693934231608</text:p>
          </table:table-cell>
          <table:table-cell office:value-type="float" office:value="0.516883524350101" calcext:value-type="float">
            <text:p>0.516883524350101</text:p>
          </table:table-cell>
          <table:table-cell office:value-type="float" office:value="0.843388772721212" calcext:value-type="float">
            <text:p>0.843388772721212</text:p>
          </table:table-cell>
          <table:table-cell office:value-type="float" office:value="0.869887941559563" calcext:value-type="float">
            <text:p>0.86988794155956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954672878575715" calcext:value-type="float">
            <text:p>0.954672878575715</text:p>
          </table:table-cell>
          <table:table-cell office:value-type="float" office:value="0.622339667933587" calcext:value-type="float">
            <text:p>0.622339667933587</text:p>
          </table:table-cell>
          <table:table-cell office:value-type="float" office:value="0.871980172034407" calcext:value-type="float">
            <text:p>0.871980172034407</text:p>
          </table:table-cell>
          <table:table-cell office:value-type="float" office:value="0.790526585317063" calcext:value-type="float">
            <text:p>0.790526585317063</text:p>
          </table:table-cell>
          <table:table-cell office:value-type="float" office:value="0.774523840768154" calcext:value-type="float">
            <text:p>0.774523840768154</text:p>
          </table:table-cell>
          <table:table-cell office:value-type="float" office:value="0.924428173634727" calcext:value-type="float">
            <text:p>0.924428173634727</text:p>
          </table:table-cell>
          <table:table-cell office:value-type="float" office:value="0.920147077415483" calcext:value-type="float">
            <text:p>0.92014707741548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988558199639928" calcext:value-type="float">
            <text:p>0.988558199639928</text:p>
          </table:table-cell>
          <table:table-cell office:value-type="float" office:value="0.755561288257651" calcext:value-type="float">
            <text:p>0.755561288257651</text:p>
          </table:table-cell>
          <table:table-cell office:value-type="float" office:value="0.964074638927785" calcext:value-type="float">
            <text:p>0.964074638927785</text:p>
          </table:table-cell>
          <table:table-cell office:value-type="float" office:value="0.926307893578716" calcext:value-type="float">
            <text:p>0.926307893578716</text:p>
          </table:table-cell>
          <table:table-cell office:value-type="float" office:value="0.924788125625125" calcext:value-type="float">
            <text:p>0.924788125625125</text:p>
          </table:table-cell>
          <table:table-cell office:value-type="float" office:value="0.976436335267053" calcext:value-type="float">
            <text:p>0.976436335267053</text:p>
          </table:table-cell>
          <table:table-cell office:value-type="float" office:value="0.940750566113223" calcext:value-type="float">
            <text:p>0.940750566113223</text:p>
          </table:table-cell>
          <table:table-cell table:number-columns-repeated="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218258245230913" calcext:value-type="float">
            <text:p>0.0218258245230913</text:p>
          </table:table-cell>
          <table:table-cell office:value-type="float" office:value="0.0199329955271493" calcext:value-type="float">
            <text:p>0.0199329955271493</text:p>
          </table:table-cell>
          <table:table-cell office:value-type="float" office:value="0.00766958658718446" calcext:value-type="float">
            <text:p>0.00766958658718446</text:p>
          </table:table-cell>
          <table:table-cell office:value-type="float" office:value="0.0418105933786394" calcext:value-type="float">
            <text:p>0.0418105933786394</text:p>
          </table:table-cell>
          <table:table-cell office:value-type="float" office:value="0.00921287558370443" calcext:value-type="float">
            <text:p>0.00921287558370443</text:p>
          </table:table-cell>
          <table:table-cell office:value-type="float" office:value="0.0237708762999559" calcext:value-type="float">
            <text:p>0.0237708762999559</text:p>
          </table:table-cell>
          <table:table-cell office:value-type="float" office:value="0.0313224020737656" calcext:value-type="float">
            <text:p>0.031322402073765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0940128781743361" calcext:value-type="float">
            <text:p>0.00940128781743361</text:p>
          </table:table-cell>
          <table:table-cell office:value-type="float" office:value="0.01482645894747" calcext:value-type="float">
            <text:p>0.01482645894747</text:p>
          </table:table-cell>
          <table:table-cell office:value-type="float" office:value="0.00839898178263187" calcext:value-type="float">
            <text:p>0.00839898178263187</text:p>
          </table:table-cell>
          <table:table-cell office:value-type="float" office:value="0.0134985979869081" calcext:value-type="float">
            <text:p>0.0134985979869081</text:p>
          </table:table-cell>
          <table:table-cell office:value-type="float" office:value="0.00613141211063192" calcext:value-type="float">
            <text:p>0.00613141211063192</text:p>
          </table:table-cell>
          <table:table-cell office:value-type="float" office:value="0.0110632604597717" calcext:value-type="float">
            <text:p>0.0110632604597717</text:p>
          </table:table-cell>
          <table:table-cell office:value-type="float" office:value="0.0183731228090124" calcext:value-type="float">
            <text:p>0.018373122809012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0365663876539095" calcext:value-type="float">
            <text:p>0.00365663876539095</text:p>
          </table:table-cell>
          <table:table-cell office:value-type="float" office:value="0.00596146864671028" calcext:value-type="float">
            <text:p>0.00596146864671028</text:p>
          </table:table-cell>
          <table:table-cell office:value-type="float" office:value="0.00706273683307281" calcext:value-type="float">
            <text:p>0.00706273683307281</text:p>
          </table:table-cell>
          <table:table-cell office:value-type="float" office:value="0.0142751746792577" calcext:value-type="float">
            <text:p>0.0142751746792577</text:p>
          </table:table-cell>
          <table:table-cell office:value-type="float" office:value="0.00742622067005301" calcext:value-type="float">
            <text:p>0.00742622067005301</text:p>
          </table:table-cell>
          <table:table-cell office:value-type="float" office:value="0.00406638469473692" calcext:value-type="float">
            <text:p>0.00406638469473692</text:p>
          </table:table-cell>
          <table:table-cell office:value-type="float" office:value="0.0126136613893629" calcext:value-type="float">
            <text:p>0.0126136613893629</text:p>
          </table:table-cell>
          <table:table-cell table:number-columns-repeated="19"/>
        </table:table-row>
        <table:table-row table:style-name="ro2">
          <table:table-cell table:style-name="Default"/>
          <table:table-cell table:number-columns-repeated="9"/>
          <table:table-cell table:style-name="Default"/>
          <table:table-cell table:number-columns-repeated="9"/>
          <table:table-cell table:style-name="Default"/>
          <table:table-cell table:number-columns-repeated="27"/>
        </table:table-row>
        <table:table-row table:style-name="ro1">
          <table:table-cell table:style-name="Default"/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  <table:table-cell table:style-name="Default"/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  <table:table-cell table:style-name="Default"/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 table:number-columns-repeated="2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 table:number-columns-repeated="2"/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880602067685324" calcext:value-type="float">
            <text:p>0.880602067685324</text:p>
          </table:table-cell>
          <table:table-cell office:value-type="float" office:value="0.685792410988239" calcext:value-type="float">
            <text:p>0.685792410988239</text:p>
          </table:table-cell>
          <table:table-cell office:value-type="float" office:value="0.648991490024218" calcext:value-type="float">
            <text:p>0.648991490024218</text:p>
          </table:table-cell>
          <table:table-cell office:value-type="float" office:value="0.545719084796683" calcext:value-type="float">
            <text:p>0.545719084796683</text:p>
          </table:table-cell>
          <table:table-cell office:value-type="float" office:value="0.477503225221977" calcext:value-type="float">
            <text:p>0.477503225221977</text:p>
          </table:table-cell>
          <table:table-cell office:value-type="float" office:value="0.843655879071199" calcext:value-type="float">
            <text:p>0.843655879071199</text:p>
          </table:table-cell>
          <table:table-cell office:value-type="float" office:value="0.883142636168814" calcext:value-type="float">
            <text:p>0.8831426361688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972172351885099" calcext:value-type="float">
            <text:p>0.972172351885099</text:p>
          </table:table-cell>
          <table:table-cell office:value-type="float" office:value="0.825179533213645" calcext:value-type="float">
            <text:p>0.825179533213645</text:p>
          </table:table-cell>
          <table:table-cell office:value-type="float" office:value="0.87859066427289" calcext:value-type="float">
            <text:p>0.87859066427289</text:p>
          </table:table-cell>
          <table:table-cell office:value-type="float" office:value="0.753141831238779" calcext:value-type="float">
            <text:p>0.753141831238779</text:p>
          </table:table-cell>
          <table:table-cell office:value-type="float" office:value="0.759425493716338" calcext:value-type="float">
            <text:p>0.759425493716338</text:p>
          </table:table-cell>
          <table:table-cell office:value-type="float" office:value="0.948833034111311" calcext:value-type="float">
            <text:p>0.948833034111311</text:p>
          </table:table-cell>
          <table:table-cell office:value-type="float" office:value="0.959156193895871" calcext:value-type="float">
            <text:p>0.95915619389587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994614003590664" calcext:value-type="float">
            <text:p>0.994614003590664</text:p>
          </table:table-cell>
          <table:table-cell office:value-type="float" office:value="0.959156193895871" calcext:value-type="float">
            <text:p>0.959156193895871</text:p>
          </table:table-cell>
          <table:table-cell office:value-type="float" office:value="0.969928186714542" calcext:value-type="float">
            <text:p>0.969928186714542</text:p>
          </table:table-cell>
          <table:table-cell office:value-type="float" office:value="0.941876122082585" calcext:value-type="float">
            <text:p>0.941876122082585</text:p>
          </table:table-cell>
          <table:table-cell office:value-type="float" office:value="0.949281867145422" calcext:value-type="float">
            <text:p>0.949281867145422</text:p>
          </table:table-cell>
          <table:table-cell office:value-type="float" office:value="0.992594254937163" calcext:value-type="float">
            <text:p>0.992594254937163</text:p>
          </table:table-cell>
          <table:table-cell office:value-type="float" office:value="0.965215439856373" calcext:value-type="float">
            <text:p>0.965215439856373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0.882708635250701" calcext:value-type="float">
            <text:p>0.882708635250701</text:p>
          </table:table-cell>
          <table:table-cell office:value-type="float" office:value="0.668757591983708" calcext:value-type="float">
            <text:p>0.668757591983708</text:p>
          </table:table-cell>
          <table:table-cell office:value-type="float" office:value="0.677016020767528" calcext:value-type="float">
            <text:p>0.677016020767528</text:p>
          </table:table-cell>
          <table:table-cell office:value-type="float" office:value="0.485580521256491" calcext:value-type="float">
            <text:p>0.485580521256491</text:p>
          </table:table-cell>
          <table:table-cell office:value-type="float" office:value="0.459394837373311" calcext:value-type="float">
            <text:p>0.459394837373311</text:p>
          </table:table-cell>
          <table:table-cell office:value-type="float" office:value="0.842638508459906" calcext:value-type="float">
            <text:p>0.842638508459906</text:p>
          </table:table-cell>
          <table:table-cell office:value-type="float" office:value="0.857444577062127" calcext:value-type="float">
            <text:p>0.857444577062127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op_1</text:p>
          </table:table-cell>
          <table:table-cell office:value-type="float" office:value="0.967062107466853" calcext:value-type="float">
            <text:p>0.967062107466853</text:p>
          </table:table-cell>
          <table:table-cell office:value-type="float" office:value="0.826657362177251" calcext:value-type="float">
            <text:p>0.826657362177251</text:p>
          </table:table-cell>
          <table:table-cell office:value-type="float" office:value="0.896161898115841" calcext:value-type="float">
            <text:p>0.896161898115841</text:p>
          </table:table-cell>
          <table:table-cell office:value-type="float" office:value="0.771109560362875" calcext:value-type="float">
            <text:p>0.771109560362875</text:p>
          </table:table-cell>
          <table:table-cell office:value-type="float" office:value="0.763293789253315" calcext:value-type="float">
            <text:p>0.763293789253315</text:p>
          </table:table-cell>
          <table:table-cell office:value-type="float" office:value="0.94738311235171" calcext:value-type="float">
            <text:p>0.94738311235171</text:p>
          </table:table-cell>
          <table:table-cell office:value-type="float" office:value="0.921981856245639" calcext:value-type="float">
            <text:p>0.9219818562456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871807465078486" calcext:value-type="float">
            <text:p>0.871807465078486</text:p>
          </table:table-cell>
          <table:table-cell office:value-type="float" office:value="0.662891564957557" calcext:value-type="float">
            <text:p>0.662891564957557</text:p>
          </table:table-cell>
          <table:table-cell office:value-type="float" office:value="0.669981175033538" calcext:value-type="float">
            <text:p>0.669981175033538</text:p>
          </table:table-cell>
          <table:table-cell office:value-type="float" office:value="0.574161024390969" calcext:value-type="float">
            <text:p>0.574161024390969</text:p>
          </table:table-cell>
          <table:table-cell office:value-type="float" office:value="0.485878475936544" calcext:value-type="float">
            <text:p>0.485878475936544</text:p>
          </table:table-cell>
          <table:table-cell office:value-type="float" office:value="0.846805325152988" calcext:value-type="float">
            <text:p>0.846805325152988</text:p>
          </table:table-cell>
          <table:table-cell office:value-type="float" office:value="0.879265518263477" calcext:value-type="float">
            <text:p>0.87926551826347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69254937163375" calcext:value-type="float">
            <text:p>0.969254937163375</text:p>
          </table:table-cell>
          <table:table-cell office:value-type="float" office:value="0.803635547576302" calcext:value-type="float">
            <text:p>0.803635547576302</text:p>
          </table:table-cell>
          <table:table-cell office:value-type="float" office:value="0.888464991023339" calcext:value-type="float">
            <text:p>0.888464991023339</text:p>
          </table:table-cell>
          <table:table-cell office:value-type="float" office:value="0.813734290843806" calcext:value-type="float">
            <text:p>0.813734290843806</text:p>
          </table:table-cell>
          <table:table-cell office:value-type="float" office:value="0.768402154398564" calcext:value-type="float">
            <text:p>0.768402154398564</text:p>
          </table:table-cell>
          <table:table-cell office:value-type="float" office:value="0.956687612208258" calcext:value-type="float">
            <text:p>0.956687612208258</text:p>
          </table:table-cell>
          <table:table-cell office:value-type="float" office:value="0.960278276481149" calcext:value-type="float">
            <text:p>0.96027827648114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93043087971275" calcext:value-type="float">
            <text:p>0.993043087971275</text:p>
          </table:table-cell>
          <table:table-cell office:value-type="float" office:value="0.947710951526032" calcext:value-type="float">
            <text:p>0.947710951526032</text:p>
          </table:table-cell>
          <table:table-cell office:value-type="float" office:value="0.970377019748653" calcext:value-type="float">
            <text:p>0.970377019748653</text:p>
          </table:table-cell>
          <table:table-cell office:value-type="float" office:value="0.951526032315978" calcext:value-type="float">
            <text:p>0.951526032315978</text:p>
          </table:table-cell>
          <table:table-cell office:value-type="float" office:value="0.951077199281867" calcext:value-type="float">
            <text:p>0.951077199281867</text:p>
          </table:table-cell>
          <table:table-cell office:value-type="float" office:value="0.989003590664273" calcext:value-type="float">
            <text:p>0.989003590664273</text:p>
          </table:table-cell>
          <table:table-cell office:value-type="float" office:value="0.969703770197487" calcext:value-type="float">
            <text:p>0.969703770197487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op_2</text:p>
          </table:table-cell>
          <table:table-cell office:value-type="float" office:value="0.99218422889044" calcext:value-type="float">
            <text:p>0.99218422889044</text:p>
          </table:table-cell>
          <table:table-cell office:value-type="float" office:value="0.952826238660153" calcext:value-type="float">
            <text:p>0.952826238660153</text:p>
          </table:table-cell>
          <table:table-cell office:value-type="float" office:value="0.972784368457781" calcext:value-type="float">
            <text:p>0.972784368457781</text:p>
          </table:table-cell>
          <table:table-cell office:value-type="float" office:value="0.937194696441033" calcext:value-type="float">
            <text:p>0.937194696441033</text:p>
          </table:table-cell>
          <table:table-cell office:value-type="float" office:value="0.945150034891835" calcext:value-type="float">
            <text:p>0.945150034891835</text:p>
          </table:table-cell>
          <table:table-cell office:value-type="float" office:value="0.987718073970691" calcext:value-type="float">
            <text:p>0.987718073970691</text:p>
          </table:table-cell>
          <table:table-cell office:value-type="float" office:value="0.935659455687369" calcext:value-type="float">
            <text:p>0.9356594556873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883936692289753" calcext:value-type="float">
            <text:p>0.883936692289753</text:p>
          </table:table-cell>
          <table:table-cell office:value-type="float" office:value="0.655359761698564" calcext:value-type="float">
            <text:p>0.655359761698564</text:p>
          </table:table-cell>
          <table:table-cell office:value-type="float" office:value="0.680142350739848" calcext:value-type="float">
            <text:p>0.680142350739848</text:p>
          </table:table-cell>
          <table:table-cell office:value-type="float" office:value="0.500798768288747" calcext:value-type="float">
            <text:p>0.500798768288747</text:p>
          </table:table-cell>
          <table:table-cell office:value-type="float" office:value="0.49023652193244" calcext:value-type="float">
            <text:p>0.49023652193244</text:p>
          </table:table-cell>
          <table:table-cell office:value-type="float" office:value="0.847922669393831" calcext:value-type="float">
            <text:p>0.847922669393831</text:p>
          </table:table-cell>
          <table:table-cell office:value-type="float" office:value="0.889789576985671" calcext:value-type="float">
            <text:p>0.88978957698567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971947935368043" calcext:value-type="float">
            <text:p>0.971947935368043</text:p>
          </table:table-cell>
          <table:table-cell office:value-type="float" office:value="0.803635547576302" calcext:value-type="float">
            <text:p>0.803635547576302</text:p>
          </table:table-cell>
          <table:table-cell office:value-type="float" office:value="0.888913824057451" calcext:value-type="float">
            <text:p>0.888913824057451</text:p>
          </table:table-cell>
          <table:table-cell office:value-type="float" office:value="0.760771992818671" calcext:value-type="float">
            <text:p>0.760771992818671</text:p>
          </table:table-cell>
          <table:table-cell office:value-type="float" office:value="0.768402154398564" calcext:value-type="float">
            <text:p>0.768402154398564</text:p>
          </table:table-cell>
          <table:table-cell office:value-type="float" office:value="0.954443447037702" calcext:value-type="float">
            <text:p>0.954443447037702</text:p>
          </table:table-cell>
          <table:table-cell office:value-type="float" office:value="0.959829443447038" calcext:value-type="float">
            <text:p>0.95982944344703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996409335727109" calcext:value-type="float">
            <text:p>0.996409335727109</text:p>
          </table:table-cell>
          <table:table-cell office:value-type="float" office:value="0.958482944344704" calcext:value-type="float">
            <text:p>0.958482944344704</text:p>
          </table:table-cell>
          <table:table-cell office:value-type="float" office:value="0.976436265709156" calcext:value-type="float">
            <text:p>0.976436265709156</text:p>
          </table:table-cell>
          <table:table-cell office:value-type="float" office:value="0.918536804308797" calcext:value-type="float">
            <text:p>0.918536804308797</text:p>
          </table:table-cell>
          <table:table-cell office:value-type="float" office:value="0.965664272890485" calcext:value-type="float">
            <text:p>0.965664272890485</text:p>
          </table:table-cell>
          <table:table-cell office:value-type="float" office:value="0.991696588868941" calcext:value-type="float">
            <text:p>0.991696588868941</text:p>
          </table:table-cell>
          <table:table-cell office:value-type="float" office:value="0.969928186714542" calcext:value-type="float">
            <text:p>0.969928186714542</text:p>
          </table:table-cell>
          <table:table-cell table:number-columns-repeated="10"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op_3</text:p>
          </table:table-cell>
          <table:table-cell office:value-type="float" office:value="0.993021632937893" calcext:value-type="float">
            <text:p>0.993021632937893</text:p>
          </table:table-cell>
          <table:table-cell office:value-type="float" office:value="0.979344033496162" calcext:value-type="float">
            <text:p>0.979344033496162</text:p>
          </table:table-cell>
          <table:table-cell office:value-type="float" office:value="0.99609211444522" calcext:value-type="float">
            <text:p>0.99609211444522</text:p>
          </table:table-cell>
          <table:table-cell office:value-type="float" office:value="0.955896720167481" calcext:value-type="float">
            <text:p>0.955896720167481</text:p>
          </table:table-cell>
          <table:table-cell office:value-type="float" office:value="0.971667829727844" calcext:value-type="float">
            <text:p>0.971667829727844</text:p>
          </table:table-cell>
          <table:table-cell office:value-type="float" office:value="0.994696441032798" calcext:value-type="float">
            <text:p>0.994696441032798</text:p>
          </table:table-cell>
          <table:table-cell office:value-type="float" office:value="0.956315422191207" calcext:value-type="float">
            <text:p>0.9563154221912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871430548229938" calcext:value-type="float">
            <text:p>0.871430548229938</text:p>
          </table:table-cell>
          <table:table-cell office:value-type="float" office:value="0.648798316648718" calcext:value-type="float">
            <text:p>0.648798316648718</text:p>
          </table:table-cell>
          <table:table-cell office:value-type="float" office:value="0.649943804512697" calcext:value-type="float">
            <text:p>0.649943804512697</text:p>
          </table:table-cell>
          <table:table-cell office:value-type="float" office:value="0.495597928799057" calcext:value-type="float">
            <text:p>0.495597928799057</text:p>
          </table:table-cell>
          <table:table-cell office:value-type="float" office:value="0.486019058548295" calcext:value-type="float">
            <text:p>0.486019058548295</text:p>
          </table:table-cell>
          <table:table-cell office:value-type="float" office:value="0.833705404085696" calcext:value-type="float">
            <text:p>0.833705404085696</text:p>
          </table:table-cell>
          <table:table-cell office:value-type="float" office:value="0.872285198195706" calcext:value-type="float">
            <text:p>0.8722851981957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63420107719928" calcext:value-type="float">
            <text:p>0.963420107719928</text:p>
          </table:table-cell>
          <table:table-cell office:value-type="float" office:value="0.803411131059246" calcext:value-type="float">
            <text:p>0.803411131059246</text:p>
          </table:table-cell>
          <table:table-cell office:value-type="float" office:value="0.874551166965889" calcext:value-type="float">
            <text:p>0.874551166965889</text:p>
          </table:table-cell>
          <table:table-cell office:value-type="float" office:value="0.772441651705566" calcext:value-type="float">
            <text:p>0.772441651705566</text:p>
          </table:table-cell>
          <table:table-cell office:value-type="float" office:value="0.752468581687612" calcext:value-type="float">
            <text:p>0.752468581687612</text:p>
          </table:table-cell>
          <table:table-cell office:value-type="float" office:value="0.943447037701975" calcext:value-type="float">
            <text:p>0.943447037701975</text:p>
          </table:table-cell>
          <table:table-cell office:value-type="float" office:value="0.94681328545781" calcext:value-type="float">
            <text:p>0.9468132854578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92818671454219" calcext:value-type="float">
            <text:p>0.992818671454219</text:p>
          </table:table-cell>
          <table:table-cell office:value-type="float" office:value="0.954443447037702" calcext:value-type="float">
            <text:p>0.954443447037702</text:p>
          </table:table-cell>
          <table:table-cell office:value-type="float" office:value="0.969703770197487" calcext:value-type="float">
            <text:p>0.969703770197487</text:p>
          </table:table-cell>
          <table:table-cell office:value-type="float" office:value="0.929084380610413" calcext:value-type="float">
            <text:p>0.929084380610413</text:p>
          </table:table-cell>
          <table:table-cell office:value-type="float" office:value="0.958931777378815" calcext:value-type="float">
            <text:p>0.958931777378815</text:p>
          </table:table-cell>
          <table:table-cell office:value-type="float" office:value="0.993716337522442" calcext:value-type="float">
            <text:p>0.993716337522442</text:p>
          </table:table-cell>
          <table:table-cell office:value-type="float" office:value="0.959380610412926" calcext:value-type="float">
            <text:p>0.959380610412926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871566540042135" calcext:value-type="float">
            <text:p>0.871566540042135</text:p>
          </table:table-cell>
          <table:table-cell office:value-type="float" office:value="0.67442617278396" calcext:value-type="float">
            <text:p>0.67442617278396</text:p>
          </table:table-cell>
          <table:table-cell office:value-type="float" office:value="0.665170643766313" calcext:value-type="float">
            <text:p>0.665170643766313</text:p>
          </table:table-cell>
          <table:table-cell office:value-type="float" office:value="0.525253160739524" calcext:value-type="float">
            <text:p>0.525253160739524</text:p>
          </table:table-cell>
          <table:table-cell office:value-type="float" office:value="0.495620126056947" calcext:value-type="float">
            <text:p>0.495620126056947</text:p>
          </table:table-cell>
          <table:table-cell office:value-type="float" office:value="0.841998137123264" calcext:value-type="float">
            <text:p>0.841998137123264</text:p>
          </table:table-cell>
          <table:table-cell office:value-type="float" office:value="0.866911512757342" calcext:value-type="float">
            <text:p>0.86691151275734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65881032547699" calcext:value-type="float">
            <text:p>0.965881032547699</text:p>
          </table:table-cell>
          <table:table-cell office:value-type="float" office:value="0.813468013468013" calcext:value-type="float">
            <text:p>0.813468013468013</text:p>
          </table:table-cell>
          <table:table-cell office:value-type="float" office:value="0.885072951739618" calcext:value-type="float">
            <text:p>0.885072951739618</text:p>
          </table:table-cell>
          <table:table-cell office:value-type="float" office:value="0.802020202020202" calcext:value-type="float">
            <text:p>0.802020202020202</text:p>
          </table:table-cell>
          <table:table-cell office:value-type="float" office:value="0.766329966329966" calcext:value-type="float">
            <text:p>0.766329966329966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38720538720539" calcext:value-type="float">
            <text:p>0.93872053872053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92368125701459" calcext:value-type="float">
            <text:p>0.992368125701459</text:p>
          </table:table-cell>
          <table:table-cell office:value-type="float" office:value="0.946576879910213" calcext:value-type="float">
            <text:p>0.946576879910213</text:p>
          </table:table-cell>
          <table:table-cell office:value-type="float" office:value="0.980022446689113" calcext:value-type="float">
            <text:p>0.980022446689113</text:p>
          </table:table-cell>
          <table:table-cell office:value-type="float" office:value="0.957800224466891" calcext:value-type="float">
            <text:p>0.957800224466891</text:p>
          </table:table-cell>
          <table:table-cell office:value-type="float" office:value="0.943658810325477" calcext:value-type="float">
            <text:p>0.943658810325477</text:p>
          </table:table-cell>
          <table:table-cell office:value-type="float" office:value="0.991919191919192" calcext:value-type="float">
            <text:p>0.991919191919192</text:p>
          </table:table-cell>
          <table:table-cell office:value-type="float" office:value="0.953535353535353" calcext:value-type="float">
            <text:p>0.953535353535353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883936692289753" calcext:value-type="float">
            <text:p>0.883936692289753</text:p>
          </table:table-cell>
          <table:table-cell office:value-type="float" office:value="0.685792410988239" calcext:value-type="float">
            <text:p>0.685792410988239</text:p>
          </table:table-cell>
          <table:table-cell office:value-type="float" office:value="0.680142350739848" calcext:value-type="float">
            <text:p>0.680142350739848</text:p>
          </table:table-cell>
          <table:table-cell office:value-type="float" office:value="0.574161024390969" calcext:value-type="float">
            <text:p>0.574161024390969</text:p>
          </table:table-cell>
          <table:table-cell office:value-type="float" office:value="0.495620126056947" calcext:value-type="float">
            <text:p>0.495620126056947</text:p>
          </table:table-cell>
          <table:table-cell office:value-type="float" office:value="0.847922669393831" calcext:value-type="float">
            <text:p>0.847922669393831</text:p>
          </table:table-cell>
          <table:table-cell office:value-type="float" office:value="0.889789576985671" calcext:value-type="float">
            <text:p>0.88978957698567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72172351885099" calcext:value-type="float">
            <text:p>0.972172351885099</text:p>
          </table:table-cell>
          <table:table-cell office:value-type="float" office:value="0.825179533213645" calcext:value-type="float">
            <text:p>0.825179533213645</text:p>
          </table:table-cell>
          <table:table-cell office:value-type="float" office:value="0.888913824057451" calcext:value-type="float">
            <text:p>0.888913824057451</text:p>
          </table:table-cell>
          <table:table-cell office:value-type="float" office:value="0.813734290843806" calcext:value-type="float">
            <text:p>0.813734290843806</text:p>
          </table:table-cell>
          <table:table-cell office:value-type="float" office:value="0.768402154398564" calcext:value-type="float">
            <text:p>0.768402154398564</text:p>
          </table:table-cell>
          <table:table-cell office:value-type="float" office:value="0.956687612208258" calcext:value-type="float">
            <text:p>0.956687612208258</text:p>
          </table:table-cell>
          <table:table-cell office:value-type="float" office:value="0.960278276481149" calcext:value-type="float">
            <text:p>0.96027827648114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96409335727109" calcext:value-type="float">
            <text:p>0.996409335727109</text:p>
          </table:table-cell>
          <table:table-cell office:value-type="float" office:value="0.959156193895871" calcext:value-type="float">
            <text:p>0.959156193895871</text:p>
          </table:table-cell>
          <table:table-cell office:value-type="float" office:value="0.980022446689113" calcext:value-type="float">
            <text:p>0.980022446689113</text:p>
          </table:table-cell>
          <table:table-cell office:value-type="float" office:value="0.957800224466891" calcext:value-type="float">
            <text:p>0.957800224466891</text:p>
          </table:table-cell>
          <table:table-cell office:value-type="float" office:value="0.965664272890485" calcext:value-type="float">
            <text:p>0.965664272890485</text:p>
          </table:table-cell>
          <table:table-cell office:value-type="float" office:value="0.993716337522442" calcext:value-type="float">
            <text:p>0.993716337522442</text:p>
          </table:table-cell>
          <table:table-cell office:value-type="float" office:value="0.969928186714542" calcext:value-type="float">
            <text:p>0.969928186714542</text:p>
          </table:table-cell>
          <table:table-cell table:number-columns-repeated="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875868662665127" calcext:value-type="float">
            <text:p>0.875868662665127</text:p>
          </table:table-cell>
          <table:table-cell office:value-type="float" office:value="0.665453645415408" calcext:value-type="float">
            <text:p>0.665453645415408</text:p>
          </table:table-cell>
          <table:table-cell office:value-type="float" office:value="0.662845892815323" calcext:value-type="float">
            <text:p>0.662845892815323</text:p>
          </table:table-cell>
          <table:table-cell office:value-type="float" office:value="0.528305993402996" calcext:value-type="float">
            <text:p>0.528305993402996</text:p>
          </table:table-cell>
          <table:table-cell office:value-type="float" office:value="0.487051481539241" calcext:value-type="float">
            <text:p>0.487051481539241</text:p>
          </table:table-cell>
          <table:table-cell office:value-type="float" office:value="0.842817482965396" calcext:value-type="float">
            <text:p>0.842817482965396</text:p>
          </table:table-cell>
          <table:table-cell office:value-type="float" office:value="0.878278888474202" calcext:value-type="float">
            <text:p>0.87827888847420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968535272936829" calcext:value-type="float">
            <text:p>0.968535272936829</text:p>
          </table:table-cell>
          <table:table-cell office:value-type="float" office:value="0.809865954578701" calcext:value-type="float">
            <text:p>0.809865954578701</text:p>
          </table:table-cell>
          <table:table-cell office:value-type="float" office:value="0.883118719611838" calcext:value-type="float">
            <text:p>0.883118719611838</text:p>
          </table:table-cell>
          <table:table-cell office:value-type="float" office:value="0.780421993725405" calcext:value-type="float">
            <text:p>0.780421993725405</text:p>
          </table:table-cell>
          <table:table-cell office:value-type="float" office:value="0.763005670106209" calcext:value-type="float">
            <text:p>0.763005670106209</text:p>
          </table:table-cell>
          <table:table-cell office:value-type="float" office:value="0.950311855841479" calcext:value-type="float">
            <text:p>0.950311855841479</text:p>
          </table:table-cell>
          <table:table-cell office:value-type="float" office:value="0.952959547600481" calcext:value-type="float">
            <text:p>0.95295954760048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993850644888945" calcext:value-type="float">
            <text:p>0.993850644888945</text:p>
          </table:table-cell>
          <table:table-cell office:value-type="float" office:value="0.953274083342904" calcext:value-type="float">
            <text:p>0.953274083342904</text:p>
          </table:table-cell>
          <table:table-cell office:value-type="float" office:value="0.97329353781179" calcext:value-type="float">
            <text:p>0.97329353781179</text:p>
          </table:table-cell>
          <table:table-cell office:value-type="float" office:value="0.939764712756933" calcext:value-type="float">
            <text:p>0.939764712756933</text:p>
          </table:table-cell>
          <table:table-cell office:value-type="float" office:value="0.953722785404413" calcext:value-type="float">
            <text:p>0.953722785404413</text:p>
          </table:table-cell>
          <table:table-cell office:value-type="float" office:value="0.991785992782402" calcext:value-type="float">
            <text:p>0.991785992782402</text:p>
          </table:table-cell>
          <table:table-cell office:value-type="float" office:value="0.963552672143337" calcext:value-type="float">
            <text:p>0.963552672143337</text:p>
          </table:table-cell>
          <table:table-cell table:number-columns-repeated="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0533285420295549" calcext:value-type="float">
            <text:p>0.00533285420295549</text:p>
          </table:table-cell>
          <table:table-cell office:value-type="float" office:value="0.0132666676561538" calcext:value-type="float">
            <text:p>0.0132666676561538</text:p>
          </table:table-cell>
          <table:table-cell office:value-type="float" office:value="0.0119489960692897" calcext:value-type="float">
            <text:p>0.0119489960692897</text:p>
          </table:table-cell>
          <table:table-cell office:value-type="float" office:value="0.0291262229947017" calcext:value-type="float">
            <text:p>0.0291262229947017</text:p>
          </table:table-cell>
          <table:table-cell office:value-type="float" office:value="0.00595276724311431" calcext:value-type="float">
            <text:p>0.00595276724311431</text:p>
          </table:table-cell>
          <table:table-cell office:value-type="float" office:value="0.0050273259478841" calcext:value-type="float">
            <text:p>0.0050273259478841</text:p>
          </table:table-cell>
          <table:table-cell office:value-type="float" office:value="0.00802828728719631" calcext:value-type="float">
            <text:p>0.0080282872871963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0342351959199354" calcext:value-type="float">
            <text:p>0.00342351959199354</text:p>
          </table:table-cell>
          <table:table-cell office:value-type="float" office:value="0.00856482584001658" calcext:value-type="float">
            <text:p>0.00856482584001658</text:p>
          </table:table-cell>
          <table:table-cell office:value-type="float" office:value="0.00565492918158893" calcext:value-type="float">
            <text:p>0.00565492918158893</text:p>
          </table:table-cell>
          <table:table-cell office:value-type="float" office:value="0.0235380857358241" calcext:value-type="float">
            <text:p>0.0235380857358241</text:p>
          </table:table-cell>
          <table:table-cell office:value-type="float" office:value="0.00621518987871601" calcext:value-type="float">
            <text:p>0.00621518987871601</text:p>
          </table:table-cell>
          <table:table-cell office:value-type="float" office:value="0.00472682954720177" calcext:value-type="float">
            <text:p>0.00472682954720177</text:p>
          </table:table-cell>
          <table:table-cell office:value-type="float" office:value="0.00871416776165042" calcext:value-type="float">
            <text:p>0.0087141677616504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0148624330439664" calcext:value-type="float">
            <text:p>0.00148624330439664</text:p>
          </table:table-cell>
          <table:table-cell office:value-type="float" office:value="0.00527067051474174" calcext:value-type="float">
            <text:p>0.00527067051474174</text:p>
          </table:table-cell>
          <table:table-cell office:value-type="float" office:value="0.00419220825964681" calcext:value-type="float">
            <text:p>0.00419220825964681</text:p>
          </table:table-cell>
          <table:table-cell office:value-type="float" office:value="0.0143719167934754" calcext:value-type="float">
            <text:p>0.0143719167934754</text:p>
          </table:table-cell>
          <table:table-cell office:value-type="float" office:value="0.00771669872515036" calcext:value-type="float">
            <text:p>0.00771669872515036</text:p>
          </table:table-cell>
          <table:table-cell office:value-type="float" office:value="0.00155865423638288" calcext:value-type="float">
            <text:p>0.00155865423638288</text:p>
          </table:table-cell>
          <table:table-cell office:value-type="float" office:value="0.00630873618030008" calcext:value-type="float">
            <text:p>0.00630873618030008</text:p>
          </table:table-cell>
          <table:table-cell table:number-columns-repeated="19"/>
        </table:table-row>
        <table:table-row table:style-name="ro2">
          <table:table-cell table:style-name="Default"/>
          <table:table-cell table:number-columns-repeated="9"/>
          <table:table-cell table:style-name="Default"/>
          <table:table-cell table:number-columns-repeated="9"/>
          <table:table-cell table:style-name="Default"/>
          <table:table-cell table:number-columns-repeated="27"/>
        </table:table-row>
        <table:table-row table:style-name="ro1">
          <table:table-cell table:style-name="Default"/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  <table:table-cell table:style-name="Default"/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  <table:table-cell table:style-name="Default"/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 table:number-columns-repeated="2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 table:number-columns-repeated="2"/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920529058032114" calcext:value-type="float">
            <text:p>0.920529058032114</text:p>
          </table:table-cell>
          <table:table-cell office:value-type="float" office:value="0.585665941731745" calcext:value-type="float">
            <text:p>0.585665941731745</text:p>
          </table:table-cell>
          <table:table-cell office:value-type="float" office:value="0.746201212827576" calcext:value-type="float">
            <text:p>0.746201212827576</text:p>
          </table:table-cell>
          <table:table-cell office:value-type="float" office:value="0.68710880545103" calcext:value-type="float">
            <text:p>0.68710880545103</text:p>
          </table:table-cell>
          <table:table-cell office:value-type="float" office:value="0.621229779131261" calcext:value-type="float">
            <text:p>0.621229779131261</text:p>
          </table:table-cell>
          <table:table-cell office:value-type="float" office:value="0.890450496109139" calcext:value-type="float">
            <text:p>0.890450496109139</text:p>
          </table:table-cell>
          <table:table-cell office:value-type="float" office:value="0.909090083031321" calcext:value-type="float">
            <text:p>0.90909008303132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966313763233879" calcext:value-type="float">
            <text:p>0.966313763233879</text:p>
          </table:table-cell>
          <table:table-cell office:value-type="float" office:value="0.667757459095284" calcext:value-type="float">
            <text:p>0.667757459095284</text:p>
          </table:table-cell>
          <table:table-cell office:value-type="float" office:value="0.92492781520693" calcext:value-type="float">
            <text:p>0.92492781520693</text:p>
          </table:table-cell>
          <table:table-cell office:value-type="float" office:value="0.867949951876805" calcext:value-type="float">
            <text:p>0.867949951876805</text:p>
          </table:table-cell>
          <table:table-cell office:value-type="float" office:value="0.831568816169394" calcext:value-type="float">
            <text:p>0.831568816169394</text:p>
          </table:table-cell>
          <table:table-cell office:value-type="float" office:value="0.959191530317613" calcext:value-type="float">
            <text:p>0.959191530317613</text:p>
          </table:table-cell>
          <table:table-cell office:value-type="float" office:value="0.960923965351299" calcext:value-type="float">
            <text:p>0.9609239653512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984600577478344" calcext:value-type="float">
            <text:p>0.984600577478344</text:p>
          </table:table-cell>
          <table:table-cell office:value-type="float" office:value="0.920692974013475" calcext:value-type="float">
            <text:p>0.920692974013475</text:p>
          </table:table-cell>
          <table:table-cell office:value-type="float" office:value="0.971703561116458" calcext:value-type="float">
            <text:p>0.971703561116458</text:p>
          </table:table-cell>
          <table:table-cell office:value-type="float" office:value="0.922810394610202" calcext:value-type="float">
            <text:p>0.922810394610202</text:p>
          </table:table-cell>
          <table:table-cell office:value-type="float" office:value="0.928200192492782" calcext:value-type="float">
            <text:p>0.928200192492782</text:p>
          </table:table-cell>
          <table:table-cell office:value-type="float" office:value="0.982868142444658" calcext:value-type="float">
            <text:p>0.982868142444658</text:p>
          </table:table-cell>
          <table:table-cell office:value-type="float" office:value="0.970356111645813" calcext:value-type="float">
            <text:p>0.970356111645813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0.966447619770685" calcext:value-type="float">
            <text:p>0.966447619770685</text:p>
          </table:table-cell>
          <table:table-cell office:value-type="float" office:value="0.619176999536524" calcext:value-type="float">
            <text:p>0.619176999536524</text:p>
          </table:table-cell>
          <table:table-cell office:value-type="float" office:value="0.770241792366699" calcext:value-type="float">
            <text:p>0.770241792366699</text:p>
          </table:table-cell>
          <table:table-cell office:value-type="float" office:value="0.710719133424463" calcext:value-type="float">
            <text:p>0.710719133424463</text:p>
          </table:table-cell>
          <table:table-cell office:value-type="float" office:value="0.649656363089294" calcext:value-type="float">
            <text:p>0.649656363089294</text:p>
          </table:table-cell>
          <table:table-cell office:value-type="float" office:value="0.94096064032088" calcext:value-type="float">
            <text:p>0.94096064032088</text:p>
          </table:table-cell>
          <table:table-cell office:value-type="float" office:value="0.930248063084987" calcext:value-type="float">
            <text:p>0.930248063084987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op_1</text:p>
          </table:table-cell>
          <table:table-cell office:value-type="float" office:value="0.981554353172651" calcext:value-type="float">
            <text:p>0.981554353172651</text:p>
          </table:table-cell>
          <table:table-cell office:value-type="float" office:value="0.698475159862273" calcext:value-type="float">
            <text:p>0.698475159862273</text:p>
          </table:table-cell>
          <table:table-cell office:value-type="float" office:value="0.920068863748155" calcext:value-type="float">
            <text:p>0.920068863748155</text:p>
          </table:table-cell>
          <table:table-cell office:value-type="float" office:value="0.871864240039351" calcext:value-type="float">
            <text:p>0.871864240039351</text:p>
          </table:table-cell>
          <table:table-cell office:value-type="float" office:value="0.838662075750123" calcext:value-type="float">
            <text:p>0.838662075750123</text:p>
          </table:table-cell>
          <table:table-cell office:value-type="float" office:value="0.971839645843581" calcext:value-type="float">
            <text:p>0.971839645843581</text:p>
          </table:table-cell>
          <table:table-cell office:value-type="float" office:value="0.959296606000984" calcext:value-type="float">
            <text:p>0.9592966060009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00327013233073" calcext:value-type="float">
            <text:p>0.900327013233073</text:p>
          </table:table-cell>
          <table:table-cell office:value-type="float" office:value="0.599802525750911" calcext:value-type="float">
            <text:p>0.599802525750911</text:p>
          </table:table-cell>
          <table:table-cell office:value-type="float" office:value="0.710309818711797" calcext:value-type="float">
            <text:p>0.710309818711797</text:p>
          </table:table-cell>
          <table:table-cell office:value-type="float" office:value="0.683325790438372" calcext:value-type="float">
            <text:p>0.683325790438372</text:p>
          </table:table-cell>
          <table:table-cell office:value-type="float" office:value="0.584915489393089" calcext:value-type="float">
            <text:p>0.584915489393089</text:p>
          </table:table-cell>
          <table:table-cell office:value-type="float" office:value="0.881025296164542" calcext:value-type="float">
            <text:p>0.881025296164542</text:p>
          </table:table-cell>
          <table:table-cell office:value-type="float" office:value="0.884747576588377" calcext:value-type="float">
            <text:p>0.88474757658837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44177093358999" calcext:value-type="float">
            <text:p>0.944177093358999</text:p>
          </table:table-cell>
          <table:table-cell office:value-type="float" office:value="0.68334937439846" calcext:value-type="float">
            <text:p>0.68334937439846</text:p>
          </table:table-cell>
          <table:table-cell office:value-type="float" office:value="0.896631376323388" calcext:value-type="float">
            <text:p>0.896631376323388</text:p>
          </table:table-cell>
          <table:table-cell office:value-type="float" office:value="0.85832531280077" calcext:value-type="float">
            <text:p>0.85832531280077</text:p>
          </table:table-cell>
          <table:table-cell office:value-type="float" office:value="0.845428296438883" calcext:value-type="float">
            <text:p>0.845428296438883</text:p>
          </table:table-cell>
          <table:table-cell office:value-type="float" office:value="0.934937439846006" calcext:value-type="float">
            <text:p>0.934937439846006</text:p>
          </table:table-cell>
          <table:table-cell office:value-type="float" office:value="0.932242540904716" calcext:value-type="float">
            <text:p>0.93224254090471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81520692974013" calcext:value-type="float">
            <text:p>0.981520692974013</text:p>
          </table:table-cell>
          <table:table-cell office:value-type="float" office:value="0.90837343599615" calcext:value-type="float">
            <text:p>0.90837343599615</text:p>
          </table:table-cell>
          <table:table-cell office:value-type="float" office:value="0.964388835418672" calcext:value-type="float">
            <text:p>0.964388835418672</text:p>
          </table:table-cell>
          <table:table-cell office:value-type="float" office:value="0.918575553416747" calcext:value-type="float">
            <text:p>0.918575553416747</text:p>
          </table:table-cell>
          <table:table-cell office:value-type="float" office:value="0.946679499518768" calcext:value-type="float">
            <text:p>0.946679499518768</text:p>
          </table:table-cell>
          <table:table-cell office:value-type="float" office:value="0.984408084696824" calcext:value-type="float">
            <text:p>0.984408084696824</text:p>
          </table:table-cell>
          <table:table-cell office:value-type="float" office:value="0.943214629451396" calcext:value-type="float">
            <text:p>0.943214629451396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op_2</text:p>
          </table:table-cell>
          <table:table-cell office:value-type="float" office:value="0.999262174126906" calcext:value-type="float">
            <text:p>0.999262174126906</text:p>
          </table:table-cell>
          <table:table-cell office:value-type="float" office:value="0.919208066896212" calcext:value-type="float">
            <text:p>0.919208066896212</text:p>
          </table:table-cell>
          <table:table-cell office:value-type="float" office:value="0.983521888834235" calcext:value-type="float">
            <text:p>0.983521888834235</text:p>
          </table:table-cell>
          <table:table-cell office:value-type="float" office:value="0.951426463354648" calcext:value-type="float">
            <text:p>0.951426463354648</text:p>
          </table:table-cell>
          <table:table-cell office:value-type="float" office:value="0.945400885391048" calcext:value-type="float">
            <text:p>0.945400885391048</text:p>
          </table:table-cell>
          <table:table-cell office:value-type="float" office:value="0.997048696507624" calcext:value-type="float">
            <text:p>0.997048696507624</text:p>
          </table:table-cell>
          <table:table-cell office:value-type="float" office:value="0.968519429414658" calcext:value-type="float">
            <text:p>0.9685194294146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944070336390054" calcext:value-type="float">
            <text:p>0.944070336390054</text:p>
          </table:table-cell>
          <table:table-cell office:value-type="float" office:value="0.61332373319796" calcext:value-type="float">
            <text:p>0.61332373319796</text:p>
          </table:table-cell>
          <table:table-cell office:value-type="float" office:value="0.751220064492614" calcext:value-type="float">
            <text:p>0.751220064492614</text:p>
          </table:table-cell>
          <table:table-cell office:value-type="float" office:value="0.705701279004658" calcext:value-type="float">
            <text:p>0.705701279004658</text:p>
          </table:table-cell>
          <table:table-cell office:value-type="float" office:value="0.57391619254406" calcext:value-type="float">
            <text:p>0.57391619254406</text:p>
          </table:table-cell>
          <table:table-cell office:value-type="float" office:value="0.915860609313095" calcext:value-type="float">
            <text:p>0.915860609313095</text:p>
          </table:table-cell>
          <table:table-cell office:value-type="float" office:value="0.939548925561388" calcext:value-type="float">
            <text:p>0.93954892556138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967661212704524" calcext:value-type="float">
            <text:p>0.967661212704524</text:p>
          </table:table-cell>
          <table:table-cell office:value-type="float" office:value="0.688161693936477" calcext:value-type="float">
            <text:p>0.688161693936477</text:p>
          </table:table-cell>
          <table:table-cell office:value-type="float" office:value="0.924157844080847" calcext:value-type="float">
            <text:p>0.924157844080847</text:p>
          </table:table-cell>
          <table:table-cell office:value-type="float" office:value="0.859287776708373" calcext:value-type="float">
            <text:p>0.859287776708373</text:p>
          </table:table-cell>
          <table:table-cell office:value-type="float" office:value="0.81385948026949" calcext:value-type="float">
            <text:p>0.81385948026949</text:p>
          </table:table-cell>
          <table:table-cell table:number-columns-repeated="2" office:value-type="float" office:value="0.962271414821944" calcext:value-type="float">
            <text:p>0.96227141482194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998460057747834" calcext:value-type="float">
            <text:p>0.998460057747834</text:p>
          </table:table-cell>
          <table:table-cell office:value-type="float" office:value="0.904138594802695" calcext:value-type="float">
            <text:p>0.904138594802695</text:p>
          </table:table-cell>
          <table:table-cell office:value-type="float" office:value="0.982483156881617" calcext:value-type="float">
            <text:p>0.982483156881617</text:p>
          </table:table-cell>
          <table:table-cell office:value-type="float" office:value="0.934167468719923" calcext:value-type="float">
            <text:p>0.934167468719923</text:p>
          </table:table-cell>
          <table:table-cell office:value-type="float" office:value="0.938594802694899" calcext:value-type="float">
            <text:p>0.938594802694899</text:p>
          </table:table-cell>
          <table:table-cell office:value-type="float" office:value="0.995187680461983" calcext:value-type="float">
            <text:p>0.995187680461983</text:p>
          </table:table-cell>
          <table:table-cell office:value-type="float" office:value="0.971703561116458" calcext:value-type="float">
            <text:p>0.971703561116458</text:p>
          </table:table-cell>
          <table:table-cell table:number-columns-repeated="10"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op_3</text:p>
          </table:table-cell>
          <table:table-cell office:value-type="float" office:value="0.999877029021151" calcext:value-type="float">
            <text:p>0.999877029021151</text:p>
          </table:table-cell>
          <table:table-cell office:value-type="float" office:value="0.952164289227742" calcext:value-type="float">
            <text:p>0.952164289227742</text:p>
          </table:table-cell>
          <table:table-cell office:value-type="float" office:value="0.995327102803738" calcext:value-type="float">
            <text:p>0.995327102803738</text:p>
          </table:table-cell>
          <table:table-cell office:value-type="float" office:value="0.974667978357108" calcext:value-type="float">
            <text:p>0.974667978357108</text:p>
          </table:table-cell>
          <table:table-cell office:value-type="float" office:value="0.985858337432366" calcext:value-type="float">
            <text:p>0.985858337432366</text:p>
          </table:table-cell>
          <table:table-cell office:value-type="float" office:value="0.999262174126906" calcext:value-type="float">
            <text:p>0.999262174126906</text:p>
          </table:table-cell>
          <table:table-cell office:value-type="float" office:value="0.970978848991638" calcext:value-type="float">
            <text:p>0.9709788489916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56540119028148" calcext:value-type="float">
            <text:p>0.956540119028148</text:p>
          </table:table-cell>
          <table:table-cell office:value-type="float" office:value="0.627685351822295" calcext:value-type="float">
            <text:p>0.627685351822295</text:p>
          </table:table-cell>
          <table:table-cell office:value-type="float" office:value="0.771303444009127" calcext:value-type="float">
            <text:p>0.771303444009127</text:p>
          </table:table-cell>
          <table:table-cell office:value-type="float" office:value="0.786505612260843" calcext:value-type="float">
            <text:p>0.786505612260843</text:p>
          </table:table-cell>
          <table:table-cell office:value-type="float" office:value="0.6963922112402" calcext:value-type="float">
            <text:p>0.6963922112402</text:p>
          </table:table-cell>
          <table:table-cell office:value-type="float" office:value="0.935089721869083" calcext:value-type="float">
            <text:p>0.935089721869083</text:p>
          </table:table-cell>
          <table:table-cell office:value-type="float" office:value="0.928089355078458" calcext:value-type="float">
            <text:p>0.92808935507845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78244127839815" calcext:value-type="float">
            <text:p>0.978244127839815</text:p>
          </table:table-cell>
          <table:table-cell office:value-type="float" office:value="0.707739699653446" calcext:value-type="float">
            <text:p>0.707739699653446</text:p>
          </table:table-cell>
          <table:table-cell office:value-type="float" office:value="0.933384674624567" calcext:value-type="float">
            <text:p>0.933384674624567</text:p>
          </table:table-cell>
          <table:table-cell office:value-type="float" office:value="0.871390065460146" calcext:value-type="float">
            <text:p>0.871390065460146</text:p>
          </table:table-cell>
          <table:table-cell office:value-type="float" office:value="0.889102810935695" calcext:value-type="float">
            <text:p>0.889102810935695</text:p>
          </table:table-cell>
          <table:table-cell office:value-type="float" office:value="0.968617635733539" calcext:value-type="float">
            <text:p>0.968617635733539</text:p>
          </table:table-cell>
          <table:table-cell office:value-type="float" office:value="0.964959568733154" calcext:value-type="float">
            <text:p>0.96495956873315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97497112052368" calcext:value-type="float">
            <text:p>0.997497112052368</text:p>
          </table:table-cell>
          <table:table-cell office:value-type="float" office:value="0.923373122834039" calcext:value-type="float">
            <text:p>0.923373122834039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48594532152484" calcext:value-type="float">
            <text:p>0.948594532152484</text:p>
          </table:table-cell>
          <table:table-cell office:value-type="float" office:value="0.944358875625722" calcext:value-type="float">
            <text:p>0.944358875625722</text:p>
          </table:table-cell>
          <table:table-cell office:value-type="float" office:value="0.996726992683866" calcext:value-type="float">
            <text:p>0.996726992683866</text:p>
          </table:table-cell>
          <table:table-cell office:value-type="float" office:value="0.975933769734309" calcext:value-type="float">
            <text:p>0.975933769734309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39368723760985" calcext:value-type="float">
            <text:p>0.939368723760985</text:p>
          </table:table-cell>
          <table:table-cell office:value-type="float" office:value="0.625942030916617" calcext:value-type="float">
            <text:p>0.625942030916617</text:p>
          </table:table-cell>
          <table:table-cell office:value-type="float" office:value="0.764679173777368" calcext:value-type="float">
            <text:p>0.764679173777368</text:p>
          </table:table-cell>
          <table:table-cell office:value-type="float" office:value="0.707777404651079" calcext:value-type="float">
            <text:p>0.707777404651079</text:p>
          </table:table-cell>
          <table:table-cell office:value-type="float" office:value="0.652285554902118" calcext:value-type="float">
            <text:p>0.652285554902118</text:p>
          </table:table-cell>
          <table:table-cell office:value-type="float" office:value="0.936910807124792" calcext:value-type="float">
            <text:p>0.936910807124792</text:p>
          </table:table-cell>
          <table:table-cell office:value-type="float" office:value="0.921186658690543" calcext:value-type="float">
            <text:p>0.92118665869054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73623411628802" calcext:value-type="float">
            <text:p>0.973623411628802</text:p>
          </table:table-cell>
          <table:table-cell office:value-type="float" office:value="0.709664998074702" calcext:value-type="float">
            <text:p>0.709664998074702</text:p>
          </table:table-cell>
          <table:table-cell office:value-type="float" office:value="0.929726607624182" calcext:value-type="float">
            <text:p>0.929726607624182</text:p>
          </table:table-cell>
          <table:table-cell office:value-type="float" office:value="0.892375818251829" calcext:value-type="float">
            <text:p>0.892375818251829</text:p>
          </table:table-cell>
          <table:table-cell office:value-type="float" office:value="0.859260685406238" calcext:value-type="float">
            <text:p>0.859260685406238</text:p>
          </table:table-cell>
          <table:table-cell office:value-type="float" office:value="0.972660762418175" calcext:value-type="float">
            <text:p>0.972660762418175</text:p>
          </table:table-cell>
          <table:table-cell office:value-type="float" office:value="0.961494031574894" calcext:value-type="float">
            <text:p>0.96149403157489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97689641894494" calcext:value-type="float">
            <text:p>0.997689641894494</text:p>
          </table:table-cell>
          <table:table-cell office:value-type="float" office:value="0.92549095109742" calcext:value-type="float">
            <text:p>0.92549095109742</text:p>
          </table:table-cell>
          <table:table-cell office:value-type="float" office:value="0.988063149788217" calcext:value-type="float">
            <text:p>0.988063149788217</text:p>
          </table:table-cell>
          <table:table-cell office:value-type="float" office:value="0.953407778205622" calcext:value-type="float">
            <text:p>0.953407778205622</text:p>
          </table:table-cell>
          <table:table-cell office:value-type="float" office:value="0.95995379283789" calcext:value-type="float">
            <text:p>0.95995379283789</text:p>
          </table:table-cell>
          <table:table-cell office:value-type="float" office:value="0.997112052368117" calcext:value-type="float">
            <text:p>0.997112052368117</text:p>
          </table:table-cell>
          <table:table-cell office:value-type="float" office:value="0.970735463996919" calcext:value-type="float">
            <text:p>0.970735463996919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56540119028148" calcext:value-type="float">
            <text:p>0.956540119028148</text:p>
          </table:table-cell>
          <table:table-cell office:value-type="float" office:value="0.627685351822295" calcext:value-type="float">
            <text:p>0.627685351822295</text:p>
          </table:table-cell>
          <table:table-cell office:value-type="float" office:value="0.771303444009127" calcext:value-type="float">
            <text:p>0.771303444009127</text:p>
          </table:table-cell>
          <table:table-cell office:value-type="float" office:value="0.786505612260843" calcext:value-type="float">
            <text:p>0.786505612260843</text:p>
          </table:table-cell>
          <table:table-cell office:value-type="float" office:value="0.6963922112402" calcext:value-type="float">
            <text:p>0.6963922112402</text:p>
          </table:table-cell>
          <table:table-cell office:value-type="float" office:value="0.936910807124792" calcext:value-type="float">
            <text:p>0.936910807124792</text:p>
          </table:table-cell>
          <table:table-cell office:value-type="float" office:value="0.939548925561388" calcext:value-type="float">
            <text:p>0.93954892556138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78244127839815" calcext:value-type="float">
            <text:p>0.978244127839815</text:p>
          </table:table-cell>
          <table:table-cell office:value-type="float" office:value="0.709664998074702" calcext:value-type="float">
            <text:p>0.709664998074702</text:p>
          </table:table-cell>
          <table:table-cell office:value-type="float" office:value="0.933384674624567" calcext:value-type="float">
            <text:p>0.933384674624567</text:p>
          </table:table-cell>
          <table:table-cell office:value-type="float" office:value="0.892375818251829" calcext:value-type="float">
            <text:p>0.892375818251829</text:p>
          </table:table-cell>
          <table:table-cell office:value-type="float" office:value="0.889102810935695" calcext:value-type="float">
            <text:p>0.889102810935695</text:p>
          </table:table-cell>
          <table:table-cell office:value-type="float" office:value="0.972660762418175" calcext:value-type="float">
            <text:p>0.972660762418175</text:p>
          </table:table-cell>
          <table:table-cell office:value-type="float" office:value="0.964959568733154" calcext:value-type="float">
            <text:p>0.96495956873315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98460057747834" calcext:value-type="float">
            <text:p>0.998460057747834</text:p>
          </table:table-cell>
          <table:table-cell office:value-type="float" office:value="0.92549095109742" calcext:value-type="float">
            <text:p>0.92549095109742</text:p>
          </table:table-cell>
          <table:table-cell office:value-type="float" office:value="0.988063149788217" calcext:value-type="float">
            <text:p>0.988063149788217</text:p>
          </table:table-cell>
          <table:table-cell office:value-type="float" office:value="0.953407778205622" calcext:value-type="float">
            <text:p>0.953407778205622</text:p>
          </table:table-cell>
          <table:table-cell office:value-type="float" office:value="0.95995379283789" calcext:value-type="float">
            <text:p>0.95995379283789</text:p>
          </table:table-cell>
          <table:table-cell office:value-type="float" office:value="0.997112052368117" calcext:value-type="float">
            <text:p>0.997112052368117</text:p>
          </table:table-cell>
          <table:table-cell office:value-type="float" office:value="0.975933769734309" calcext:value-type="float">
            <text:p>0.975933769734309</text:p>
          </table:table-cell>
          <table:table-cell table:number-columns-repeated="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932167050088875" calcext:value-type="float">
            <text:p>0.932167050088875</text:p>
          </table:table-cell>
          <table:table-cell office:value-type="float" office:value="0.610483916683905" calcext:value-type="float">
            <text:p>0.610483916683905</text:p>
          </table:table-cell>
          <table:table-cell office:value-type="float" office:value="0.748742742763697" calcext:value-type="float">
            <text:p>0.748742742763697</text:p>
          </table:table-cell>
          <table:table-cell office:value-type="float" office:value="0.714083778361196" calcext:value-type="float">
            <text:p>0.714083778361196</text:p>
          </table:table-cell>
          <table:table-cell office:value-type="float" office:value="0.625747845442146" calcext:value-type="float">
            <text:p>0.625747845442146</text:p>
          </table:table-cell>
          <table:table-cell office:value-type="float" office:value="0.911867386116131" calcext:value-type="float">
            <text:p>0.911867386116131</text:p>
          </table:table-cell>
          <table:table-cell office:value-type="float" office:value="0.916532519790017" calcext:value-type="float">
            <text:p>0.91653251979001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966003921753204" calcext:value-type="float">
            <text:p>0.966003921753204</text:p>
          </table:table-cell>
          <table:table-cell office:value-type="float" office:value="0.691334645031674" calcext:value-type="float">
            <text:p>0.691334645031674</text:p>
          </table:table-cell>
          <table:table-cell office:value-type="float" office:value="0.921765663571983" calcext:value-type="float">
            <text:p>0.921765663571983</text:p>
          </table:table-cell>
          <table:table-cell office:value-type="float" office:value="0.869865785019585" calcext:value-type="float">
            <text:p>0.869865785019585</text:p>
          </table:table-cell>
          <table:table-cell office:value-type="float" office:value="0.84784401784394" calcext:value-type="float">
            <text:p>0.84784401784394</text:p>
          </table:table-cell>
          <table:table-cell office:value-type="float" office:value="0.959535756627455" calcext:value-type="float">
            <text:p>0.959535756627455</text:p>
          </table:table-cell>
          <table:table-cell office:value-type="float" office:value="0.956378304277201" calcext:value-type="float">
            <text:p>0.95637830427720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991953616429411" calcext:value-type="float">
            <text:p>0.991953616429411</text:p>
          </table:table-cell>
          <table:table-cell office:value-type="float" office:value="0.916413815748756" calcext:value-type="float">
            <text:p>0.916413815748756</text:p>
          </table:table-cell>
          <table:table-cell office:value-type="float" office:value="0.977246107987932" calcext:value-type="float">
            <text:p>0.977246107987932</text:p>
          </table:table-cell>
          <table:table-cell office:value-type="float" office:value="0.935511145420996" calcext:value-type="float">
            <text:p>0.935511145420996</text:p>
          </table:table-cell>
          <table:table-cell office:value-type="float" office:value="0.943557432634012" calcext:value-type="float">
            <text:p>0.943557432634012</text:p>
          </table:table-cell>
          <table:table-cell office:value-type="float" office:value="0.99126059053109" calcext:value-type="float">
            <text:p>0.99126059053109</text:p>
          </table:table-cell>
          <table:table-cell office:value-type="float" office:value="0.966388707188979" calcext:value-type="float">
            <text:p>0.966388707188979</text:p>
          </table:table-cell>
          <table:table-cell table:number-columns-repeated="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196816138772102" calcext:value-type="float">
            <text:p>0.0196816138772102</text:p>
          </table:table-cell>
          <table:table-cell office:value-type="float" office:value="0.0159557589432456" calcext:value-type="float">
            <text:p>0.0159557589432456</text:p>
          </table:table-cell>
          <table:table-cell office:value-type="float" office:value="0.0212256506269321" calcext:value-type="float">
            <text:p>0.0212256506269321</text:p>
          </table:table-cell>
          <table:table-cell office:value-type="float" office:value="0.0374930971107666" calcext:value-type="float">
            <text:p>0.0374930971107666</text:p>
          </table:table-cell>
          <table:table-cell office:value-type="float" office:value="0.0448755855855838" calcext:value-type="float">
            <text:p>0.0448755855855838</text:p>
          </table:table-cell>
          <table:table-cell office:value-type="float" office:value="0.0227697752966258" calcext:value-type="float">
            <text:p>0.0227697752966258</text:p>
          </table:table-cell>
          <table:table-cell office:value-type="float" office:value="0.0187117549399336" calcext:value-type="float">
            <text:p>0.018711754939933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117229034270321" calcext:value-type="float">
            <text:p>0.0117229034270321</text:p>
          </table:table-cell>
          <table:table-cell office:value-type="float" office:value="0.0157152379698346" calcext:value-type="float">
            <text:p>0.0157152379698346</text:p>
          </table:table-cell>
          <table:table-cell office:value-type="float" office:value="0.0130063997638592" calcext:value-type="float">
            <text:p>0.0130063997638592</text:p>
          </table:table-cell>
          <table:table-cell office:value-type="float" office:value="0.0123107449203896" calcext:value-type="float">
            <text:p>0.0123107449203896</text:p>
          </table:table-cell>
          <table:table-cell office:value-type="float" office:value="0.0255276124979188" calcext:value-type="float">
            <text:p>0.0255276124979188</text:p>
          </table:table-cell>
          <table:table-cell office:value-type="float" office:value="0.0131713766258044" calcext:value-type="float">
            <text:p>0.0131713766258044</text:p>
          </table:table-cell>
          <table:table-cell office:value-type="float" office:value="0.0121468977563251" calcext:value-type="float">
            <text:p>0.012146897756325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0733320099451793" calcext:value-type="float">
            <text:p>0.00733320099451793</text:p>
          </table:table-cell>
          <table:table-cell office:value-type="float" office:value="0.00853775488685967" calcext:value-type="float">
            <text:p>0.00853775488685967</text:p>
          </table:table-cell>
          <table:table-cell office:value-type="float" office:value="0.00831825464289334" calcext:value-type="float">
            <text:p>0.00831825464289334</text:p>
          </table:table-cell>
          <table:table-cell office:value-type="float" office:value="0.0137214670364556" calcext:value-type="float">
            <text:p>0.0137214670364556</text:p>
          </table:table-cell>
          <table:table-cell office:value-type="float" office:value="0.0103894442691143" calcext:value-type="float">
            <text:p>0.0103894442691143</text:p>
          </table:table-cell>
          <table:table-cell office:value-type="float" office:value="0.00627587785960624" calcext:value-type="float">
            <text:p>0.00627587785960624</text:p>
          </table:table-cell>
          <table:table-cell office:value-type="float" office:value="0.0117560908734472" calcext:value-type="float">
            <text:p>0.0117560908734472</text:p>
          </table:table-cell>
          <table:table-cell table:number-columns-repeated="19"/>
        </table:table-row>
        <table:table-row table:style-name="ro2">
          <table:table-cell table:style-name="Default"/>
          <table:table-cell table:number-columns-repeated="9"/>
          <table:table-cell table:style-name="Default"/>
          <table:table-cell table:number-columns-repeated="9"/>
          <table:table-cell table:style-name="Default"/>
          <table:table-cell table:number-columns-repeated="27"/>
        </table:table-row>
        <table:table-row table:style-name="ro1">
          <table:table-cell table:style-name="Default"/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  <table:table-cell table:style-name="Default"/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  <table:table-cell table:style-name="Default"/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 table:number-columns-repeated="2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 table:number-columns-repeated="2"/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959570632817233" calcext:value-type="float">
            <text:p>0.959570632817233</text:p>
          </table:table-cell>
          <table:table-cell office:value-type="float" office:value="0.649609739183947" calcext:value-type="float">
            <text:p>0.649609739183947</text:p>
          </table:table-cell>
          <table:table-cell office:value-type="float" office:value="0.627668411338305" calcext:value-type="float">
            <text:p>0.627668411338305</text:p>
          </table:table-cell>
          <table:table-cell office:value-type="float" office:value="0.638561573271262" calcext:value-type="float">
            <text:p>0.638561573271262</text:p>
          </table:table-cell>
          <table:table-cell office:value-type="float" office:value="0.548435396742448" calcext:value-type="float">
            <text:p>0.548435396742448</text:p>
          </table:table-cell>
          <table:table-cell office:value-type="float" office:value="0.899040936980999" calcext:value-type="float">
            <text:p>0.899040936980999</text:p>
          </table:table-cell>
          <table:table-cell office:value-type="float" office:value="0.929499172543501" calcext:value-type="float">
            <text:p>0.9294991725435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976406533575318" calcext:value-type="float">
            <text:p>0.976406533575318</text:p>
          </table:table-cell>
          <table:table-cell office:value-type="float" office:value="0.766969147005445" calcext:value-type="float">
            <text:p>0.766969147005445</text:p>
          </table:table-cell>
          <table:table-cell office:value-type="float" office:value="0.847731397459165" calcext:value-type="float">
            <text:p>0.847731397459165</text:p>
          </table:table-cell>
          <table:table-cell office:value-type="float" office:value="0.627223230490018" calcext:value-type="float">
            <text:p>0.627223230490018</text:p>
          </table:table-cell>
          <table:table-cell office:value-type="float" office:value="0.730852994555354" calcext:value-type="float">
            <text:p>0.730852994555354</text:p>
          </table:table-cell>
          <table:table-cell office:value-type="float" office:value="0.930127041742287" calcext:value-type="float">
            <text:p>0.930127041742287</text:p>
          </table:table-cell>
          <table:table-cell office:value-type="float" office:value="0.954990925589837" calcext:value-type="float">
            <text:p>0.95499092558983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.996551724137931" calcext:value-type="float">
            <text:p>0.996551724137931</text:p>
          </table:table-cell>
          <table:table-cell office:value-type="float" office:value="0.915607985480944" calcext:value-type="float">
            <text:p>0.915607985480944</text:p>
          </table:table-cell>
          <table:table-cell office:value-type="float" office:value="0.961705989110708" calcext:value-type="float">
            <text:p>0.961705989110708</text:p>
          </table:table-cell>
          <table:table-cell office:value-type="float" office:value="0.908529945553539" calcext:value-type="float">
            <text:p>0.908529945553539</text:p>
          </table:table-cell>
          <table:table-cell office:value-type="float" office:value="0.906170598911071" calcext:value-type="float">
            <text:p>0.906170598911071</text:p>
          </table:table-cell>
          <table:table-cell office:value-type="float" office:value="0.989110707803993" calcext:value-type="float">
            <text:p>0.989110707803993</text:p>
          </table:table-cell>
          <table:table-cell office:value-type="float" office:value="0.964609800362976" calcext:value-type="float">
            <text:p>0.96460980036297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0.948775796728433" calcext:value-type="float">
            <text:p>0.948775796728433</text:p>
          </table:table-cell>
          <table:table-cell office:value-type="float" office:value="0.650458619774578" calcext:value-type="float">
            <text:p>0.650458619774578</text:p>
          </table:table-cell>
          <table:table-cell office:value-type="float" office:value="0.644569223291622" calcext:value-type="float">
            <text:p>0.644569223291622</text:p>
          </table:table-cell>
          <table:table-cell office:value-type="float" office:value="0.610310815571037" calcext:value-type="float">
            <text:p>0.610310815571037</text:p>
          </table:table-cell>
          <table:table-cell office:value-type="float" office:value="0.498550912587628" calcext:value-type="float">
            <text:p>0.498550912587628</text:p>
          </table:table-cell>
          <table:table-cell office:value-type="float" office:value="0.911948333649259" calcext:value-type="float">
            <text:p>0.911948333649259</text:p>
          </table:table-cell>
          <table:table-cell office:value-type="float" office:value="0.930516574305705" calcext:value-type="float">
            <text:p>0.93051657430570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op_1</text:p>
          </table:table-cell>
          <table:table-cell office:value-type="float" office:value="0.93355672570608" calcext:value-type="float">
            <text:p>0.93355672570608</text:p>
          </table:table-cell>
          <table:table-cell office:value-type="float" office:value="0.772905696505505" calcext:value-type="float">
            <text:p>0.772905696505505</text:p>
          </table:table-cell>
          <table:table-cell office:value-type="float" office:value="0.836476783149832" calcext:value-type="float">
            <text:p>0.836476783149832</text:p>
          </table:table-cell>
          <table:table-cell office:value-type="float" office:value="0.694686452848253" calcext:value-type="float">
            <text:p>0.694686452848253</text:p>
          </table:table-cell>
          <table:table-cell office:value-type="float" office:value="0.62920057443753" calcext:value-type="float">
            <text:p>0.62920057443753</text:p>
          </table:table-cell>
          <table:table-cell office:value-type="float" office:value="0.898898994734323" calcext:value-type="float">
            <text:p>0.898898994734323</text:p>
          </table:table-cell>
          <table:table-cell office:value-type="float" office:value="0.919291527046434" calcext:value-type="float">
            <text:p>0.9192915270464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27775079322223" calcext:value-type="float">
            <text:p>0.927775079322223</text:p>
          </table:table-cell>
          <table:table-cell office:value-type="float" office:value="0.635998871748607" calcext:value-type="float">
            <text:p>0.635998871748607</text:p>
          </table:table-cell>
          <table:table-cell office:value-type="float" office:value="0.6135916338101" calcext:value-type="float">
            <text:p>0.6135916338101</text:p>
          </table:table-cell>
          <table:table-cell office:value-type="float" office:value="0.519542701960519" calcext:value-type="float">
            <text:p>0.519542701960519</text:p>
          </table:table-cell>
          <table:table-cell office:value-type="float" office:value="0.586265231392388" calcext:value-type="float">
            <text:p>0.586265231392388</text:p>
          </table:table-cell>
          <table:table-cell office:value-type="float" office:value="0.886003546408207" calcext:value-type="float">
            <text:p>0.886003546408207</text:p>
          </table:table-cell>
          <table:table-cell office:value-type="float" office:value="0.916274261621788" calcext:value-type="float">
            <text:p>0.91627426162178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12885662431942" calcext:value-type="float">
            <text:p>0.912885662431942</text:p>
          </table:table-cell>
          <table:table-cell office:value-type="float" office:value="0.733756805807623" calcext:value-type="float">
            <text:p>0.733756805807623</text:p>
          </table:table-cell>
          <table:table-cell office:value-type="float" office:value="0.774228675136116" calcext:value-type="float">
            <text:p>0.774228675136116</text:p>
          </table:table-cell>
          <table:table-cell office:value-type="float" office:value="0.704900181488203" calcext:value-type="float">
            <text:p>0.704900181488203</text:p>
          </table:table-cell>
          <table:table-cell office:value-type="float" office:value="0.733756805807623" calcext:value-type="float">
            <text:p>0.733756805807623</text:p>
          </table:table-cell>
          <table:table-cell office:value-type="float" office:value="0.881669691470055" calcext:value-type="float">
            <text:p>0.881669691470055</text:p>
          </table:table-cell>
          <table:table-cell office:value-type="float" office:value="0.892014519056261" calcext:value-type="float">
            <text:p>0.89201451905626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.942831215970962" calcext:value-type="float">
            <text:p>0.942831215970962</text:p>
          </table:table-cell>
          <table:table-cell office:value-type="float" office:value="0.926134301270417" calcext:value-type="float">
            <text:p>0.926134301270417</text:p>
          </table:table-cell>
          <table:table-cell office:value-type="float" office:value="0.977132486388385" calcext:value-type="float">
            <text:p>0.977132486388385</text:p>
          </table:table-cell>
          <table:table-cell office:value-type="float" office:value="0.930127041742287" calcext:value-type="float">
            <text:p>0.930127041742287</text:p>
          </table:table-cell>
          <table:table-cell office:value-type="float" office:value="0.923956442831216" calcext:value-type="float">
            <text:p>0.923956442831216</text:p>
          </table:table-cell>
          <table:table-cell office:value-type="float" office:value="0.990018148820327" calcext:value-type="float">
            <text:p>0.990018148820327</text:p>
          </table:table-cell>
          <table:table-cell office:value-type="float" office:value="0.915970961887477" calcext:value-type="float">
            <text:p>0.915970961887477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op_2</text:p>
          </table:table-cell>
          <table:table-cell office:value-type="float" office:value="0.97099090473911" calcext:value-type="float">
            <text:p>0.97099090473911</text:p>
          </table:table-cell>
          <table:table-cell office:value-type="float" office:value="0.936428913355673" calcext:value-type="float">
            <text:p>0.936428913355673</text:p>
          </table:table-cell>
          <table:table-cell office:value-type="float" office:value="0.977405457156534" calcext:value-type="float">
            <text:p>0.977405457156534</text:p>
          </table:table-cell>
          <table:table-cell office:value-type="float" office:value="0.922450933460986" calcext:value-type="float">
            <text:p>0.922450933460986</text:p>
          </table:table-cell>
          <table:table-cell office:value-type="float" office:value="0.910196266156055" calcext:value-type="float">
            <text:p>0.910196266156055</text:p>
          </table:table-cell>
          <table:table-cell office:value-type="float" office:value="0.994925801819052" calcext:value-type="float">
            <text:p>0.994925801819052</text:p>
          </table:table-cell>
          <table:table-cell office:value-type="float" office:value="0.931641933939684" calcext:value-type="float">
            <text:p>0.9316419339396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946323824142264" calcext:value-type="float">
            <text:p>0.946323824142264</text:p>
          </table:table-cell>
          <table:table-cell office:value-type="float" office:value="0.643724967524356" calcext:value-type="float">
            <text:p>0.643724967524356</text:p>
          </table:table-cell>
          <table:table-cell office:value-type="float" office:value="0.595649809906607" calcext:value-type="float">
            <text:p>0.595649809906607</text:p>
          </table:table-cell>
          <table:table-cell office:value-type="float" office:value="0.607265066091812" calcext:value-type="float">
            <text:p>0.607265066091812</text:p>
          </table:table-cell>
          <table:table-cell office:value-type="float" office:value="0.550512710344604" calcext:value-type="float">
            <text:p>0.550512710344604</text:p>
          </table:table-cell>
          <table:table-cell office:value-type="float" office:value="0.915979573695253" calcext:value-type="float">
            <text:p>0.915979573695253</text:p>
          </table:table-cell>
          <table:table-cell office:value-type="float" office:value="0.919800910083148" calcext:value-type="float">
            <text:p>0.91980091008314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947912885662432" calcext:value-type="float">
            <text:p>0.947912885662432</text:p>
          </table:table-cell>
          <table:table-cell office:value-type="float" office:value="0.766243194192378" calcext:value-type="float">
            <text:p>0.766243194192378</text:p>
          </table:table-cell>
          <table:table-cell office:value-type="float" office:value="0.808711433756806" calcext:value-type="float">
            <text:p>0.808711433756806</text:p>
          </table:table-cell>
          <table:table-cell office:value-type="float" office:value="0.730852994555354" calcext:value-type="float">
            <text:p>0.730852994555354</text:p>
          </table:table-cell>
          <table:table-cell office:value-type="float" office:value="0.715426497277677" calcext:value-type="float">
            <text:p>0.715426497277677</text:p>
          </table:table-cell>
          <table:table-cell office:value-type="float" office:value="0.93956442831216" calcext:value-type="float">
            <text:p>0.93956442831216</text:p>
          </table:table-cell>
          <table:table-cell office:value-type="float" office:value="0.926678765880218" calcext:value-type="float">
            <text:p>0.92667876588021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float" office:value="0.982214156079855" calcext:value-type="float">
            <text:p>0.982214156079855</text:p>
          </table:table-cell>
          <table:table-cell office:value-type="float" office:value="0.914882032667876" calcext:value-type="float">
            <text:p>0.914882032667876</text:p>
          </table:table-cell>
          <table:table-cell office:value-type="float" office:value="0.955898366606171" calcext:value-type="float">
            <text:p>0.955898366606171</text:p>
          </table:table-cell>
          <table:table-cell office:value-type="float" office:value="0.928493647912886" calcext:value-type="float">
            <text:p>0.928493647912886</text:p>
          </table:table-cell>
          <table:table-cell office:value-type="float" office:value="0.906352087114338" calcext:value-type="float">
            <text:p>0.906352087114338</text:p>
          </table:table-cell>
          <table:table-cell office:value-type="float" office:value="0.983303085299455" calcext:value-type="float">
            <text:p>0.983303085299455</text:p>
          </table:table-cell>
          <table:table-cell office:value-type="float" office:value="0.943375680580762" calcext:value-type="float">
            <text:p>0.943375680580762</text:p>
          </table:table-cell>
          <table:table-cell table:number-columns-repeated="10"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op_3</text:p>
          </table:table-cell>
          <table:table-cell office:value-type="float" office:value="0.971565342269028" calcext:value-type="float">
            <text:p>0.971565342269028</text:p>
          </table:table-cell>
          <table:table-cell office:value-type="float" office:value="0.960651029200574" calcext:value-type="float">
            <text:p>0.960651029200574</text:p>
          </table:table-cell>
          <table:table-cell office:value-type="float" office:value="0.992915270464337" calcext:value-type="float">
            <text:p>0.992915270464337</text:p>
          </table:table-cell>
          <table:table-cell office:value-type="float" office:value="0.944471038774533" calcext:value-type="float">
            <text:p>0.944471038774533</text:p>
          </table:table-cell>
          <table:table-cell office:value-type="float" office:value="0.965438008616563" calcext:value-type="float">
            <text:p>0.965438008616563</text:p>
          </table:table-cell>
          <table:table-cell office:value-type="float" office:value="0.997797989468645" calcext:value-type="float">
            <text:p>0.997797989468645</text:p>
          </table:table-cell>
          <table:table-cell office:value-type="float" office:value="0.932982288176161" calcext:value-type="float">
            <text:p>0.9329822881761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26924446334487" calcext:value-type="float">
            <text:p>0.926924446334487</text:p>
          </table:table-cell>
          <table:table-cell office:value-type="float" office:value="0.651628787621502" calcext:value-type="float">
            <text:p>0.651628787621502</text:p>
          </table:table-cell>
          <table:table-cell office:value-type="float" office:value="0.599871672856763" calcext:value-type="float">
            <text:p>0.599871672856763</text:p>
          </table:table-cell>
          <table:table-cell office:value-type="float" office:value="0.576637173590223" calcext:value-type="float">
            <text:p>0.576637173590223</text:p>
          </table:table-cell>
          <table:table-cell office:value-type="float" office:value="0.565528377889148" calcext:value-type="float">
            <text:p>0.565528377889148</text:p>
          </table:table-cell>
          <table:table-cell office:value-type="float" office:value="0.876461165667511" calcext:value-type="float">
            <text:p>0.876461165667511</text:p>
          </table:table-cell>
          <table:table-cell office:value-type="float" office:value="0.902392259634032" calcext:value-type="float">
            <text:p>0.90239225963403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22671991286985" calcext:value-type="float">
            <text:p>0.922671991286985</text:p>
          </table:table-cell>
          <table:table-cell office:value-type="float" office:value="0.764567072063895" calcext:value-type="float">
            <text:p>0.764567072063895</text:p>
          </table:table-cell>
          <table:table-cell office:value-type="float" office:value="0.820657106552913" calcext:value-type="float">
            <text:p>0.820657106552913</text:p>
          </table:table-cell>
          <table:table-cell office:value-type="float" office:value="0.732800871301507" calcext:value-type="float">
            <text:p>0.732800871301507</text:p>
          </table:table-cell>
          <table:table-cell office:value-type="float" office:value="0.708840079869305" calcext:value-type="float">
            <text:p>0.708840079869305</text:p>
          </table:table-cell>
          <table:table-cell office:value-type="float" office:value="0.897440551824288" calcext:value-type="float">
            <text:p>0.897440551824288</text:p>
          </table:table-cell>
          <table:table-cell office:value-type="float" office:value="0.905245961154474" calcext:value-type="float">
            <text:p>0.90524596115447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float" office:value="0.958613178435288" calcext:value-type="float">
            <text:p>0.958613178435288</text:p>
          </table:table-cell>
          <table:table-cell office:value-type="float" office:value="0.930658921764386" calcext:value-type="float">
            <text:p>0.930658921764386</text:p>
          </table:table-cell>
          <table:table-cell office:value-type="float" office:value="0.956797966963151" calcext:value-type="float">
            <text:p>0.956797966963151</text:p>
          </table:table-cell>
          <table:table-cell office:value-type="float" office:value="0.908876384098747" calcext:value-type="float">
            <text:p>0.908876384098747</text:p>
          </table:table-cell>
          <table:table-cell office:value-type="float" office:value="0.901252495915774" calcext:value-type="float">
            <text:p>0.901252495915774</text:p>
          </table:table-cell>
          <table:table-cell office:value-type="float" office:value="0.986930477400617" calcext:value-type="float">
            <text:p>0.986930477400617</text:p>
          </table:table-cell>
          <table:table-cell office:value-type="float" office:value="0.921401343256489" calcext:value-type="float">
            <text:p>0.921401343256489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26570125018278" calcext:value-type="float">
            <text:p>0.926570125018278</text:p>
          </table:table-cell>
          <table:table-cell office:value-type="float" office:value="0.590508893330943" calcext:value-type="float">
            <text:p>0.590508893330943</text:p>
          </table:table-cell>
          <table:table-cell office:value-type="float" office:value="0.572911105046611" calcext:value-type="float">
            <text:p>0.572911105046611</text:p>
          </table:table-cell>
          <table:table-cell office:value-type="float" office:value="0.571173628095374" calcext:value-type="float">
            <text:p>0.571173628095374</text:p>
          </table:table-cell>
          <table:table-cell office:value-type="float" office:value="0.452871308335112" calcext:value-type="float">
            <text:p>0.452871308335112</text:p>
          </table:table-cell>
          <table:table-cell office:value-type="float" office:value="0.888719634774301" calcext:value-type="float">
            <text:p>0.888719634774301</text:p>
          </table:table-cell>
          <table:table-cell office:value-type="float" office:value="0.91785397316702" calcext:value-type="float">
            <text:p>0.9178539731670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21401343256489" calcext:value-type="float">
            <text:p>0.921401343256489</text:p>
          </table:table-cell>
          <table:table-cell office:value-type="float" office:value="0.748956253403522" calcext:value-type="float">
            <text:p>0.748956253403522</text:p>
          </table:table-cell>
          <table:table-cell office:value-type="float" office:value="0.802868034125976" calcext:value-type="float">
            <text:p>0.802868034125976</text:p>
          </table:table-cell>
          <table:table-cell office:value-type="float" office:value="0.660555454710474" calcext:value-type="float">
            <text:p>0.660555454710474</text:p>
          </table:table-cell>
          <table:table-cell office:value-type="float" office:value="0.661463060446542" calcext:value-type="float">
            <text:p>0.661463060446542</text:p>
          </table:table-cell>
          <table:table-cell office:value-type="float" office:value="0.917589399165003" calcext:value-type="float">
            <text:p>0.917589399165003</text:p>
          </table:table-cell>
          <table:table-cell office:value-type="float" office:value="0.920493737520421" calcext:value-type="float">
            <text:p>0.92049373752042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0.95625340352151" calcext:value-type="float">
            <text:p>0.95625340352151</text:p>
          </table:table-cell>
          <table:table-cell office:value-type="float" office:value="0.90651660918497" calcext:value-type="float">
            <text:p>0.90651660918497</text:p>
          </table:table-cell>
          <table:table-cell office:value-type="float" office:value="0.941187148302777" calcext:value-type="float">
            <text:p>0.941187148302777</text:p>
          </table:table-cell>
          <table:table-cell office:value-type="float" office:value="0.887275367580323" calcext:value-type="float">
            <text:p>0.887275367580323</text:p>
          </table:table-cell>
          <table:table-cell office:value-type="float" office:value="0.89108731167181" calcext:value-type="float">
            <text:p>0.89108731167181</text:p>
          </table:table-cell>
          <table:table-cell office:value-type="float" office:value="0.972408785623525" calcext:value-type="float">
            <text:p>0.972408785623525</text:p>
          </table:table-cell>
          <table:table-cell office:value-type="float" office:value="0.930477400617172" calcext:value-type="float">
            <text:p>0.930477400617172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59570632817233" calcext:value-type="float">
            <text:p>0.959570632817233</text:p>
          </table:table-cell>
          <table:table-cell office:value-type="float" office:value="0.651628787621502" calcext:value-type="float">
            <text:p>0.651628787621502</text:p>
          </table:table-cell>
          <table:table-cell office:value-type="float" office:value="0.627668411338305" calcext:value-type="float">
            <text:p>0.627668411338305</text:p>
          </table:table-cell>
          <table:table-cell office:value-type="float" office:value="0.638561573271262" calcext:value-type="float">
            <text:p>0.638561573271262</text:p>
          </table:table-cell>
          <table:table-cell office:value-type="float" office:value="0.586265231392388" calcext:value-type="float">
            <text:p>0.586265231392388</text:p>
          </table:table-cell>
          <table:table-cell office:value-type="float" office:value="0.915979573695253" calcext:value-type="float">
            <text:p>0.915979573695253</text:p>
          </table:table-cell>
          <table:table-cell office:value-type="float" office:value="0.929499172543501" calcext:value-type="float">
            <text:p>0.92949917254350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76406533575318" calcext:value-type="float">
            <text:p>0.976406533575318</text:p>
          </table:table-cell>
          <table:table-cell office:value-type="float" office:value="0.766969147005445" calcext:value-type="float">
            <text:p>0.766969147005445</text:p>
          </table:table-cell>
          <table:table-cell office:value-type="float" office:value="0.847731397459165" calcext:value-type="float">
            <text:p>0.847731397459165</text:p>
          </table:table-cell>
          <table:table-cell office:value-type="float" office:value="0.732800871301507" calcext:value-type="float">
            <text:p>0.732800871301507</text:p>
          </table:table-cell>
          <table:table-cell office:value-type="float" office:value="0.733756805807623" calcext:value-type="float">
            <text:p>0.733756805807623</text:p>
          </table:table-cell>
          <table:table-cell office:value-type="float" office:value="0.93956442831216" calcext:value-type="float">
            <text:p>0.93956442831216</text:p>
          </table:table-cell>
          <table:table-cell office:value-type="float" office:value="0.954990925589837" calcext:value-type="float">
            <text:p>0.95499092558983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x split</text:p>
          </table:table-cell>
          <table:table-cell office:value-type="float" office:value="0.996551724137931" calcext:value-type="float">
            <text:p>0.996551724137931</text:p>
          </table:table-cell>
          <table:table-cell office:value-type="float" office:value="0.930658921764386" calcext:value-type="float">
            <text:p>0.930658921764386</text:p>
          </table:table-cell>
          <table:table-cell office:value-type="float" office:value="0.977132486388385" calcext:value-type="float">
            <text:p>0.977132486388385</text:p>
          </table:table-cell>
          <table:table-cell office:value-type="float" office:value="0.930127041742287" calcext:value-type="float">
            <text:p>0.930127041742287</text:p>
          </table:table-cell>
          <table:table-cell office:value-type="float" office:value="0.923956442831216" calcext:value-type="float">
            <text:p>0.923956442831216</text:p>
          </table:table-cell>
          <table:table-cell office:value-type="float" office:value="0.990018148820327" calcext:value-type="float">
            <text:p>0.990018148820327</text:p>
          </table:table-cell>
          <table:table-cell office:value-type="float" office:value="0.964609800362976" calcext:value-type="float">
            <text:p>0.964609800362976</text:p>
          </table:table-cell>
          <table:table-cell table:number-columns-repeated="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937432821526897" calcext:value-type="float">
            <text:p>0.937432821526897</text:p>
          </table:table-cell>
          <table:table-cell office:value-type="float" office:value="0.634294251881871" calcext:value-type="float">
            <text:p>0.634294251881871</text:p>
          </table:table-cell>
          <table:table-cell office:value-type="float" office:value="0.601938526591677" calcext:value-type="float">
            <text:p>0.601938526591677</text:p>
          </table:table-cell>
          <table:table-cell office:value-type="float" office:value="0.582636028601838" calcext:value-type="float">
            <text:p>0.582636028601838</text:p>
          </table:table-cell>
          <table:table-cell office:value-type="float" office:value="0.54072260494074" calcext:value-type="float">
            <text:p>0.54072260494074</text:p>
          </table:table-cell>
          <table:table-cell office:value-type="float" office:value="0.893240971505255" calcext:value-type="float">
            <text:p>0.893240971505255</text:p>
          </table:table-cell>
          <table:table-cell office:value-type="float" office:value="0.917164115409898" calcext:value-type="float">
            <text:p>0.91716411540989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936255683242633" calcext:value-type="float">
            <text:p>0.936255683242633</text:p>
          </table:table-cell>
          <table:table-cell office:value-type="float" office:value="0.756098494494572" calcext:value-type="float">
            <text:p>0.756098494494572</text:p>
          </table:table-cell>
          <table:table-cell office:value-type="float" office:value="0.810839329406195" calcext:value-type="float">
            <text:p>0.810839329406195</text:p>
          </table:table-cell>
          <table:table-cell office:value-type="float" office:value="0.691266546509111" calcext:value-type="float">
            <text:p>0.691266546509111</text:p>
          </table:table-cell>
          <table:table-cell office:value-type="float" office:value="0.7100678875913" calcext:value-type="float">
            <text:p>0.7100678875913</text:p>
          </table:table-cell>
          <table:table-cell office:value-type="float" office:value="0.913278222502758" calcext:value-type="float">
            <text:p>0.913278222502758</text:p>
          </table:table-cell>
          <table:table-cell office:value-type="float" office:value="0.919884781840242" calcext:value-type="float">
            <text:p>0.91988478184024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office:value-type="float" office:value="0.967292735629109" calcext:value-type="float">
            <text:p>0.967292735629109</text:p>
          </table:table-cell>
          <table:table-cell office:value-type="float" office:value="0.918759970073718" calcext:value-type="float">
            <text:p>0.918759970073718</text:p>
          </table:table-cell>
          <table:table-cell office:value-type="float" office:value="0.958544391474238" calcext:value-type="float">
            <text:p>0.958544391474238</text:p>
          </table:table-cell>
          <table:table-cell office:value-type="float" office:value="0.912660477377557" calcext:value-type="float">
            <text:p>0.912660477377557</text:p>
          </table:table-cell>
          <table:table-cell office:value-type="float" office:value="0.905763787288842" calcext:value-type="float">
            <text:p>0.905763787288842</text:p>
          </table:table-cell>
          <table:table-cell office:value-type="float" office:value="0.984354240989583" calcext:value-type="float">
            <text:p>0.984354240989583</text:p>
          </table:table-cell>
          <table:table-cell office:value-type="float" office:value="0.935167037340976" calcext:value-type="float">
            <text:p>0.935167037340976</text:p>
          </table:table-cell>
          <table:table-cell table:number-columns-repeated="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133478741779186" calcext:value-type="float">
            <text:p>0.0133478741779186</text:p>
          </table:table-cell>
          <table:table-cell office:value-type="float" office:value="0.0225568261529027" calcext:value-type="float">
            <text:p>0.0225568261529027</text:p>
          </table:table-cell>
          <table:table-cell office:value-type="float" office:value="0.01835338072607" calcext:value-type="float">
            <text:p>0.01835338072607</text:p>
          </table:table-cell>
          <table:table-cell office:value-type="float" office:value="0.0397049034446464" calcext:value-type="float">
            <text:p>0.0397049034446464</text:p>
          </table:table-cell>
          <table:table-cell office:value-type="float" office:value="0.0459622471865064" calcext:value-type="float">
            <text:p>0.0459622471865064</text:p>
          </table:table-cell>
          <table:table-cell office:value-type="float" office:value="0.0134541318627197" calcext:value-type="float">
            <text:p>0.0134541318627197</text:p>
          </table:table-cell>
          <table:table-cell office:value-type="float" office:value="0.00870151466344108" calcext:value-type="float">
            <text:p>0.00870151466344108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232349182350867" calcext:value-type="float">
            <text:p>0.0232349182350867</text:p>
          </table:table-cell>
          <table:table-cell office:value-type="float" office:value="0.0129843404546069" calcext:value-type="float">
            <text:p>0.0129843404546069</text:p>
          </table:table-cell>
          <table:table-cell office:value-type="float" office:value="0.0239408559903358" calcext:value-type="float">
            <text:p>0.0239408559903358</text:p>
          </table:table-cell>
          <table:table-cell office:value-type="float" office:value="0.0412862700998939" calcext:value-type="float">
            <text:p>0.0412862700998939</text:p>
          </table:table-cell>
          <table:table-cell office:value-type="float" office:value="0.0260224401204487" calcext:value-type="float">
            <text:p>0.0260224401204487</text:p>
          </table:table-cell>
          <table:table-cell office:value-type="float" office:value="0.0211819008419862" calcext:value-type="float">
            <text:p>0.0211819008419862</text:p>
          </table:table-cell>
          <table:table-cell office:value-type="float" office:value="0.0213073555085621" calcext:value-type="float">
            <text:p>0.021307355508562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ndart deviation</text:p>
          </table:table-cell>
          <table:table-cell office:value-type="float" office:value="0.0193613259219296" calcext:value-type="float">
            <text:p>0.0193613259219296</text:p>
          </table:table-cell>
          <table:table-cell office:value-type="float" office:value="0.00861207411933141" calcext:value-type="float">
            <text:p>0.00861207411933141</text:p>
          </table:table-cell>
          <table:table-cell office:value-type="float" office:value="0.0115484917529592" calcext:value-type="float">
            <text:p>0.0115484917529592</text:p>
          </table:table-cell>
          <table:table-cell office:value-type="float" office:value="0.0156942958709056" calcext:value-type="float">
            <text:p>0.0156942958709056</text:p>
          </table:table-cell>
          <table:table-cell office:value-type="float" office:value="0.0106511501205662" calcext:value-type="float">
            <text:p>0.0106511501205662</text:p>
          </table:table-cell>
          <table:table-cell office:value-type="float" office:value="0.00640530490616405" calcext:value-type="float">
            <text:p>0.00640530490616405</text:p>
          </table:table-cell>
          <table:table-cell office:value-type="float" office:value="0.0174024967016408" calcext:value-type="float">
            <text:p>0.0174024967016408</text:p>
          </table:table-cell>
          <table:table-cell table:number-columns-repeated="19"/>
        </table:table-row>
        <table:table-row table:style-name="ro2">
          <table:table-cell table:style-name="Default"/>
          <table:table-cell table:number-columns-repeated="9"/>
          <table:table-cell table:style-name="Default"/>
          <table:table-cell table:number-columns-repeated="9"/>
          <table:table-cell table:style-name="Default"/>
          <table:table-cell table:number-columns-repeated="27"/>
        </table:table-row>
        <table:table-row table:style-name="ro1">
          <table:table-cell table:style-name="Default"/>
          <table:table-cell office:value-type="string" calcext:value-type="string">
            <text:p>Cross-val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  <table:table-cell table:style-name="Default"/>
          <table:table-cell table:number-columns-repeated="9"/>
          <table:table-cell table:style-name="Default"/>
          <table:table-cell table:number-columns-repeated="10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 table:number-columns-repeated="10"/>
        </table:table-row>
        <table:table-row table:style-name="ro2">
          <table:table-cell table:style-name="Default"/>
          <table:table-cell office:value-type="string" calcext:value-type="string">
            <text:p>Balanced</text:p>
          </table:table-cell>
          <table:table-cell table:style-name="ce9" table:formula="of:=AVERAGE([.C8];[.C18];[.C28];[.C38])" office:value-type="percentage" office:value="0.911498793160671" calcext:value-type="percentage">
            <text:p>91.15%</text:p>
          </table:table-cell>
          <table:table-cell table:style-name="ce9" table:formula="of:=AVERAGE([.D8];[.D18];[.D28];[.D38])" office:value-type="percentage" office:value="0.626561639882001" calcext:value-type="percentage">
            <text:p>62.66%</text:p>
          </table:table-cell>
          <table:table-cell table:style-name="ce9" table:formula="of:=AVERAGE([.E8];[.E18];[.E28];[.E38])" office:value-type="percentage" office:value="0.674421889129188" calcext:value-type="percentage">
            <text:p>67.44%</text:p>
          </table:table-cell>
          <table:table-cell table:style-name="ce9" table:formula="of:=AVERAGE([.F8];[.F18];[.F28];[.F38])" office:value-type="percentage" office:value="0.60542993364941" calcext:value-type="percentage">
            <text:p>60.54%</text:p>
          </table:table-cell>
          <table:table-cell table:style-name="ce9" table:formula="of:=AVERAGE([.G8];[.G18];[.G28];[.G38])" office:value-type="percentage" office:value="0.542601364068057" calcext:value-type="percentage">
            <text:p>54.26%</text:p>
          </table:table-cell>
          <table:table-cell table:style-name="ce9" table:formula="of:=AVERAGE([.H8];[.H18];[.H28];[.H38])" office:value-type="percentage" office:value="0.872828653326998" calcext:value-type="percentage">
            <text:p>87.28%</text:p>
          </table:table-cell>
          <table:table-cell table:style-name="ce9" table:formula="of:=AVERAGE([.I8];[.I18];[.I28];[.I38])" office:value-type="percentage" office:value="0.89546586630842" calcext:value-type="percentage">
            <text:p>89.55%</text:p>
          </table:table-cell>
          <table:table-cell/>
          <table:table-cell table:style-name="Default"/>
          <table:table-cell table:number-columns-repeated="9"/>
          <table:table-cell table:style-name="Default"/>
          <table:table-cell table:number-columns-repeated="9"/>
          <table:table-cell office:value-type="string" calcext:value-type="string">
            <text:p>Balanced</text:p>
          </table:table-cell>
          <table:table-cell table:style-name="ce9" table:formula="of:=AVERAGE([.AF2];[.AF12];[.AF22];[.AF32])" office:value-type="percentage" office:value="0.926817793706334" calcext:value-type="percentage">
            <text:p>92.68%</text:p>
          </table:table-cell>
          <table:table-cell table:style-name="ce9" table:formula="of:=AVERAGE([.AG2];[.AG12];[.AG22];[.AG32])" office:value-type="percentage" office:value="0.636888982720346" calcext:value-type="percentage">
            <text:p>63.69%</text:p>
          </table:table-cell>
          <table:table-cell table:style-name="ce9" table:formula="of:=AVERAGE([.AH2];[.AH12];[.AH22];[.AH32])" office:value-type="percentage" office:value="0.698766455067449" calcext:value-type="percentage">
            <text:p>69.88%</text:p>
          </table:table-cell>
          <table:table-cell table:style-name="ce9" table:formula="of:=AVERAGE([.AI2];[.AI12];[.AI22];[.AI32])" office:value-type="percentage" office:value="0.600860252806341" calcext:value-type="percentage">
            <text:p>60.09%</text:p>
          </table:table-cell>
          <table:table-cell table:style-name="ce9" table:formula="of:=AVERAGE([.AJ2];[.AJ12];[.AJ22];[.AJ32])" office:value-type="percentage" office:value="0.533060040643124" calcext:value-type="percentage">
            <text:p>53.31%</text:p>
          </table:table-cell>
          <table:table-cell table:style-name="ce9" table:formula="of:=AVERAGE([.AK2];[.AK12];[.AK22];[.AK32])" office:value-type="percentage" office:value="0.886720228471033" calcext:value-type="percentage">
            <text:p>88.67%</text:p>
          </table:table-cell>
          <table:table-cell table:style-name="ce9" table:formula="of:=AVERAGE([.AL2];[.AL12];[.AL22];[.AL32])" office:value-type="percentage" office:value="0.898749986453992" calcext:value-type="percentage">
            <text:p>89.87%</text:p>
          </table:table-cell>
          <table:table-cell table:number-columns-repeated="10"/>
        </table:table-row>
        <table:table-row table:style-name="ro2">
          <table:table-cell table:style-name="Default"/>
          <table:table-cell office:value-type="string" calcext:value-type="string">
            <text:p>Top 1</text:p>
          </table:table-cell>
          <table:table-cell table:style-name="ce9" table:formula="of:=AVERAGE([.M8];[.M18];[.M28];[.M38])" office:value-type="percentage" office:value="0.956366939127095" calcext:value-type="percentage">
            <text:p>95.64%</text:p>
          </table:table-cell>
          <table:table-cell table:style-name="ce9" table:formula="of:=AVERAGE([.N8];[.N18];[.N28];[.N38])" office:value-type="percentage" office:value="0.719909690509634" calcext:value-type="percentage">
            <text:p>71.99%</text:p>
          </table:table-cell>
          <table:table-cell table:style-name="ce9" table:formula="of:=AVERAGE([.O8];[.O18];[.O28];[.O38])" office:value-type="percentage" office:value="0.871925971156105" calcext:value-type="percentage">
            <text:p>87.19%</text:p>
          </table:table-cell>
          <table:table-cell table:style-name="ce9" table:formula="of:=AVERAGE([.P8];[.P18];[.P28];[.P38])" office:value-type="percentage" office:value="0.783020227642791" calcext:value-type="percentage">
            <text:p>78.30%</text:p>
          </table:table-cell>
          <table:table-cell table:style-name="ce9" table:formula="of:=AVERAGE([.Q8];[.Q18];[.Q28];[.Q38])" office:value-type="percentage" office:value="0.7738603540774" calcext:value-type="percentage">
            <text:p>77.39%</text:p>
          </table:table-cell>
          <table:table-cell table:style-name="ce9" table:formula="of:=AVERAGE([.R8];[.R18];[.R28];[.R38])" office:value-type="percentage" office:value="0.936888502151605" calcext:value-type="percentage">
            <text:p>93.69%</text:p>
          </table:table-cell>
          <table:table-cell table:style-name="ce9" table:formula="of:=AVERAGE([.S8];[.S18];[.S28];[.S38])" office:value-type="percentage" office:value="0.937342427783352" calcext:value-type="percentage">
            <text:p>93.73%</text:p>
          </table:table-cell>
          <table:table-cell/>
          <table:table-cell table:style-name="Default"/>
          <table:table-cell table:number-columns-repeated="9"/>
          <table:table-cell table:style-name="Default"/>
          <table:table-cell table:number-columns-repeated="9"/>
          <table:table-cell office:value-type="string" calcext:value-type="string">
            <text:p>Top 1</text:p>
          </table:table-cell>
          <table:table-cell table:style-name="ce9" table:formula="of:=AVERAGE([.AP2];[.AP12];[.AP22];[.AP32])" office:value-type="percentage" office:value="0.959604129030366" calcext:value-type="percentage">
            <text:p>95.96%</text:p>
          </table:table-cell>
          <table:table-cell table:style-name="ce9" table:formula="of:=AVERAGE([.AQ2];[.AQ12];[.AQ22];[.AQ32])" office:value-type="percentage" office:value="0.74733506157329" calcext:value-type="percentage">
            <text:p>74.73%</text:p>
          </table:table-cell>
          <table:table-cell table:style-name="ce9" table:formula="of:=AVERAGE([.AR2];[.AR12];[.AR22];[.AR32])" office:value-type="percentage" office:value="0.877090973766798" calcext:value-type="percentage">
            <text:p>87.71%</text:p>
          </table:table-cell>
          <table:table-cell table:style-name="ce9" table:formula="of:=AVERAGE([.AS2];[.AS12];[.AS22];[.AS32])" office:value-type="percentage" office:value="0.780419599065021" calcext:value-type="percentage">
            <text:p>78.04%</text:p>
          </table:table-cell>
          <table:table-cell table:style-name="ce9" table:formula="of:=AVERAGE([.AT2];[.AT12];[.AT22];[.AT32])" office:value-type="percentage" office:value="0.738318725655333" calcext:value-type="percentage">
            <text:p>73.83%</text:p>
          </table:table-cell>
          <table:table-cell table:style-name="ce9" table:formula="of:=AVERAGE([.AU2];[.AU12];[.AU22];[.AU32])" office:value-type="percentage" office:value="0.934853277079789" calcext:value-type="percentage">
            <text:p>93.49%</text:p>
          </table:table-cell>
          <table:table-cell table:style-name="ce9" table:formula="of:=AVERAGE([.AV2];[.AV12];[.AV22];[.AV32])" office:value-type="percentage" office:value="0.931699327632762" calcext:value-type="percentage">
            <text:p>93.17%</text:p>
          </table:table-cell>
          <table:table-cell table:number-columns-repeated="10"/>
        </table:table-row>
        <table:table-row table:style-name="ro2">
          <table:table-cell table:style-name="Default"/>
          <table:table-cell office:value-type="string" calcext:value-type="string">
            <text:p>Top 2</text:p>
          </table:table-cell>
          <table:table-cell table:style-name="ce9" table:formula="of:=AVERAGE([.W8];[.W18];[.W28];[.W38])" office:value-type="percentage" office:value="0.985413799146848" calcext:value-type="percentage">
            <text:p>98.54%</text:p>
          </table:table-cell>
          <table:table-cell table:style-name="ce9" table:formula="of:=AVERAGE([.X8];[.X18];[.X28];[.X38])" office:value-type="percentage" office:value="0.886002289355758" calcext:value-type="percentage">
            <text:p>88.60%</text:p>
          </table:table-cell>
          <table:table-cell table:style-name="ce9" table:formula="of:=AVERAGE([.Y8];[.Y18];[.Y28];[.Y38])" office:value-type="percentage" office:value="0.968289669050436" calcext:value-type="percentage">
            <text:p>96.83%</text:p>
          </table:table-cell>
          <table:table-cell table:style-name="ce9" table:formula="of:=AVERAGE([.Z8];[.Z18];[.Z28];[.Z38])" office:value-type="percentage" office:value="0.92856105728355" calcext:value-type="percentage">
            <text:p>92.86%</text:p>
          </table:table-cell>
          <table:table-cell table:style-name="ce9" table:formula="of:=AVERAGE([.AA8];[.AA18];[.AA28];[.AA38])" office:value-type="percentage" office:value="0.931958032738098" calcext:value-type="percentage">
            <text:p>93.20%</text:p>
          </table:table-cell>
          <table:table-cell table:style-name="ce9" table:formula="of:=AVERAGE([.AB8];[.AB18];[.AB28];[.AB38])" office:value-type="percentage" office:value="0.985959289892532" calcext:value-type="percentage">
            <text:p>98.60%</text:p>
          </table:table-cell>
          <table:table-cell table:style-name="ce9" table:formula="of:=AVERAGE([.AC8];[.AC18];[.AC28];[.AC38])" office:value-type="percentage" office:value="0.951464745696628" calcext:value-type="percentage">
            <text:p>95.15%</text:p>
          </table:table-cell>
          <table:table-cell/>
          <table:table-cell table:style-name="Default"/>
          <table:table-cell table:number-columns-repeated="9"/>
          <table:table-cell table:style-name="Default"/>
          <table:table-cell table:number-columns-repeated="9"/>
          <table:table-cell office:value-type="string" calcext:value-type="string">
            <text:p>Top 2</text:p>
          </table:table-cell>
          <table:table-cell table:style-name="ce9" table:formula="of:=AVERAGE([.AP3];[.AP13];[.AP23];[.AP33])" office:value-type="percentage" office:value="0.987874535050106" calcext:value-type="percentage">
            <text:p>98.79%</text:p>
          </table:table-cell>
          <table:table-cell table:style-name="ce9" table:formula="of:=AVERAGE([.AQ3];[.AQ13];[.AQ23];[.AQ33])" office:value-type="percentage" office:value="0.910293499498554" calcext:value-type="percentage">
            <text:p>91.03%</text:p>
          </table:table-cell>
          <table:table-cell table:style-name="ce9" table:formula="of:=AVERAGE([.AR3];[.AR13];[.AR23];[.AR33])" office:value-type="percentage" office:value="0.972522112176705" calcext:value-type="percentage">
            <text:p>97.25%</text:p>
          </table:table-cell>
          <table:table-cell table:style-name="ce9" table:formula="of:=AVERAGE([.AS3];[.AS13];[.AS23];[.AS33])" office:value-type="percentage" office:value="0.928188247433697" calcext:value-type="percentage">
            <text:p>92.82%</text:p>
          </table:table-cell>
          <table:table-cell table:style-name="ce9" table:formula="of:=AVERAGE([.AT3];[.AT13];[.AT23];[.AT33])" office:value-type="percentage" office:value="0.927041118914964" calcext:value-type="percentage">
            <text:p>92.70%</text:p>
          </table:table-cell>
          <table:table-cell table:style-name="ce9" table:formula="of:=AVERAGE([.AU3];[.AU13];[.AU23];[.AU33])" office:value-type="percentage" office:value="0.989086696969753" calcext:value-type="percentage">
            <text:p>98.91%</text:p>
          </table:table-cell>
          <table:table-cell table:style-name="ce9" table:formula="of:=AVERAGE([.AV3];[.AV13];[.AV23];[.AV33])" office:value-type="percentage" office:value="0.94528124531539" calcext:value-type="percentage">
            <text:p>94.53%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73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3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3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1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1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1P2" style:volatile="true">
      <number:text> </number:text>
      <number:currency-symbol/>
      <number:fill-character> </number:fill-character>
      <number:text>- </number:text>
    </number:currency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0P2" style:volatile="true">
      <number:text> </number:text>
      <number:fill-character> </number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9P0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currency-style style:name="N16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7P0"/>
    </number:currency-style>
    <number:currency-style style:name="N16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6P0"/>
    </number:currency-style>
    <number:currency-style style:name="N1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5P0"/>
    </number:currency-style>
    <number:currency-style style:name="N16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4P0"/>
    </number:currency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2">
      <number:minutes number:style="long"/>
      <number:text>:</number:text>
      <number:seconds number:style="long" number:decimal-places="1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</number:time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date-style style:name="N153">
      <number:day/>
      <number:text>-</number:text>
      <number:month number:textual="true"/>
    </number:date-style>
    <number:date-style style:name="N152">
      <number:day/>
      <number:text>-</number:text>
      <number:month number:textual="true"/>
      <number:text>-</number:text>
      <number:year/>
    </number:date-style>
    <number:date-style style:name="N151">
      <number:month/>
      <number:text>/</number:text>
      <number:day/>
      <number:text>/</number:text>
      <number:year number:style="long"/>
    </number:date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currency-style style:name="N14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1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5:33:08.573439511</meta:creation-date>
    <dc:date>2023-04-07T11:11:31.065906293</dc:date>
    <meta:editing-duration>PT7H29M34S</meta:editing-duration>
    <meta:editing-cycles>7</meta:editing-cycles>
    <meta:generator>LibreOffice/7.3.7.2$Linux_X86_64 LibreOffice_project/30$Build-2</meta:generator>
    <meta:document-statistic meta:table-count="3" meta:cell-count="3696" meta:object-count="0"/>
  </office:meta>
</office:document-meta>
</file>